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363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Input VCF" table:style-name="ta1" table:print="false">
        <table:table-column table:style-name="co1" table:number-columns-repeated="26" table:default-cell-style-name="ce1"/>
        <table:table-column table:style-name="co2" table:default-cell-style-name="ce1"/>
        <table:table-row table:style-name="ro1">
          <table:table-cell office:value-type="string">
            <text:p>#CHROM</text:p>
          </table:table-cell>
          <table:table-cell office:value-type="string">
            <text:p>POS</text:p>
          </table:table-cell>
          <table:table-cell office:value-type="string">
            <text:p>ID</text:p>
          </table:table-cell>
          <table:table-cell office:value-type="string">
            <text:p>REF</text:p>
          </table:table-cell>
          <table:table-cell office:value-type="string">
            <text:p>ALT</text:p>
          </table:table-cell>
          <table:table-cell office:value-type="string">
            <text:p>QUAL</text:p>
          </table:table-cell>
          <table:table-cell office:value-type="string">
            <text:p>FILTER</text:p>
          </table:table-cell>
          <table:table-cell office:value-type="string">
            <text:p>INFO</text:p>
          </table:table-cell>
          <table:table-cell office:value-type="string">
            <text:p>FORMAT</text:p>
          </table:table-cell>
          <table:table-cell office:value-type="string">
            <text:p>129P2</text:p>
          </table:table-cell>
          <table:table-cell office:value-type="string">
            <text:p>129S1</text:p>
          </table:table-cell>
          <table:table-cell office:value-type="string">
            <text:p>129S5</text:p>
          </table:table-cell>
          <table:table-cell office:value-type="string">
            <text:p>AJ</text:p>
          </table:table-cell>
          <table:table-cell office:value-type="string">
            <text:p>AKRJ</text:p>
          </table:table-cell>
          <table:table-cell office:value-type="string">
            <text:p>BALBcJ</text:p>
          </table:table-cell>
          <table:table-cell office:value-type="string">
            <text:p>C3HHeJ</text:p>
          </table:table-cell>
          <table:table-cell office:value-type="string">
            <text:p>C57BL6NJ</text:p>
          </table:table-cell>
          <table:table-cell office:value-type="string">
            <text:p>CASTEiJ</text:p>
          </table:table-cell>
          <table:table-cell office:value-type="string">
            <text:p>CBAJ</text:p>
          </table:table-cell>
          <table:table-cell office:value-type="string">
            <text:p>DBA2J</text:p>
          </table:table-cell>
          <table:table-cell office:value-type="string">
            <text:p>FVBNJ</text:p>
          </table:table-cell>
          <table:table-cell office:value-type="string">
            <text:p>LPJ</text:p>
          </table:table-cell>
          <table:table-cell office:value-type="string">
            <text:p>NODShiLtJ</text:p>
          </table:table-cell>
          <table:table-cell office:value-type="string">
            <text:p>NZOHlLtJ</text:p>
          </table:table-cell>
          <table:table-cell office:value-type="string">
            <text:p>PWKPhJ</text:p>
          </table:table-cell>
          <table:table-cell office:value-type="string">
            <text:p>SPRETEiJ</text:p>
          </table:table-cell>
          <table:table-cell office:value-type="string">
            <text:p>WSBEi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00019">
            <text:p>3000019</text:p>
          </table:table-cell>
          <table:table-cell office:value-type="float" office:value="0">
            <text:p>0</text:p>
          </table:table-cell>
          <table:table-cell office:value-type="string">
            <text:p>G</text:p>
          </table:table-cell>
          <table:table-cell office:value-type="string">
            <text:p>GA</text:p>
          </table:table-cell>
          <table:table-cell office:value-type="float" office:value="40.49">
            <text:p>40.49</text:p>
          </table:table-cell>
          <table:table-cell office:value-type="string">
            <text:p>Qual;MinAB;MinDP</text:p>
          </table:table-cell>
          <table:table-cell office:value-type="string">
            <text:p>AC1=1;AC=36;AF1=1;AN=36;DP4=0,0,71,0;DP=75;INDEL;MQ=29;VDB=0.0006</text:p>
          </table:table-cell>
          <table:table-cell office:value-type="string">
            <text:p>GT:GQ:DP:SP:PL:FI</text:p>
          </table:table-cell>
          <table:table-cell office:value-type="string">
            <text:p>1/1:68:2:0:53,6,0:0</text:p>
          </table:table-cell>
          <table:table-cell office:value-type="string">
            <text:p>1/1:99:6:0:103,18,0:1</text:p>
          </table:table-cell>
          <table:table-cell office:value-type="string">
            <text:p>1/1:99:3:0:72,9,0:1</text:p>
          </table:table-cell>
          <table:table-cell table:number-columns-repeated="2" office:value-type="string">
            <text:p>1/1:99:3:0:69,9,0:0</text:p>
          </table:table-cell>
          <table:table-cell office:value-type="string">
            <text:p>1/1:78:3:0:58,9,0:0</text:p>
          </table:table-cell>
          <table:table-cell office:value-type="string">
            <text:p>1/1:99:6:0:108,18,0:1</text:p>
          </table:table-cell>
          <table:table-cell office:value-type="string">
            <text:p>1/1:99:5:0:98,15,0:1</text:p>
          </table:table-cell>
          <table:table-cell office:value-type="string">
            <text:p>1/1:90:3:0:64,9,0:0</text:p>
          </table:table-cell>
          <table:table-cell office:value-type="string">
            <text:p>1/1:99:6:0:104,18,0:1</text:p>
          </table:table-cell>
          <table:table-cell office:value-type="string">
            <text:p>1/1:90:3:0:64,9,0:0</text:p>
          </table:table-cell>
          <table:table-cell office:value-type="string">
            <text:p>1/1:34:2:0:36,6,0:0</text:p>
          </table:table-cell>
          <table:table-cell office:value-type="string">
            <text:p>1/1:99:4:0:81,12,0:0</text:p>
          </table:table-cell>
          <table:table-cell table:number-columns-repeated="2" office:value-type="string">
            <text:p>1/1:99:4:0:75,12,0:0</text:p>
          </table:table-cell>
          <table:table-cell office:value-type="string">
            <text:p>1/1:99:4:0:85,12,0:0</text:p>
          </table:table-cell>
          <table:table-cell office:value-type="string">
            <text:p>1/1:99:5:0:91,15,0:1</text:p>
          </table:table-cell>
          <table:table-cell office:value-type="string">
            <text:p>1/1:99:5:0:95,15,0: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0112">
            <text:p>3000112</text:p>
          </table:table-cell>
          <table:table-cell office:value-type="float" office:value="0">
            <text:p>0</text:p>
          </table:table-cell>
          <table:table-cell office:value-type="string">
            <text:p>TTTTTTTTTTTTG</text:p>
          </table:table-cell>
          <table:table-cell office:value-type="string">
            <text:p>T</text:p>
          </table:table-cell>
          <table:table-cell office:value-type="float" office:value="29.5">
            <text:p>29.5</text:p>
          </table:table-cell>
          <table:table-cell office:value-type="string">
            <text:p>PASS</text:p>
          </table:table-cell>
          <table:table-cell office:value-type="string">
            <text:p>AC1=1;AC=2;AF1=0.5718;AN=2;DP4=0,1,5,0;DP=16;INDEL;MDV=96;MQ=27;MSD=6;PV0=0.17;PV1=1;PV2=0.35;PV3=1;PV4=0.17,1,0.35,1;QD=2.0278;SB=0.1250;VDB=0.0198</text:p>
          </table:table-cell>
          <table:table-cell office:value-type="string">
            <text:p>GT:GQ:DP:SP:PL:FI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1/1:96:6:0:73,0,6: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0113">
            <text:p>3000113</text:p>
          </table:table-cell>
          <table:table-cell office:value-type="float" office:value="0">
            <text:p>0</text:p>
          </table:table-cell>
          <table:table-cell office:value-type="string">
            <text:p>TTTTTTTTTTTG</text:p>
          </table:table-cell>
          <table:table-cell office:value-type="string">
            <text:p>T</text:p>
          </table:table-cell>
          <table:table-cell office:value-type="float" office:value="38.5">
            <text:p>38.5</text:p>
          </table:table-cell>
          <table:table-cell office:value-type="string">
            <text:p>PASS</text:p>
          </table:table-cell>
          <table:table-cell office:value-type="string">
            <text:p>AC1=1;AC=2;AF1=1;AN=2;DP4=1,0,6,0;DP=20;INDEL;MDV=99;MQ=25;MSD=7;PV0=1;PV1=1;PV2=0.29;PV3=1;PV4=1,1,0.29,1;QD=0.0000;SB=0.1071;VDB=0.0225</text:p>
          </table:table-cell>
          <table:table-cell office:value-type="string">
            <text:p>GT:GQ:DP:SP:PL:FI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/1:99:7:0:76,0,0: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0258">
            <text:p>3000258</text:p>
          </table:table-cell>
          <table:table-cell office:value-type="float" office:value="0">
            <text:p>0</text:p>
          </table:table-cell>
          <table:table-cell office:value-type="string">
            <text:p>G</text:p>
          </table:table-cell>
          <table:table-cell office:value-type="string">
            <text:p>GT</text:p>
          </table:table-cell>
          <table:table-cell office:value-type="float" office:value="26.5">
            <text:p>26.5</text:p>
          </table:table-cell>
          <table:table-cell office:value-type="string">
            <text:p>PASS</text:p>
          </table:table-cell>
          <table:table-cell office:value-type="string">
            <text:p>AC1=1;AC=2;AF1=1;AN=2;DP4=1,0,19,5;DP=31;INDEL;MDV=90;MQ=51;MSD=25;PV0=1;PV1=1;PV2=0.24;PV3=0.24;PV4=1,1,0.24,0.24;QD=0.0381;SB=0.2250;VDB=0.0399</text:p>
          </table:table-cell>
          <table:table-cell office:value-type="string">
            <text:p>GT:GQ:DP:SP:PL:FI</text:p>
          </table:table-cell>
          <table:table-cell table:number-columns-repeated="17" office:value-type="float" office:value="0">
            <text:p>0</text:p>
          </table:table-cell>
          <table:table-cell office:value-type="string">
            <text:p>1/1:90:25:0:64,61,0: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0470">
            <text:p>3000470</text:p>
          </table:table-cell>
          <table:table-cell office:value-type="float" office:value="0">
            <text:p>0</text:p>
          </table:table-cell>
          <table:table-cell office:value-type="string">
            <text:p>TG</text:p>
          </table:table-cell>
          <table:table-cell office:value-type="string">
            <text:p>T</text:p>
          </table:table-cell>
          <table:table-cell office:value-type="float" office:value="217">
            <text:p>217</text:p>
          </table:table-cell>
          <table:table-cell office:value-type="string">
            <text:p>PASS</text:p>
          </table:table-cell>
          <table:table-cell office:value-type="string">
            <text:p>AC1=1;AC=2;AF1=1;AN=2;DP4=0,0,20,15;DP=42;INDEL;MQ=54;VDB=0.0371</text:p>
          </table:table-cell>
          <table:table-cell office:value-type="string">
            <text:p>GT:GQ:DP:SP:PL:FI</text:p>
          </table:table-cell>
          <table:table-cell table:number-columns-repeated="17" office:value-type="float" office:value="0">
            <text:p>0</text:p>
          </table:table-cell>
          <table:table-cell office:value-type="string">
            <text:p>1/1:99:35:0:255,105,0: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1236">
            <text:p>3001236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string">
            <text:p>ATTTTT,ATTTTTTT,ATTTTTT,ATTTT,ATTT</text:p>
          </table:table-cell>
          <table:table-cell office:value-type="float" office:value="157.68">
            <text:p>157.68</text:p>
          </table:table-cell>
          <table:table-cell office:value-type="string">
            <text:p>Het</text:p>
          </table:table-cell>
          <table:table-cell office:value-type="string">
            <text:p>AC1=1;AC=11,1,1,4,5;AF1=1;AN=22;DP4=0,1,101,187;DP=453;INDEL;MDV=99;MQ=39;MSD=35;PV0=1;PV1=1;PV2=0.21;PV3=0.25;PV4=1,1,0.21,0.25;QD=0.3314;SB=0.7500;VDB=0.0335</text:p>
          </table:table-cell>
          <table:table-cell office:value-type="string">
            <text:p>GT:GQ:DP:SP:PL:FI</text:p>
          </table:table-cell>
          <table:table-cell office:value-type="string">
            <text:p>1/4:99:18:0:255,155,125,.,.,.,.,.,.,.,182,0,.,.,163,.,.,.,.,.,.:0</text:p>
          </table:table-cell>
          <table:table-cell office:value-type="string">
            <text:p>1/1:99:39:0:255,99,0,.,.,.,.,.,.,.,.,.,.,.,.,.,.,.,.,.,.:1</text:p>
          </table:table-cell>
          <table:table-cell office:value-type="string">
            <text:p>1/5:99:7:0:107,26,11,.,.,.,.,.,.,.,89,1,.,.,86,88,0,.,.,68,85:0</text:p>
          </table:table-cell>
          <table:table-cell office:value-type="float" office:value="0">
            <text:p>0</text:p>
          </table:table-cell>
          <table:table-cell office:value-type="string">
            <text:p>1/1:99:21:0:255,147,98,.,.,.,.,.,.,.,.,.,.,.,.,.,.,.,.,.,.:1</text:p>
          </table:table-cell>
          <table:table-cell office:value-type="float" office:value="0">
            <text:p>0</text:p>
          </table:table-cell>
          <table:table-cell office:value-type="string">
            <text:p>5/5:99:43:0:255,.,.,.,.,.,.,.,.,.,.,.,.,.,.,129,.,.,.,.,0: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/5:99:40:0:255,.,.,.,.,.,.,.,.,.,.,.,.,.,.,105,.,.,.,.,0:1</text:p>
          </table:table-cell>
          <table:table-cell office:value-type="string">
            <text:p>4/4:99:35:0:255,.,.,.,.,.,.,.,.,.,93,.,.,.,30,.,.,.,.,.,.:1</text:p>
          </table:table-cell>
          <table:table-cell office:value-type="string">
            <text:p>1/4:99:27:0:255,112,46,.,.,.,.,.,.,.,229,0,.,.,217,.,.,.,.,.,.:0</text:p>
          </table:table-cell>
          <table:table-cell office:value-type="string">
            <text:p>1/1:99:22:0:255,94,43,.,.,.,.,.,.,.,.,.,.,.,.,.,.,.,.,.,.:1</text:p>
          </table:table-cell>
          <table:table-cell office:value-type="string">
            <text:p>1/1:99:20:0:255,83,29,.,.,.,.,.,.,.,.,.,.,.,.,.,.,.,.,.,.: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/3:99:17:0:208,.,.,113,.,77,128,.,0,115,.,.,.,.,.,.,.,.,.,.,.: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1242">
            <text:p>3001242</text:p>
          </table:table-cell>
          <table:table-cell office:value-type="float" office:value="0">
            <text:p>0</text:p>
          </table:table-cell>
          <table:table-cell office:value-type="string">
            <text:p>T</text:p>
          </table:table-cell>
          <table:table-cell office:value-type="string">
            <text:p>TTTG</text:p>
          </table:table-cell>
          <table:table-cell office:value-type="float" office:value="53.5">
            <text:p>53.5</text:p>
          </table:table-cell>
          <table:table-cell office:value-type="string">
            <text:p>PASS</text:p>
          </table:table-cell>
          <table:table-cell office:value-type="string">
            <text:p>AC1=1;AC=2;AF1=0.5;AN=2;DP4=5,5,14,12;DP=55;INDEL;MDV=99;MQ=53;MSD=36;PV0=1;PV1=0.073;PV2=1;PV3=1;PV4=1,0.073,1,1;QD=0.0485;SB=0.4333;VDB=0.0404</text:p>
          </table:table-cell>
          <table:table-cell office:value-type="string">
            <text:p>GT:GQ:DP:SP:PL:FI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>1/1:99:36:0:213,0,122: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3197">
            <text:p>3003197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string">
            <text:p>AG</text:p>
          </table:table-cell>
          <table:table-cell office:value-type="float" office:value="33.69">
            <text:p>33.69</text:p>
          </table:table-cell>
          <table:table-cell office:value-type="string">
            <text:p>Qual;MinAB</text:p>
          </table:table-cell>
          <table:table-cell office:value-type="string">
            <text:p>AC1=1;AC=32;AF1=1;AN=32;DP4=0,0,44,4;DP=416;INDEL;MQ=42;VDB=0.0147</text:p>
          </table:table-cell>
          <table:table-cell office:value-type="string">
            <text:p>GT:GQ:DP:SP:PL:FI</text:p>
          </table:table-cell>
          <table:table-cell table:number-columns-repeated="2" office:value-type="string">
            <text:p>1/1:99:3:0:71,9,0:0</text:p>
          </table:table-cell>
          <table:table-cell office:value-type="string">
            <text:p>1/1:99:4:0:89,12,0:1</text:p>
          </table:table-cell>
          <table:table-cell office:value-type="float" office:value="0">
            <text:p>0</text:p>
          </table:table-cell>
          <table:table-cell office:value-type="string">
            <text:p>1/1:21:1:0:29,3,0:0</text:p>
          </table:table-cell>
          <table:table-cell office:value-type="string">
            <text:p>1/1:74:3:0:56,9,0:0</text:p>
          </table:table-cell>
          <table:table-cell office:value-type="string">
            <text:p>1/1:99:3:0:71,9,0:0</text:p>
          </table:table-cell>
          <table:table-cell office:value-type="string">
            <text:p>1/1:99:3:0:72,9,0:0</text:p>
          </table:table-cell>
          <table:table-cell office:value-type="string">
            <text:p>1/1:99:4:0:104,12,0:0</text:p>
          </table:table-cell>
          <table:table-cell office:value-type="string">
            <text:p>1/1:99:3:0:81,9,0:0</text:p>
          </table:table-cell>
          <table:table-cell office:value-type="string">
            <text:p>1/1:54:2:0:46,6,0:0</text:p>
          </table:table-cell>
          <table:table-cell office:value-type="string">
            <text:p>1/1:99:3:0:75,9,0:0</text:p>
          </table:table-cell>
          <table:table-cell office:value-type="float" office:value="0">
            <text:p>0</text:p>
          </table:table-cell>
          <table:table-cell office:value-type="string">
            <text:p>1/1:28:1:0:33,3,0:0</text:p>
          </table:table-cell>
          <table:table-cell office:value-type="string">
            <text:p>1/1:90:3:0:64,9,0:0</text:p>
          </table:table-cell>
          <table:table-cell office:value-type="string">
            <text:p>1/1:99:3:0:75,9,0:0</text:p>
          </table:table-cell>
          <table:table-cell office:value-type="string">
            <text:p>1/1:21:1:0:29,3,0:0</text:p>
          </table:table-cell>
          <table:table-cell office:value-type="string">
            <text:p>1/1:99:8:0:149,24,0: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3570">
            <text:p>300357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string">
            <text:p>CA</text:p>
          </table:table-cell>
          <table:table-cell office:value-type="float" office:value="217">
            <text:p>217</text:p>
          </table:table-cell>
          <table:table-cell office:value-type="string">
            <text:p>PASS</text:p>
          </table:table-cell>
          <table:table-cell office:value-type="string">
            <text:p>AC1=1;AC=2;AF1=1;AN=2;DP4=0,0,22,17;DP=40;INDEL;MQ=48;VDB=0.0308</text:p>
          </table:table-cell>
          <table:table-cell office:value-type="string">
            <text:p>GT:GQ:DP:SP:PL:FI</text:p>
          </table:table-cell>
          <table:table-cell table:number-columns-repeated="16" office:value-type="float" office:value="0">
            <text:p>0</text:p>
          </table:table-cell>
          <table:table-cell office:value-type="string">
            <text:p>1/1:99:39:0:255,117,0: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3640">
            <text:p>3003640</text:p>
          </table:table-cell>
          <table:table-cell office:value-type="float" office:value="0">
            <text:p>0</text:p>
          </table:table-cell>
          <table:table-cell office:value-type="string">
            <text:p>CGGGGG</text:p>
          </table:table-cell>
          <table:table-cell office:value-type="string">
            <text:p>C,CG,CGGGGGG,CGGGGGGG,CGGGGGGGG</text:p>
          </table:table-cell>
          <table:table-cell office:value-type="float" office:value="134.47">
            <text:p>134.47</text:p>
          </table:table-cell>
          <table:table-cell office:value-type="string">
            <text:p>Qual;Het</text:p>
          </table:table-cell>
          <table:table-cell office:value-type="string">
            <text:p>AC1=1;AC=16,4,9,2,1;AF1=1;AN=32;DP4=9,2,184,203;DP=662;INDEL;MDV=21;MQ=45;MSD=11;PV0=1;PV1=1;PV2=1;PV3=0.1;PV4=1,1,1,0.1;QD=0.0408;SB=0.3125;VDB=0.0329</text:p>
          </table:table-cell>
          <table:table-cell office:value-type="string">
            <text:p>GT:GQ:DP:SP:PL:FI</text:p>
          </table:table-cell>
          <table:table-cell office:value-type="string">
            <text:p>1/1:99:11:0:255,33,0,.,.,.,.,.,.,.,.,.,.,.,.,.,.,.,.,.,.:1</text:p>
          </table:table-cell>
          <table:table-cell office:value-type="string">
            <text:p>1/1:99:37:0:255,111,0,.,.,.,.,.,.,.,.,.,.,.,.,.,.,.,.,.,.:1</text:p>
          </table:table-cell>
          <table:table-cell office:value-type="string">
            <text:p>1/1:99:13:0:224,39,0,.,.,.,.,.,.,.,.,.,.,.,.,.,.,.,.,.,.:1</text:p>
          </table:table-cell>
          <table:table-cell office:value-type="float" office:value="0">
            <text:p>0</text:p>
          </table:table-cell>
          <table:table-cell office:value-type="string">
            <text:p>1/1:99:37:0:255,111,0,.,.,.,.,.,.,.,.,.,.,.,.,.,.,.,.,.,.:1</text:p>
          </table:table-cell>
          <table:table-cell office:value-type="string">
            <text:p>3/3:21:11:0:.,.,29,.,.,.,.,13,.,0,.,.,.,.,.,.,.,.,.,.,.:0</text:p>
          </table:table-cell>
          <table:table-cell office:value-type="string">
            <text:p>4/3:4:6:0:.,.,23,.,.,.,.,19,.,15,.,7,.,0,5,.,.,.,.,.,.:0</text:p>
          </table:table-cell>
          <table:table-cell office:value-type="string">
            <text:p>3/3:38:14:0:.,.,38,.,.,.,.,13,.,0,.,.,.,.,.,.,.,.,.,.,.:0</text:p>
          </table:table-cell>
          <table:table-cell office:value-type="string">
            <text:p>2/2:99:40:0:.,.,.,.,.,0,.,.,.,.,.,.,.,.,.,.,.,.,.,.,.:1</text:p>
          </table:table-cell>
          <table:table-cell office:value-type="string">
            <text:p>3/3:7:6:0:.,.,22,.,.,.,.,8,.,0,.,.,.,.,.,.,.,.,.,.,.:0</text:p>
          </table:table-cell>
          <table:table-cell office:value-type="string">
            <text:p>1/1:99:36:0:255,108,0,.,.,.,.,.,.,.,.,.,.,.,.,.,.,.,.,.,.:1</text:p>
          </table:table-cell>
          <table:table-cell office:value-type="string">
            <text:p>1/1:99:54:0:255,163,0,.,.,.,.,.,.,.,.,.,.,.,.,.,.,.,.,.,.:1</text:p>
          </table:table-cell>
          <table:table-cell office:value-type="string">
            <text:p>1/1:99:37:0:255,111,0,.,.,.,.,.,.,.,.,.,.,.,.,.,.,.,.,.,.:1</text:p>
          </table:table-cell>
          <table:table-cell office:value-type="string">
            <text:p>1/1:99:36:0:255,108,0,.,.,.,.,.,.,.,.,.,.,.,.,.,.,.,.,.,.:1</text:p>
          </table:table-cell>
          <table:table-cell office:value-type="string">
            <text:p>3/3:17:13:3:.,.,27,.,.,.,.,14,.,0,.,19,.,3,16,.,.,.,.,.,.:0</text:p>
          </table:table-cell>
          <table:table-cell office:value-type="string">
            <text:p>2/2:99:39:0:.,.,.,.,.,0,.,.,.,.,.,.,.,.,.,.,.,.,.,.,.:1</text:p>
          </table:table-cell>
          <table:table-cell office:value-type="float" office:value="0">
            <text:p>0</text:p>
          </table:table-cell>
          <table:table-cell office:value-type="string">
            <text:p>4/5:52:8:0:.,.,73,.,.,.,.,.,.,.,.,30,.,.,28,.,41,.,.,0,45: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3648">
            <text:p>3003648</text:p>
          </table:table-cell>
          <table:table-cell office:value-type="float" office:value="0">
            <text:p>0</text:p>
          </table:table-cell>
          <table:table-cell office:value-type="string">
            <text:p>GGGGGT</text:p>
          </table:table-cell>
          <table:table-cell office:value-type="string">
            <text:p>G</text:p>
          </table:table-cell>
          <table:table-cell office:value-type="float" office:value="170.07">
            <text:p>170.07</text:p>
          </table:table-cell>
          <table:table-cell office:value-type="string">
            <text:p>PASS</text:p>
          </table:table-cell>
          <table:table-cell office:value-type="string">
            <text:p>AC1=1;AC=14;AF1=1;AN=14;DP4=17,17,100,101;DP=279;INDEL;MDV=99;MQ=43;MSD=11;PV0=1;PV1=1;PV2=0.1;PV3=1;PV4=1,1,0.1,1;QD=0.0061;SB=0.3750;VDB=0.0329</text:p>
          </table:table-cell>
          <table:table-cell office:value-type="string">
            <text:p>GT:GQ:DP:SP:PL:FI</text:p>
          </table:table-cell>
          <table:table-cell office:value-type="string">
            <text:p>1/1:99:11:0:193,13,0:1</text:p>
          </table:table-cell>
          <table:table-cell office:value-type="string">
            <text:p>1/1:99:38:2:255,0,34:1</text:p>
          </table:table-cell>
          <table:table-cell office:value-type="string">
            <text:p>1/1:99:12:3:136,0,2:1</text:p>
          </table:table-cell>
          <table:table-cell office:value-type="float" office:value="0">
            <text:p>0</text:p>
          </table:table-cell>
          <table:table-cell office:value-type="string">
            <text:p>1/1:99:35:0:255,73,0: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1/1:99:42:2:255,0,35:1</text:p>
          </table:table-cell>
          <table:table-cell office:value-type="string">
            <text:p>1/1:99:59:0:255,0,51:1</text:p>
          </table:table-cell>
          <table:table-cell office:value-type="float" office:value="0">
            <text:p>0</text:p>
          </table:table-cell>
          <table:table-cell office:value-type="string">
            <text:p>1/1:99:38:2:255,0,26: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3649">
            <text:p>3003649</text:p>
          </table:table-cell>
          <table:table-cell office:value-type="float" office:value="0">
            <text:p>0</text:p>
          </table:table-cell>
          <table:table-cell office:value-type="string">
            <text:p>GGGGT</text:p>
          </table:table-cell>
          <table:table-cell office:value-type="string">
            <text:p>G</text:p>
          </table:table-cell>
          <table:table-cell office:value-type="float" office:value="208">
            <text:p>208</text:p>
          </table:table-cell>
          <table:table-cell office:value-type="string">
            <text:p>PASS</text:p>
          </table:table-cell>
          <table:table-cell office:value-type="string">
            <text:p>AC1=1;AC=4;AF1=1;AN=4;DP4=2,5,33,40;DP=90;INDEL;MDV=99;MQ=50;MSD=41;PV0=0.54;PV1=1;PV2=0.08;PV3=1;PV4=0.54,1,0.08,1;QD=0.0037;SB=0.4712;VDB=0.0281</text:p>
          </table:table-cell>
          <table:table-cell office:value-type="string">
            <text:p>GT:GQ:DP:SP:PL:FI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1/1:99:41:3:250,38,0: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/1:99:39:0:242,3,0: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4239">
            <text:p>3004239</text:p>
          </table:table-cell>
          <table:table-cell office:value-type="float" office:value="0">
            <text:p>0</text:p>
          </table:table-cell>
          <table:table-cell office:value-type="string">
            <text:p>CA</text:p>
          </table:table-cell>
          <table:table-cell office:value-type="string">
            <text:p>C</text:p>
          </table:table-cell>
          <table:table-cell office:value-type="float" office:value="34.5">
            <text:p>34.5</text:p>
          </table:table-cell>
          <table:table-cell office:value-type="string">
            <text:p>PASS</text:p>
          </table:table-cell>
          <table:table-cell office:value-type="string">
            <text:p>AC1=1;AC=2;AF1=1;AN=2;DP4=0,0,3,3;DP=57;INDEL;MQ=36;VDB=0.0355</text:p>
          </table:table-cell>
          <table:table-cell office:value-type="string">
            <text:p>GT:GQ:DP:SP:PL:FI</text:p>
          </table:table-cell>
          <table:table-cell table:number-columns-repeated="16" office:value-type="float" office:value="0">
            <text:p>0</text:p>
          </table:table-cell>
          <table:table-cell office:value-type="string">
            <text:p>1/1:99:6:0:72,18,0: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4258">
            <text:p>3004258</text:p>
          </table:table-cell>
          <table:table-cell office:value-type="float" office:value="0">
            <text:p>0</text:p>
          </table:table-cell>
          <table:table-cell office:value-type="string">
            <text:p>CA</text:p>
          </table:table-cell>
          <table:table-cell office:value-type="string">
            <text:p>C</text:p>
          </table:table-cell>
          <table:table-cell office:value-type="float" office:value="37.5">
            <text:p>37.5</text:p>
          </table:table-cell>
          <table:table-cell office:value-type="string">
            <text:p>PASS</text:p>
          </table:table-cell>
          <table:table-cell office:value-type="string">
            <text:p>AC1=1;AC=2;AF1=1;AN=2;DP4=0,0,4,3;DP=60;INDEL;MQ=60;VDB=0.0404</text:p>
          </table:table-cell>
          <table:table-cell office:value-type="string">
            <text:p>GT:GQ:DP:SP:PL:FI</text:p>
          </table:table-cell>
          <table:table-cell table:number-columns-repeated="16" office:value-type="float" office:value="0">
            <text:p>0</text:p>
          </table:table-cell>
          <table:table-cell office:value-type="string">
            <text:p>1/1:99:7:0:75,21,0: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5371">
            <text:p>3005371</text:p>
          </table:table-cell>
          <table:table-cell office:value-type="float" office:value="0">
            <text:p>0</text:p>
          </table:table-cell>
          <table:table-cell office:value-type="string">
            <text:p>CT</text:p>
          </table:table-cell>
          <table:table-cell office:value-type="string">
            <text:p>C</text:p>
          </table:table-cell>
          <table:table-cell office:value-type="float" office:value="217">
            <text:p>217</text:p>
          </table:table-cell>
          <table:table-cell office:value-type="string">
            <text:p>PASS</text:p>
          </table:table-cell>
          <table:table-cell office:value-type="string">
            <text:p>AC1=1;AC=2;AF1=1;AN=2;DP4=0,0,9,21;DP=30;INDEL;MQ=58;VDB=0.0399</text:p>
          </table:table-cell>
          <table:table-cell office:value-type="string">
            <text:p>GT:GQ:DP:SP:PL:FI</text:p>
          </table:table-cell>
          <table:table-cell table:number-columns-repeated="16" office:value-type="float" office:value="0">
            <text:p>0</text:p>
          </table:table-cell>
          <table:table-cell office:value-type="string">
            <text:p>1/1:99:30:0:255,90,0: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5588">
            <text:p>300558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string">
            <text:p>CA</text:p>
          </table:table-cell>
          <table:table-cell office:value-type="float" office:value="72.5">
            <text:p>72.5</text:p>
          </table:table-cell>
          <table:table-cell office:value-type="string">
            <text:p>PASS</text:p>
          </table:table-cell>
          <table:table-cell office:value-type="string">
            <text:p>AC1=1;AC=4;AF1=1;AN=4;DP4=0,0,44,19;DP=69;INDEL;MQ=59;VDB=0.0401</text:p>
          </table:table-cell>
          <table:table-cell office:value-type="string">
            <text:p>GT:GQ:DP:SP:PL:FI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/1:99:27:0:104,81,0: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/1:99:36:0:116,108,0: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5595">
            <text:p>3005595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string">
            <text:p>AAC</text:p>
          </table:table-cell>
          <table:table-cell office:value-type="float" office:value="200">
            <text:p>200</text:p>
          </table:table-cell>
          <table:table-cell office:value-type="string">
            <text:p>PASS</text:p>
          </table:table-cell>
          <table:table-cell office:value-type="string">
            <text:p>AC1=1;AC=2;AF1=1;AN=2;DP4=0,0,42,11;DP=53;INDEL;MQ=59;VDB=0.0404</text:p>
          </table:table-cell>
          <table:table-cell office:value-type="string">
            <text:p>GT:GQ:DP:SP:PL:FI</text:p>
          </table:table-cell>
          <table:table-cell table:number-columns-repeated="16" office:value-type="float" office:value="0">
            <text:p>0</text:p>
          </table:table-cell>
          <table:table-cell office:value-type="string">
            <text:p>1/1:99:53:0:255,156,17: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5777">
            <text:p>3005777</text:p>
          </table:table-cell>
          <table:table-cell office:value-type="float" office:value="0">
            <text:p>0</text:p>
          </table:table-cell>
          <table:table-cell office:value-type="string">
            <text:p>GA</text:p>
          </table:table-cell>
          <table:table-cell office:value-type="string">
            <text:p>G</text:p>
          </table:table-cell>
          <table:table-cell office:value-type="float" office:value="93.5">
            <text:p>93.5</text:p>
          </table:table-cell>
          <table:table-cell office:value-type="string">
            <text:p>PASS</text:p>
          </table:table-cell>
          <table:table-cell office:value-type="string">
            <text:p>AC1=1;AC=2;AF1=1;AN=2;DP4=0,0,24,22;DP=48;INDEL;MQ=54;VDB=0.0399</text:p>
          </table:table-cell>
          <table:table-cell office:value-type="string">
            <text:p>GT:GQ:DP:SP:PL:FI</text:p>
          </table:table-cell>
          <table:table-cell table:number-columns-repeated="16" office:value-type="float" office:value="0">
            <text:p>0</text:p>
          </table:table-cell>
          <table:table-cell office:value-type="string">
            <text:p>1/1:99:46:0:131,138,0: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6089">
            <text:p>3006089</text:p>
          </table:table-cell>
          <table:table-cell office:value-type="float" office:value="0">
            <text:p>0</text:p>
          </table:table-cell>
          <table:table-cell office:value-type="string">
            <text:p>G</text:p>
          </table:table-cell>
          <table:table-cell office:value-type="string">
            <text:p>GTA</text:p>
          </table:table-cell>
          <table:table-cell office:value-type="float" office:value="217">
            <text:p>217</text:p>
          </table:table-cell>
          <table:table-cell office:value-type="string">
            <text:p>PASS</text:p>
          </table:table-cell>
          <table:table-cell office:value-type="string">
            <text:p>AC1=1;AC=2;AF1=1;AN=2;DP4=0,0,25,29;DP=63;INDEL;MQ=58;VDB=0.0404</text:p>
          </table:table-cell>
          <table:table-cell office:value-type="string">
            <text:p>GT:GQ:DP:SP:PL:FI</text:p>
          </table:table-cell>
          <table:table-cell table:number-columns-repeated="16" office:value-type="float" office:value="0">
            <text:p>0</text:p>
          </table:table-cell>
          <table:table-cell office:value-type="string">
            <text:p>1/1:99:54:0:255,163,0: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6759">
            <text:p>3006759</text:p>
          </table:table-cell>
          <table:table-cell office:value-type="float" office:value="0">
            <text:p>0</text:p>
          </table:table-cell>
          <table:table-cell office:value-type="string">
            <text:p>GAAAAAA</text:p>
          </table:table-cell>
          <table:table-cell office:value-type="string">
            <text:p>G,GAAAA,GAAAAA</text:p>
          </table:table-cell>
          <table:table-cell office:value-type="float" office:value="38.32">
            <text:p>38.32</text:p>
          </table:table-cell>
          <table:table-cell office:value-type="string">
            <text:p>Qual;MinAB;GapWin</text:p>
          </table:table-cell>
          <table:table-cell office:value-type="string">
            <text:p>AC1=1;AC=2,6,2;AF1=1;AN=10;DP4=0,0,14,23;DP=149;INDEL;MQ=57;VDB=0.0388</text:p>
          </table:table-cell>
          <table:table-cell office:value-type="string">
            <text:p>GT:GQ:DP:SP:PL:FI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2/2:70:8:0:.,.,.,.,.,0,.,.,.,.:1</text:p>
          </table:table-cell>
          <table:table-cell office:value-type="float" office:value="0">
            <text:p>0</text:p>
          </table:table-cell>
          <table:table-cell office:value-type="string">
            <text:p>2/2:19:4:0:.,.,.,.,.,0,.,.,4,26:0</text:p>
          </table:table-cell>
          <table:table-cell office:value-type="string">
            <text:p>2/2:99:10:0:.,.,.,.,.,0,.,.,.,.:1</text:p>
          </table:table-cell>
          <table:table-cell office:value-type="float" office:value="0">
            <text:p>0</text:p>
          </table:table-cell>
          <table:table-cell office:value-type="string">
            <text:p>3/3:3:6:0:.,.,.,.,.,.,.,.,.,0: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/1:99:9:0:180,27,0,.,.,.,.,.,.,.: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6790">
            <text:p>3006790</text:p>
          </table:table-cell>
          <table:table-cell office:value-type="float" office:value="0">
            <text:p>0</text:p>
          </table:table-cell>
          <table:table-cell office:value-type="string">
            <text:p>GAA</text:p>
          </table:table-cell>
          <table:table-cell office:value-type="string">
            <text:p>G,GA</text:p>
          </table:table-cell>
          <table:table-cell office:value-type="float" office:value="87.51">
            <text:p>87.51</text:p>
          </table:table-cell>
          <table:table-cell office:value-type="string">
            <text:p>PASS</text:p>
          </table:table-cell>
          <table:table-cell office:value-type="string">
            <text:p>AC1=1;AC=24,2;AF1=1;AN=26;DP4=0,0,51,67;DP=265;INDEL;MQ=49;VDB=0.0394</text:p>
          </table:table-cell>
          <table:table-cell office:value-type="string">
            <text:p>GT:GQ:DP:SP:PL:FI</text:p>
          </table:table-cell>
          <table:table-cell office:value-type="string">
            <text:p>1/1:99:7:0:100,21,0,.,.,.:1</text:p>
          </table:table-cell>
          <table:table-cell office:value-type="string">
            <text:p>1/1:99:8:0:127,24,0,.,.,.:1</text:p>
          </table:table-cell>
          <table:table-cell office:value-type="string">
            <text:p>1/1:70:3:0:54,9,0,.,.,.:1</text:p>
          </table:table-cell>
          <table:table-cell office:value-type="float" office:value="0">
            <text:p>0</text:p>
          </table:table-cell>
          <table:table-cell office:value-type="string">
            <text:p>1/1:99:8:0:120,24,0,.,.,.:1</text:p>
          </table:table-cell>
          <table:table-cell office:value-type="float" office:value="0">
            <text:p>0</text:p>
          </table:table-cell>
          <table:table-cell office:value-type="string">
            <text:p>1/1:99:10:0:141,30,0,.,.,.:1</text:p>
          </table:table-cell>
          <table:table-cell office:value-type="float" office:value="0">
            <text:p>0</text:p>
          </table:table-cell>
          <table:table-cell office:value-type="string">
            <text:p>1/1:99:8:0:124,24,0,.,.,.:1</text:p>
          </table:table-cell>
          <table:table-cell office:value-type="string">
            <text:p>1/1:99:11:0:150,33,0,.,.,.:1</text:p>
          </table:table-cell>
          <table:table-cell office:value-type="string">
            <text:p>1/1:99:11:0:158,33,0,.,.,.:1</text:p>
          </table:table-cell>
          <table:table-cell office:value-type="string">
            <text:p>1/1:99:13:0:170,39,0,.,.,.:1</text:p>
          </table:table-cell>
          <table:table-cell office:value-type="string">
            <text:p>1/1:99:11:0:146,33,0,.,.,.:1</text:p>
          </table:table-cell>
          <table:table-cell office:value-type="string">
            <text:p>1/1:99:7:0:119,21,0,.,.,.:1</text:p>
          </table:table-cell>
          <table:table-cell office:value-type="float" office:value="0">
            <text:p>0</text:p>
          </table:table-cell>
          <table:table-cell office:value-type="string">
            <text:p>1/1:99:10:0:142,30,0,.,.,.:1</text:p>
          </table:table-cell>
          <table:table-cell office:value-type="float" office:value="0">
            <text:p>0</text:p>
          </table:table-cell>
          <table:table-cell office:value-type="string">
            <text:p>2/2:99:11:0:.,.,.,.,.,0: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6822">
            <text:p>3006822</text:p>
          </table:table-cell>
          <table:table-cell office:value-type="float" office:value="0">
            <text:p>0</text:p>
          </table:table-cell>
          <table:table-cell office:value-type="string">
            <text:p>GAAAAAGAAAAA</text:p>
          </table:table-cell>
          <table:table-cell office:value-type="string">
            <text:p>G</text:p>
          </table:table-cell>
          <table:table-cell office:value-type="float" office:value="104">
            <text:p>104</text:p>
          </table:table-cell>
          <table:table-cell office:value-type="string">
            <text:p>PASS</text:p>
          </table:table-cell>
          <table:table-cell office:value-type="string">
            <text:p>AC1=1;AC=2;AF1=1;AN=2;DP4=0,0,3,3;DP=33;INDEL;MQ=47;VDB=0.0404</text:p>
          </table:table-cell>
          <table:table-cell office:value-type="string">
            <text:p>GT:GQ:DP:SP:PL:FI</text:p>
          </table:table-cell>
          <table:table-cell table:number-columns-repeated="16" office:value-type="float" office:value="0">
            <text:p>0</text:p>
          </table:table-cell>
          <table:table-cell office:value-type="string">
            <text:p>1/1:99:6:0:142,18,0: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6834">
            <text:p>3006834</text:p>
          </table:table-cell>
          <table:table-cell office:value-type="float" office:value="0">
            <text:p>0</text:p>
          </table:table-cell>
          <table:table-cell office:value-type="string">
            <text:p>GA</text:p>
          </table:table-cell>
          <table:table-cell office:value-type="string">
            <text:p>G</text:p>
          </table:table-cell>
          <table:table-cell office:value-type="float" office:value="49.03">
            <text:p>49.03</text:p>
          </table:table-cell>
          <table:table-cell office:value-type="string">
            <text:p>MinAB</text:p>
          </table:table-cell>
          <table:table-cell office:value-type="string">
            <text:p>AC1=1;AC=20;AF1=1;AN=20;DP4=0,0,76,43;DP=222;INDEL;MQ=56;VDB=0.0385</text:p>
          </table:table-cell>
          <table:table-cell office:value-type="string">
            <text:p>GT:GQ:DP:SP:PL:FI</text:p>
          </table:table-cell>
          <table:table-cell office:value-type="string">
            <text:p>1/1:99:13:0:96,39,0:1</text:p>
          </table:table-cell>
          <table:table-cell office:value-type="string">
            <text:p>1/1:99:20:0:107,60,0:1</text:p>
          </table:table-cell>
          <table:table-cell office:value-type="string">
            <text:p>1/1:68:7:0:53,21,0:1</text:p>
          </table:table-cell>
          <table:table-cell office:value-type="float" office:value="0">
            <text:p>0</text:p>
          </table:table-cell>
          <table:table-cell office:value-type="string">
            <text:p>1/1:92:8:0:65,24,0: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1/1:84:5:0:61,15,0:1</text:p>
          </table:table-cell>
          <table:table-cell office:value-type="float" office:value="0">
            <text:p>0</text:p>
          </table:table-cell>
          <table:table-cell office:value-type="string">
            <text:p>1/1:99:12:0:95,36,0:1</text:p>
          </table:table-cell>
          <table:table-cell office:value-type="string">
            <text:p>1/1:99:25:0:123,75,0:1</text:p>
          </table:table-cell>
          <table:table-cell office:value-type="string">
            <text:p>1/1:99:13:0:107,39,0:1</text:p>
          </table:table-cell>
          <table:table-cell office:value-type="string">
            <text:p>1/1:64:4:0:51,12,0:0</text:p>
          </table:table-cell>
          <table:table-cell office:value-type="float" office:value="0">
            <text:p>0</text:p>
          </table:table-cell>
          <table:table-cell office:value-type="string">
            <text:p>1/1:99:12:0:107,36,0: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7262">
            <text:p>3007262</text:p>
          </table:table-cell>
          <table:table-cell office:value-type="float" office:value="0">
            <text:p>0</text:p>
          </table:table-cell>
          <table:table-cell office:value-type="string">
            <text:p>CT</text:p>
          </table:table-cell>
          <table:table-cell office:value-type="string">
            <text:p>C</text:p>
          </table:table-cell>
          <table:table-cell office:value-type="float" office:value="24.84">
            <text:p>24.84</text:p>
          </table:table-cell>
          <table:table-cell office:value-type="string">
            <text:p>Qual;MinAB</text:p>
          </table:table-cell>
          <table:table-cell office:value-type="string">
            <text:p>AC1=1;AC=16;AF1=1;AN=16;DP4=0,0,36,14;DP=256;INDEL;MQ=54;VDB=0.0393</text:p>
          </table:table-cell>
          <table:table-cell office:value-type="string">
            <text:p>GT:GQ:DP:SP:PL:FI</text:p>
          </table:table-cell>
          <table:table-cell office:value-type="string">
            <text:p>1/1:99:8:0:80,24,0:1</text:p>
          </table:table-cell>
          <table:table-cell office:value-type="string">
            <text:p>1/1:70:5:0:54,15,0:1</text:p>
          </table:table-cell>
          <table:table-cell office:value-type="string">
            <text:p>1/1:68:7:0:53,21,0:1</text:p>
          </table:table-cell>
          <table:table-cell office:value-type="float" office:value="0">
            <text:p>0</text:p>
          </table:table-cell>
          <table:table-cell office:value-type="string">
            <text:p>1/1:40:3:0:39,9,0: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1/1:62:6:0:50,18,0:1</text:p>
          </table:table-cell>
          <table:table-cell office:value-type="string">
            <text:p>1/1:80:6:0:59,18,0:1</text:p>
          </table:table-cell>
          <table:table-cell office:value-type="string">
            <text:p>1/1:99:7:0:77,21,0:1</text:p>
          </table:table-cell>
          <table:table-cell office:value-type="string">
            <text:p>1/1:99:8:0:84,24,0: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7272">
            <text:p>3007272</text:p>
          </table:table-cell>
          <table:table-cell office:value-type="float" office:value="0">
            <text:p>0</text:p>
          </table:table-cell>
          <table:table-cell office:value-type="string">
            <text:p>GCCC</text:p>
          </table:table-cell>
          <table:table-cell office:value-type="string">
            <text:p>GCCCCC,GCCCCCC,GC,GCC,G</text:p>
          </table:table-cell>
          <table:table-cell office:value-type="float" office:value="84.48">
            <text:p>84.48</text:p>
          </table:table-cell>
          <table:table-cell office:value-type="string">
            <text:p>Qual;MinAB;Het</text:p>
          </table:table-cell>
          <table:table-cell office:value-type="string">
            <text:p>AC1=1;AC=8,2,2,6,2;AF1=1;AN=20;DP4=1,0,105,114;DP=428;INDEL;MDV=99;MQ=52;MSD=15;PV0=1;PV1=1;PV2=1;PV3=0.27;PV4=1,1,1,0.27;QD=0.3766;SB=0.7500;VDB=0.0374</text:p>
          </table:table-cell>
          <table:table-cell office:value-type="string">
            <text:p>GT:GQ:DP:SP:PL:FI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1/2:99:15:0:.,.,37,.,0,101,.,.,.,.,.,.,.,.,.,.,58,106,.,.,151:0</text:p>
          </table:table-cell>
          <table:table-cell office:value-type="float" office:value="0">
            <text:p>0</text:p>
          </table:table-cell>
          <table:table-cell office:value-type="string">
            <text:p>1/1:99:17:0:.,.,0,.,.,.,.,.,.,.,.,.,.,.,.,.,48,.,.,.,165:1</text:p>
          </table:table-cell>
          <table:table-cell office:value-type="string">
            <text:p>4/4:99:23:0:.,.,.,.,.,.,.,.,.,93,.,.,.,69,0,.,.,.,.,.,.:1</text:p>
          </table:table-cell>
          <table:table-cell office:value-type="float" office:value="0">
            <text:p>0</text:p>
          </table:table-cell>
          <table:table-cell office:value-type="string">
            <text:p>4/4:99:37:0:.,.,.,.,.,.,.,.,.,87,.,.,.,111,0,.,.,.,.,.,.:1</text:p>
          </table:table-cell>
          <table:table-cell office:value-type="string">
            <text:p>4/4:99:26:0:.,.,.,.,.,.,.,.,.,84,.,.,.,78,0,.,.,.,.,.,.:1</text:p>
          </table:table-cell>
          <table:table-cell office:value-type="string">
            <text:p>5/5:34:3:0:36,.,.,.,.,.,.,.,.,.,.,.,.,.,.,9,.,.,.,.,0: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1/2:99:25:0:.,.,12,.,0,122,.,.,.,.,.,.,.,.,.,.,69,131,.,.,168:0</text:p>
          </table:table-cell>
          <table:table-cell office:value-type="string">
            <text:p>3/3:99:38:0:.,.,.,.,.,.,.,.,.,0,.,.,.,114,187,.,.,.,.,.,.:1</text:p>
          </table:table-cell>
          <table:table-cell office:value-type="string">
            <text:p>1/1:99:15:0:.,.,0,.,12,107,.,.,.,.,.,.,.,.,.,.,39,110,.,.,125:1</text:p>
          </table:table-cell>
          <table:table-cell office:value-type="string">
            <text:p>1/1:99:21:0:.,.,0,.,.,.,.,.,.,.,.,.,.,.,.,.,57,.,.,.,171: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7280">
            <text:p>3007280</text:p>
          </table:table-cell>
          <table:table-cell office:value-type="float" office:value="0">
            <text:p>0</text:p>
          </table:table-cell>
          <table:table-cell office:value-type="string">
            <text:p>CCCT</text:p>
          </table:table-cell>
          <table:table-cell office:value-type="string">
            <text:p>C</text:p>
          </table:table-cell>
          <table:table-cell office:value-type="float" office:value="184">
            <text:p>184</text:p>
          </table:table-cell>
          <table:table-cell office:value-type="string">
            <text:p>PASS</text:p>
          </table:table-cell>
          <table:table-cell office:value-type="string">
            <text:p>AC1=1;AC=16;AF1=1;AN=16;DP4=0,0,98,82;DP=236;INDEL;MQ=33;VDB=0.0393</text:p>
          </table:table-cell>
          <table:table-cell office:value-type="string">
            <text:p>GT:GQ:DP:SP:PL:FI</text:p>
          </table:table-cell>
          <table:table-cell office:value-type="string">
            <text:p>1/1:99:10:0:120,30,0:1</text:p>
          </table:table-cell>
          <table:table-cell office:value-type="string">
            <text:p>1/1:99:37:0:255,111,0:1</text:p>
          </table:table-cell>
          <table:table-cell office:value-type="string">
            <text:p>1/1:99:6:0:133,18,0:1</text:p>
          </table:table-cell>
          <table:table-cell office:value-type="float" office:value="0">
            <text:p>0</text:p>
          </table:table-cell>
          <table:table-cell office:value-type="string">
            <text:p>1/1:99:23:0:255,69,0: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1/1:99:31:0:255,93,0:1</text:p>
          </table:table-cell>
          <table:table-cell office:value-type="string">
            <text:p>1/1:99:25:0:255,75,0:1</text:p>
          </table:table-cell>
          <table:table-cell office:value-type="string">
            <text:p>1/1:99:30:0:255,90,0:1</text:p>
          </table:table-cell>
          <table:table-cell office:value-type="string">
            <text:p>1/1:99:18:0:247,54,0: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7282">
            <text:p>3007282</text:p>
          </table:table-cell>
          <table:table-cell office:value-type="float" office:value="0">
            <text:p>0</text:p>
          </table:table-cell>
          <table:table-cell office:value-type="string">
            <text:p>CT</text:p>
          </table:table-cell>
          <table:table-cell office:value-type="string">
            <text:p>CCCTT,CCCCCTT,CCCCTT,CCTT,C</text:p>
          </table:table-cell>
          <table:table-cell office:value-type="float" office:value="24.67">
            <text:p>24.67</text:p>
          </table:table-cell>
          <table:table-cell office:value-type="string">
            <text:p>Qual;MinAB;Het</text:p>
          </table:table-cell>
          <table:table-cell office:value-type="string">
            <text:p>AC1=1;AC=4,1,1,2,2;AF1=0.5001;AN=10;DP4=6,4,18,11;DP=205;INDEL;MDV=6;MQ=49;MSD=7;PV0=1;PV1=1;PV2=0.36;PV3=1;PV4=1,1,0.36,1;QD=0.2355;SB=0.3333;VDB=0.0355</text:p>
          </table:table-cell>
          <table:table-cell office:value-type="string">
            <text:p>GT:GQ:DP:SP:PL:FI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1/2:6:7:0:.,.,37,.,0,57,.,.,.,.,.,.,.,.,.,.,3,23,.,.,58:0</text:p>
          </table:table-cell>
          <table:table-cell office:value-type="float" office:value="0">
            <text:p>0</text:p>
          </table:table-cell>
          <table:table-cell office:value-type="string">
            <text:p>4/4:99:5:0:.,.,.,.,.,.,.,.,.,.,.,.,.,.,0,.,.,.,.,15,91:1</text:p>
          </table:table-cell>
          <table:table-cell office:value-type="string">
            <text:p>5/5:4:1:0:20,.,.,.,.,.,.,.,.,.,.,.,.,.,.,3,.,.,.,.,0:0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1/3:9:18:0:.,.,90,.,.,.,.,0,.,95,.,.,.,.,.,.,19,.,24,.,113: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/1:99:8:0:.,.,16,.,.,.,.,.,.,.,.,.,.,.,.,.,0,.,.,.,123: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7306">
            <text:p>3007306</text:p>
          </table:table-cell>
          <table:table-cell office:value-type="float" office:value="0">
            <text:p>0</text:p>
          </table:table-cell>
          <table:table-cell office:value-type="string">
            <text:p>TA</text:p>
          </table:table-cell>
          <table:table-cell office:value-type="string">
            <text:p>T</text:p>
          </table:table-cell>
          <table:table-cell office:value-type="float" office:value="217">
            <text:p>217</text:p>
          </table:table-cell>
          <table:table-cell office:value-type="string">
            <text:p>PASS</text:p>
          </table:table-cell>
          <table:table-cell office:value-type="string">
            <text:p>AC1=1;AC=4;AF1=1;AN=4;DP4=0,0,38,36;DP=98;INDEL;MQ=45;VDB=0.0388</text:p>
          </table:table-cell>
          <table:table-cell office:value-type="string">
            <text:p>GT:GQ:DP:SP:PL:FI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/1:99:34:0:255,102,0: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/1:99:40:0:255,120,0: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8054">
            <text:p>300805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string">
            <text:p>CT</text:p>
          </table:table-cell>
          <table:table-cell office:value-type="float" office:value="217">
            <text:p>217</text:p>
          </table:table-cell>
          <table:table-cell office:value-type="string">
            <text:p>PASS</text:p>
          </table:table-cell>
          <table:table-cell office:value-type="string">
            <text:p>AC1=1;AC=2;AF1=1;AN=2;DP4=0,0,30,20;DP=53;INDEL;MQ=60;VDB=0.0404</text:p>
          </table:table-cell>
          <table:table-cell office:value-type="string">
            <text:p>GT:GQ:DP:SP:PL:FI</text:p>
          </table:table-cell>
          <table:table-cell table:number-columns-repeated="16" office:value-type="float" office:value="0">
            <text:p>0</text:p>
          </table:table-cell>
          <table:table-cell office:value-type="string">
            <text:p>1/1:99:50:0:255,151,0: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8489">
            <text:p>3008489</text:p>
          </table:table-cell>
          <table:table-cell office:value-type="float" office:value="0">
            <text:p>0</text:p>
          </table:table-cell>
          <table:table-cell office:value-type="string">
            <text:p>T</text:p>
          </table:table-cell>
          <table:table-cell office:value-type="string">
            <text:p>TATC</text:p>
          </table:table-cell>
          <table:table-cell office:value-type="float" office:value="217">
            <text:p>217</text:p>
          </table:table-cell>
          <table:table-cell office:value-type="string">
            <text:p>GapWin</text:p>
          </table:table-cell>
          <table:table-cell office:value-type="string">
            <text:p>AC1=1;AC=22;AF1=1;AN=22;DP4=1,0,233,218;DP=475;INDEL;MDV=99;MQ=54;MSD=52;PV0=0.46;PV1=1;PV2=0.27;PV3=0.23;PV4=0.46,1,0.27,0.23;QD=0.0086;SB=0.6207;VDB=0.0404</text:p>
          </table:table-cell>
          <table:table-cell office:value-type="string">
            <text:p>GT:GQ:DP:SP:PL:FI</text:p>
          </table:table-cell>
          <table:table-cell office:value-type="string">
            <text:p>1/1:99:34:0:255,99,0:1</text:p>
          </table:table-cell>
          <table:table-cell office:value-type="string">
            <text:p>1/1:99:58:0:255,175,0:1</text:p>
          </table:table-cell>
          <table:table-cell office:value-type="string">
            <text:p>1/1:99:13:0:255,39,0:0</text:p>
          </table:table-cell>
          <table:table-cell office:value-type="float" office:value="0">
            <text:p>0</text:p>
          </table:table-cell>
          <table:table-cell office:value-type="string">
            <text:p>1/1:99:52:0:255,114,0: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1/1:99:50:0:255,151,0:1</text:p>
          </table:table-cell>
          <table:table-cell office:value-type="float" office:value="0">
            <text:p>0</text:p>
          </table:table-cell>
          <table:table-cell office:value-type="string">
            <text:p>1/1:99:40:0:255,120,0:1</text:p>
          </table:table-cell>
          <table:table-cell office:value-type="string">
            <text:p>1/1:99:47:0:255,141,0:1</text:p>
          </table:table-cell>
          <table:table-cell office:value-type="string">
            <text:p>1/1:99:30:0:255,87,0:1</text:p>
          </table:table-cell>
          <table:table-cell office:value-type="string">
            <text:p>1/1:99:44:0:255,132,0:1</text:p>
          </table:table-cell>
          <table:table-cell office:value-type="float" office:value="0">
            <text:p>0</text:p>
          </table:table-cell>
          <table:table-cell office:value-type="string">
            <text:p>1/1:99:35:0:255,105,0:1</text:p>
          </table:table-cell>
          <table:table-cell office:value-type="string">
            <text:p>1/1:99:49:0:255,148,0: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8534">
            <text:p>3008534</text:p>
          </table:table-cell>
          <table:table-cell office:value-type="float" office:value="0">
            <text:p>0</text:p>
          </table:table-cell>
          <table:table-cell office:value-type="string">
            <text:p>AC</text:p>
          </table:table-cell>
          <table:table-cell office:value-type="string">
            <text:p>A</text:p>
          </table:table-cell>
          <table:table-cell office:value-type="float" office:value="217">
            <text:p>217</text:p>
          </table:table-cell>
          <table:table-cell office:value-type="string">
            <text:p>PASS</text:p>
          </table:table-cell>
          <table:table-cell office:value-type="string">
            <text:p>AC1=1;AC=2;AF1=1;AN=2;DP4=0,0,13,14;DP=56;INDEL;MQ=54;VDB=0.0404</text:p>
          </table:table-cell>
          <table:table-cell office:value-type="string">
            <text:p>GT:GQ:DP:SP:PL:FI</text:p>
          </table:table-cell>
          <table:table-cell table:number-columns-repeated="16" office:value-type="float" office:value="0">
            <text:p>0</text:p>
          </table:table-cell>
          <table:table-cell office:value-type="string">
            <text:p>1/1:99:27:0:255,81,0: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9067">
            <text:p>3009067</text:p>
          </table:table-cell>
          <table:table-cell office:value-type="float" office:value="0">
            <text:p>0</text:p>
          </table:table-cell>
          <table:table-cell office:value-type="string">
            <text:p>AC</text:p>
          </table:table-cell>
          <table:table-cell office:value-type="string">
            <text:p>A,ACCC,ACC</text:p>
          </table:table-cell>
          <table:table-cell office:value-type="float" office:value="175.75">
            <text:p>175.75</text:p>
          </table:table-cell>
          <table:table-cell office:value-type="string">
            <text:p>Het</text:p>
          </table:table-cell>
          <table:table-cell office:value-type="string">
            <text:p>AC1=1;AC=2,3,3;AF1=1;AN=8;DP4=0,0,48,61;DP=178;INDEL;MQ=54;VDB=0.0404</text:p>
          </table:table-cell>
          <table:table-cell office:value-type="string">
            <text:p>GT:GQ:DP:SP:PL:FI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2/3:99:26:0:.,.,255,.,62,2,.,255,0,246: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/2:99:13:0:.,.,215,.,39,0,.,.,.,.: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/1:99:37:0:200,111,0,.,.,.,.,.,.,.: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3/3:99:33:0:.,.,187,.,.,.,.,99,.,0:1</text:p>
          </table:table-cell>
        </table:table-row>
      </table:table>
      <table:table table:name="Normalized VCF" table:style-name="ta1" table:print="false">
        <table:table-column table:style-name="co1" table:number-columns-repeated="27" table:default-cell-style-name="Default"/>
        <table:table-row table:style-name="ro2">
          <table:table-cell office:value-type="string">
            <text:p>#CHROM</text:p>
          </table:table-cell>
          <table:table-cell office:value-type="string">
            <text:p>POS</text:p>
          </table:table-cell>
          <table:table-cell office:value-type="string">
            <text:p>ID</text:p>
          </table:table-cell>
          <table:table-cell office:value-type="string">
            <text:p>REF</text:p>
          </table:table-cell>
          <table:table-cell office:value-type="string">
            <text:p>ALT</text:p>
          </table:table-cell>
          <table:table-cell office:value-type="string">
            <text:p>QUAL</text:p>
          </table:table-cell>
          <table:table-cell office:value-type="string">
            <text:p>FILTER</text:p>
          </table:table-cell>
          <table:table-cell office:value-type="string">
            <text:p>INFO</text:p>
          </table:table-cell>
          <table:table-cell office:value-type="string">
            <text:p>FORMAT</text:p>
          </table:table-cell>
          <table:table-cell office:value-type="string">
            <text:p>129P2</text:p>
          </table:table-cell>
          <table:table-cell office:value-type="string">
            <text:p>129S1</text:p>
          </table:table-cell>
          <table:table-cell office:value-type="string">
            <text:p>129S5</text:p>
          </table:table-cell>
          <table:table-cell office:value-type="string">
            <text:p>AJ</text:p>
          </table:table-cell>
          <table:table-cell office:value-type="string">
            <text:p>AKRJ</text:p>
          </table:table-cell>
          <table:table-cell office:value-type="string">
            <text:p>BALBcJ</text:p>
          </table:table-cell>
          <table:table-cell office:value-type="string">
            <text:p>C3HHeJ</text:p>
          </table:table-cell>
          <table:table-cell office:value-type="string">
            <text:p>C57BL6NJ</text:p>
          </table:table-cell>
          <table:table-cell office:value-type="string">
            <text:p>CASTEiJ</text:p>
          </table:table-cell>
          <table:table-cell office:value-type="string">
            <text:p>CBAJ</text:p>
          </table:table-cell>
          <table:table-cell office:value-type="string">
            <text:p>DBA2J</text:p>
          </table:table-cell>
          <table:table-cell office:value-type="string">
            <text:p>FVBNJ</text:p>
          </table:table-cell>
          <table:table-cell office:value-type="string">
            <text:p>LPJ</text:p>
          </table:table-cell>
          <table:table-cell office:value-type="string">
            <text:p>NODShiLtJ</text:p>
          </table:table-cell>
          <table:table-cell office:value-type="string">
            <text:p>NZOHlLtJ</text:p>
          </table:table-cell>
          <table:table-cell office:value-type="string">
            <text:p>PWKPhJ</text:p>
          </table:table-cell>
          <table:table-cell office:value-type="string">
            <text:p>SPRETEiJ</text:p>
          </table:table-cell>
          <table:table-cell office:value-type="string">
            <text:p>WSBEiJ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0019">
            <text:p>3000019</text:p>
          </table:table-cell>
          <table:table-cell office:value-type="float" office:value="0">
            <text:p>0</text:p>
          </table:table-cell>
          <table:table-cell office:value-type="string">
            <text:p>G</text:p>
          </table:table-cell>
          <table:table-cell office:value-type="string">
            <text:p>GA</text:p>
          </table:table-cell>
          <table:table-cell office:value-type="float" office:value="40.49">
            <text:p>40.49</text:p>
          </table:table-cell>
          <table:table-cell office:value-type="string">
            <text:p>Qual;MinAB;MinDP</text:p>
          </table:table-cell>
          <table:table-cell office:value-type="string">
            <text:p>AC1=1;AC=36;AF1=1;AN=36;DP4=0,0,71,0;DP=75;INDEL;MQ=29;VDB=0.0006</text:p>
          </table:table-cell>
          <table:table-cell office:value-type="string">
            <text:p>GT:GQ:DP:SP:PL:FI</text:p>
          </table:table-cell>
          <table:table-cell office:value-type="string">
            <text:p>1/1:68:2:0:53,6,0:0</text:p>
          </table:table-cell>
          <table:table-cell office:value-type="string">
            <text:p>1/1:99:6:0:103,18,0:1</text:p>
          </table:table-cell>
          <table:table-cell office:value-type="string">
            <text:p>1/1:99:3:0:72,9,0:1</text:p>
          </table:table-cell>
          <table:table-cell table:number-columns-repeated="2" office:value-type="string">
            <text:p>1/1:99:3:0:69,9,0:0</text:p>
          </table:table-cell>
          <table:table-cell office:value-type="string">
            <text:p>1/1:78:3:0:58,9,0:0</text:p>
          </table:table-cell>
          <table:table-cell office:value-type="string">
            <text:p>1/1:99:6:0:108,18,0:1</text:p>
          </table:table-cell>
          <table:table-cell office:value-type="string">
            <text:p>1/1:99:5:0:98,15,0:1</text:p>
          </table:table-cell>
          <table:table-cell office:value-type="string">
            <text:p>1/1:90:3:0:64,9,0:0</text:p>
          </table:table-cell>
          <table:table-cell office:value-type="string">
            <text:p>1/1:99:6:0:104,18,0:1</text:p>
          </table:table-cell>
          <table:table-cell office:value-type="string">
            <text:p>1/1:90:3:0:64,9,0:0</text:p>
          </table:table-cell>
          <table:table-cell office:value-type="string">
            <text:p>1/1:34:2:0:36,6,0:0</text:p>
          </table:table-cell>
          <table:table-cell office:value-type="string">
            <text:p>1/1:99:4:0:81,12,0:0</text:p>
          </table:table-cell>
          <table:table-cell table:number-columns-repeated="2" office:value-type="string">
            <text:p>1/1:99:4:0:75,12,0:0</text:p>
          </table:table-cell>
          <table:table-cell office:value-type="string">
            <text:p>1/1:99:4:0:85,12,0:0</text:p>
          </table:table-cell>
          <table:table-cell office:value-type="string">
            <text:p>1/1:99:5:0:91,15,0:1</text:p>
          </table:table-cell>
          <table:table-cell office:value-type="string">
            <text:p>1/1:99:5:0:95,15,0: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0112">
            <text:p>3000112</text:p>
          </table:table-cell>
          <table:table-cell office:value-type="float" office:value="0">
            <text:p>0</text:p>
          </table:table-cell>
          <table:table-cell office:value-type="string">
            <text:p>TTTTTTTTTTTTG</text:p>
          </table:table-cell>
          <table:table-cell office:value-type="string">
            <text:p>T</text:p>
          </table:table-cell>
          <table:table-cell office:value-type="float" office:value="29.5">
            <text:p>29.5</text:p>
          </table:table-cell>
          <table:table-cell office:value-type="string">
            <text:p>PASS</text:p>
          </table:table-cell>
          <table:table-cell office:value-type="string">
            <text:p>AC1=1;AC=2;AF1=0.5718;AN=2;DP4=0,1,5,0;DP=16;INDEL;MDV=96;MQ=27;MSD=6;PV0=0.17;PV1=1;PV2=0.35;PV3=1;PV4=0.17,1,0.35,1;QD=2.0278;SB=0.125;VDB=0.0198</text:p>
          </table:table-cell>
          <table:table-cell office:value-type="string">
            <text:p>GT:GQ:DP:SP:PL:FI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1:96:6:0:73,0,6:1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0113">
            <text:p>3000113</text:p>
          </table:table-cell>
          <table:table-cell office:value-type="float" office:value="0">
            <text:p>0</text:p>
          </table:table-cell>
          <table:table-cell office:value-type="string">
            <text:p>TTTTTTTTTTTG</text:p>
          </table:table-cell>
          <table:table-cell office:value-type="string">
            <text:p>T</text:p>
          </table:table-cell>
          <table:table-cell office:value-type="float" office:value="38.5">
            <text:p>38.5</text:p>
          </table:table-cell>
          <table:table-cell office:value-type="string">
            <text:p>PASS</text:p>
          </table:table-cell>
          <table:table-cell office:value-type="string">
            <text:p>AC1=1;AC=2;AF1=1;AN=2;DP4=1,0,6,0;DP=20;INDEL;MDV=99;MQ=25;MSD=7;PV0=1;PV1=1;PV2=0.29;PV3=1;PV4=1,1,0.29,1;QD=0;SB=0.1071;VDB=0.0225</text:p>
          </table:table-cell>
          <table:table-cell office:value-type="string">
            <text:p>GT:GQ:DP:SP:PL:FI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1:99:7:0:76,0,0:1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0258">
            <text:p>3000258</text:p>
          </table:table-cell>
          <table:table-cell office:value-type="float" office:value="0">
            <text:p>0</text:p>
          </table:table-cell>
          <table:table-cell office:value-type="string">
            <text:p>G</text:p>
          </table:table-cell>
          <table:table-cell office:value-type="string">
            <text:p>GT</text:p>
          </table:table-cell>
          <table:table-cell office:value-type="float" office:value="26.5">
            <text:p>26.5</text:p>
          </table:table-cell>
          <table:table-cell office:value-type="string">
            <text:p>PASS</text:p>
          </table:table-cell>
          <table:table-cell office:value-type="string">
            <text:p>AC1=1;AC=2;AF1=1;AN=2;DP4=1,0,19,5;DP=31;INDEL;MDV=90;MQ=51;MSD=25;PV0=1;PV1=1;PV2=0.24;PV3=0.24;PV4=1,1,0.24,0.24;QD=0.0381;SB=0.225;VDB=0.0399</text:p>
          </table:table-cell>
          <table:table-cell office:value-type="string">
            <text:p>GT:GQ:DP:SP:PL:FI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1:90:25:0:64,61,0: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0470">
            <text:p>3000470</text:p>
          </table:table-cell>
          <table:table-cell office:value-type="float" office:value="0">
            <text:p>0</text:p>
          </table:table-cell>
          <table:table-cell office:value-type="string">
            <text:p>TG</text:p>
          </table:table-cell>
          <table:table-cell office:value-type="string">
            <text:p>T</text:p>
          </table:table-cell>
          <table:table-cell office:value-type="float" office:value="217">
            <text:p>217</text:p>
          </table:table-cell>
          <table:table-cell office:value-type="string">
            <text:p>PASS</text:p>
          </table:table-cell>
          <table:table-cell office:value-type="string">
            <text:p>AC1=1;AC=2;AF1=1;AN=2;DP4=0,0,20,15;DP=42;INDEL;MQ=54;VDB=0.0371</text:p>
          </table:table-cell>
          <table:table-cell office:value-type="string">
            <text:p>GT:GQ:DP:SP:PL:FI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1:99:35:0:255,105,0: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1236">
            <text:p>3001236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string">
            <text:p>ATTTTT</text:p>
          </table:table-cell>
          <table:table-cell office:value-type="float" office:value="157.68">
            <text:p>157.68</text:p>
          </table:table-cell>
          <table:table-cell office:value-type="string">
            <text:p>Het</text:p>
          </table:table-cell>
          <table:table-cell office:value-type="string">
            <text:p>AC1=1;AC=11,1,1,4,5;AF1=1;AN=22;DP4=0,1,101,187;DP=453;INDEL;MDV=99;MQ=39;MSD=35;PV0=1;PV1=1;PV2=0.21;PV3=0.25;PV4=1,1,0.21,0.25;QD=0.3314;SB=0.75;VDB=0.0335;OLD_MULTIALLELIC=1:3001236:A/ATTTTT/ATTTTTTT/ATTTTTT/ATTTT/ATTT</text:p>
          </table:table-cell>
          <table:table-cell office:value-type="string">
            <text:p>GT:GQ:DP:SP:PL:FI</text:p>
          </table:table-cell>
          <table:table-cell office:value-type="string">
            <text:p>1/.:99:18:0:255,155,125:0</text:p>
          </table:table-cell>
          <table:table-cell office:value-type="string">
            <text:p>1/1:99:39:0:255,99,0:1</text:p>
          </table:table-cell>
          <table:table-cell office:value-type="string">
            <text:p>1/.:99:7:0:107,26,11:0</text:p>
          </table:table-cell>
          <table:table-cell office:value-type="string">
            <text:p>.:.:.:.:.:.</text:p>
          </table:table-cell>
          <table:table-cell office:value-type="string">
            <text:p>1/1:99:21:0:255,147,98:1</text:p>
          </table:table-cell>
          <table:table-cell office:value-type="string">
            <text:p>.:.:.:.:.:.</text:p>
          </table:table-cell>
          <table:table-cell office:value-type="string">
            <text:p>./.:99:43:0:255,.,.:1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/.:99:40:0:255,.,.:1</text:p>
          </table:table-cell>
          <table:table-cell office:value-type="string">
            <text:p>./.:99:35:0:255,.,.:1</text:p>
          </table:table-cell>
          <table:table-cell office:value-type="string">
            <text:p>1/.:99:27:0:255,112,46:0</text:p>
          </table:table-cell>
          <table:table-cell office:value-type="string">
            <text:p>1/1:99:22:0:255,94,43:1</text:p>
          </table:table-cell>
          <table:table-cell office:value-type="string">
            <text:p>1/1:99:20:0:255,83,29:1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/.:99:17:0:208,.,.:0</text:p>
          </table:table-cell>
          <table:table-cell office:value-type="string">
            <text:p>.:.:.:.:.: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1236">
            <text:p>3001236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string">
            <text:p>ATTTTTTT</text:p>
          </table:table-cell>
          <table:table-cell office:value-type="float" office:value="157.68">
            <text:p>157.68</text:p>
          </table:table-cell>
          <table:table-cell office:value-type="string">
            <text:p>Het</text:p>
          </table:table-cell>
          <table:table-cell office:value-type="string">
            <text:p>AC1=1;AC=11,1,1,4,5;AF1=1;AN=22;DP4=0,1,101,187;DP=453;INDEL;MDV=99;MQ=39;MSD=35;PV0=1;PV1=1;PV2=0.21;PV3=0.25;PV4=1,1,0.21,0.25;QD=0.3314;SB=0.75;VDB=0.0335;OLD_MULTIALLELIC=1:3001236:A/ATTTTT/ATTTTTTT/ATTTTTT/ATTTT/ATTT</text:p>
          </table:table-cell>
          <table:table-cell office:value-type="string">
            <text:p>GT:GQ:DP:SP:PL:FI</text:p>
          </table:table-cell>
          <table:table-cell office:value-type="string">
            <text:p>./.:99:18:0:255,.,.:0</text:p>
          </table:table-cell>
          <table:table-cell office:value-type="string">
            <text:p>./.:99:39:0:255,.,.:1</text:p>
          </table:table-cell>
          <table:table-cell office:value-type="string">
            <text:p>./.:99:7:0:107,.,.:0</text:p>
          </table:table-cell>
          <table:table-cell office:value-type="string">
            <text:p>.:.:.:.:.:.</text:p>
          </table:table-cell>
          <table:table-cell office:value-type="string">
            <text:p>./.:99:21:0:255,.,.:1</text:p>
          </table:table-cell>
          <table:table-cell office:value-type="string">
            <text:p>.:.:.:.:.:.</text:p>
          </table:table-cell>
          <table:table-cell office:value-type="string">
            <text:p>./.:99:43:0:255,.,.:1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/.:99:40:0:255,.,.:1</text:p>
          </table:table-cell>
          <table:table-cell office:value-type="string">
            <text:p>./.:99:35:0:255,.,.:1</text:p>
          </table:table-cell>
          <table:table-cell office:value-type="string">
            <text:p>./.:99:27:0:255,.,.:0</text:p>
          </table:table-cell>
          <table:table-cell office:value-type="string">
            <text:p>./.:99:22:0:255,.,.:1</text:p>
          </table:table-cell>
          <table:table-cell office:value-type="string">
            <text:p>./.:99:20:0:255,.,.:1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.:99:17:0:208,113,77:0</text:p>
          </table:table-cell>
          <table:table-cell office:value-type="string">
            <text:p>.:.:.:.:.: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1236">
            <text:p>3001236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string">
            <text:p>ATTTTTT</text:p>
          </table:table-cell>
          <table:table-cell office:value-type="float" office:value="157.68">
            <text:p>157.68</text:p>
          </table:table-cell>
          <table:table-cell office:value-type="string">
            <text:p>Het</text:p>
          </table:table-cell>
          <table:table-cell office:value-type="string">
            <text:p>AC1=1;AC=11,1,1,4,5;AF1=1;AN=22;DP4=0,1,101,187;DP=453;INDEL;MDV=99;MQ=39;MSD=35;PV0=1;PV1=1;PV2=0.21;PV3=0.25;PV4=1,1,0.21,0.25;QD=0.3314;SB=0.75;VDB=0.0335;OLD_MULTIALLELIC=1:3001236:A/ATTTTT/ATTTTTTT/ATTTTTT/ATTTT/ATTT</text:p>
          </table:table-cell>
          <table:table-cell office:value-type="string">
            <text:p>GT:GQ:DP:SP:PL:FI</text:p>
          </table:table-cell>
          <table:table-cell office:value-type="string">
            <text:p>./.:99:18:0:255,.,.:0</text:p>
          </table:table-cell>
          <table:table-cell office:value-type="string">
            <text:p>./.:99:39:0:255,.,.:1</text:p>
          </table:table-cell>
          <table:table-cell office:value-type="string">
            <text:p>./.:99:7:0:107,.,.:0</text:p>
          </table:table-cell>
          <table:table-cell office:value-type="string">
            <text:p>.:.:.:.:.:.</text:p>
          </table:table-cell>
          <table:table-cell office:value-type="string">
            <text:p>./.:99:21:0:255,.,.:1</text:p>
          </table:table-cell>
          <table:table-cell office:value-type="string">
            <text:p>.:.:.:.:.:.</text:p>
          </table:table-cell>
          <table:table-cell office:value-type="string">
            <text:p>./.:99:43:0:255,.,.:1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/.:99:40:0:255,.,.:1</text:p>
          </table:table-cell>
          <table:table-cell office:value-type="string">
            <text:p>./.:99:35:0:255,.,.:1</text:p>
          </table:table-cell>
          <table:table-cell office:value-type="string">
            <text:p>./.:99:27:0:255,.,.:0</text:p>
          </table:table-cell>
          <table:table-cell office:value-type="string">
            <text:p>./.:99:22:0:255,.,.:1</text:p>
          </table:table-cell>
          <table:table-cell office:value-type="string">
            <text:p>./.:99:20:0:255,.,.:1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/1:99:17:0:208,128,115:0</text:p>
          </table:table-cell>
          <table:table-cell office:value-type="string">
            <text:p>.:.:.:.:.: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1236">
            <text:p>3001236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string">
            <text:p>ATTTT</text:p>
          </table:table-cell>
          <table:table-cell office:value-type="float" office:value="157.68">
            <text:p>157.68</text:p>
          </table:table-cell>
          <table:table-cell office:value-type="string">
            <text:p>Het</text:p>
          </table:table-cell>
          <table:table-cell office:value-type="string">
            <text:p>AC1=1;AC=11,1,1,4,5;AF1=1;AN=22;DP4=0,1,101,187;DP=453;INDEL;MDV=99;MQ=39;MSD=35;PV0=1;PV1=1;PV2=0.21;PV3=0.25;PV4=1,1,0.21,0.25;QD=0.3314;SB=0.75;VDB=0.0335;OLD_MULTIALLELIC=1:3001236:A/ATTTTT/ATTTTTTT/ATTTTTT/ATTTT/ATTT</text:p>
          </table:table-cell>
          <table:table-cell office:value-type="string">
            <text:p>GT:GQ:DP:SP:PL:FI</text:p>
          </table:table-cell>
          <table:table-cell office:value-type="string">
            <text:p>./1:99:18:0:255,182,163:0</text:p>
          </table:table-cell>
          <table:table-cell office:value-type="string">
            <text:p>./.:99:39:0:255,.,.:1</text:p>
          </table:table-cell>
          <table:table-cell office:value-type="string">
            <text:p>./.:99:7:0:107,89,86:0</text:p>
          </table:table-cell>
          <table:table-cell office:value-type="string">
            <text:p>.:.:.:.:.:.</text:p>
          </table:table-cell>
          <table:table-cell office:value-type="string">
            <text:p>./.:99:21:0:255,.,.:1</text:p>
          </table:table-cell>
          <table:table-cell office:value-type="string">
            <text:p>.:.:.:.:.:.</text:p>
          </table:table-cell>
          <table:table-cell office:value-type="string">
            <text:p>./.:99:43:0:255,.,.:1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/.:99:40:0:255,.,.:1</text:p>
          </table:table-cell>
          <table:table-cell office:value-type="string">
            <text:p>1/1:99:35:0:255,93,30:1</text:p>
          </table:table-cell>
          <table:table-cell office:value-type="string">
            <text:p>./1:99:27:0:255,229,217:0</text:p>
          </table:table-cell>
          <table:table-cell office:value-type="string">
            <text:p>./.:99:22:0:255,.,.:1</text:p>
          </table:table-cell>
          <table:table-cell office:value-type="string">
            <text:p>./.:99:20:0:255,.,.:1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/.:99:17:0:208,.,.:0</text:p>
          </table:table-cell>
          <table:table-cell office:value-type="string">
            <text:p>.:.:.:.:.: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1236">
            <text:p>3001236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string">
            <text:p>ATTT</text:p>
          </table:table-cell>
          <table:table-cell office:value-type="float" office:value="157.68">
            <text:p>157.68</text:p>
          </table:table-cell>
          <table:table-cell office:value-type="string">
            <text:p>Het</text:p>
          </table:table-cell>
          <table:table-cell office:value-type="string">
            <text:p>AC1=1;AC=11,1,1,4,5;AF1=1;AN=22;DP4=0,1,101,187;DP=453;INDEL;MDV=99;MQ=39;MSD=35;PV0=1;PV1=1;PV2=0.21;PV3=0.25;PV4=1,1,0.21,0.25;QD=0.3314;SB=0.75;VDB=0.0335;OLD_MULTIALLELIC=1:3001236:A/ATTTTT/ATTTTTTT/ATTTTTT/ATTTT/ATTT</text:p>
          </table:table-cell>
          <table:table-cell office:value-type="string">
            <text:p>GT:GQ:DP:SP:PL:FI</text:p>
          </table:table-cell>
          <table:table-cell office:value-type="string">
            <text:p>./.:99:18:0:255,.,.:0</text:p>
          </table:table-cell>
          <table:table-cell office:value-type="string">
            <text:p>./.:99:39:0:255,.,.:1</text:p>
          </table:table-cell>
          <table:table-cell office:value-type="string">
            <text:p>./1:99:7:0:107,88,85:0</text:p>
          </table:table-cell>
          <table:table-cell office:value-type="string">
            <text:p>.:.:.:.:.:.</text:p>
          </table:table-cell>
          <table:table-cell office:value-type="string">
            <text:p>./.:99:21:0:255,.,.:1</text:p>
          </table:table-cell>
          <table:table-cell office:value-type="string">
            <text:p>.:.:.:.:.:.</text:p>
          </table:table-cell>
          <table:table-cell office:value-type="string">
            <text:p>1/1:99:43:0:255,129,0:1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1:99:40:0:255,105,0:1</text:p>
          </table:table-cell>
          <table:table-cell office:value-type="string">
            <text:p>./.:99:35:0:255,.,.:1</text:p>
          </table:table-cell>
          <table:table-cell office:value-type="string">
            <text:p>./.:99:27:0:255,.,.:0</text:p>
          </table:table-cell>
          <table:table-cell office:value-type="string">
            <text:p>./.:99:22:0:255,.,.:1</text:p>
          </table:table-cell>
          <table:table-cell office:value-type="string">
            <text:p>./.:99:20:0:255,.,.:1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/.:99:17:0:208,.,.:0</text:p>
          </table:table-cell>
          <table:table-cell office:value-type="string">
            <text:p>.:.:.:.:.: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1242">
            <text:p>3001242</text:p>
          </table:table-cell>
          <table:table-cell office:value-type="float" office:value="0">
            <text:p>0</text:p>
          </table:table-cell>
          <table:table-cell office:value-type="string">
            <text:p>T</text:p>
          </table:table-cell>
          <table:table-cell office:value-type="string">
            <text:p>TTTG</text:p>
          </table:table-cell>
          <table:table-cell office:value-type="float" office:value="53.5">
            <text:p>53.5</text:p>
          </table:table-cell>
          <table:table-cell office:value-type="string">
            <text:p>PASS</text:p>
          </table:table-cell>
          <table:table-cell office:value-type="string">
            <text:p>AC1=1;AC=2;AF1=0.5;AN=2;DP4=5,5,14,12;DP=55;INDEL;MDV=99;MQ=53;MSD=36;PV0=1;PV1=0.073;PV2=1;PV3=1;PV4=1,0.073,1,1;QD=0.0485;SB=0.4333;VDB=0.0404</text:p>
          </table:table-cell>
          <table:table-cell office:value-type="string">
            <text:p>GT:GQ:DP:SP:PL:FI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1:99:36:0:213,0,122:1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3197">
            <text:p>3003197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string">
            <text:p>AG</text:p>
          </table:table-cell>
          <table:table-cell office:value-type="float" office:value="33.69">
            <text:p>33.69</text:p>
          </table:table-cell>
          <table:table-cell office:value-type="string">
            <text:p>Qual;MinAB</text:p>
          </table:table-cell>
          <table:table-cell office:value-type="string">
            <text:p>AC1=1;AC=32;AF1=1;AN=32;DP4=0,0,44,4;DP=416;INDEL;MQ=42;VDB=0.0147</text:p>
          </table:table-cell>
          <table:table-cell office:value-type="string">
            <text:p>GT:GQ:DP:SP:PL:FI</text:p>
          </table:table-cell>
          <table:table-cell table:number-columns-repeated="2" office:value-type="string">
            <text:p>1/1:99:3:0:71,9,0:0</text:p>
          </table:table-cell>
          <table:table-cell office:value-type="string">
            <text:p>1/1:99:4:0:89,12,0:1</text:p>
          </table:table-cell>
          <table:table-cell office:value-type="string">
            <text:p>.:.:.:.:.:.</text:p>
          </table:table-cell>
          <table:table-cell office:value-type="string">
            <text:p>1/1:21:1:0:29,3,0:0</text:p>
          </table:table-cell>
          <table:table-cell office:value-type="string">
            <text:p>1/1:74:3:0:56,9,0:0</text:p>
          </table:table-cell>
          <table:table-cell office:value-type="string">
            <text:p>1/1:99:3:0:71,9,0:0</text:p>
          </table:table-cell>
          <table:table-cell office:value-type="string">
            <text:p>1/1:99:3:0:72,9,0:0</text:p>
          </table:table-cell>
          <table:table-cell office:value-type="string">
            <text:p>1/1:99:4:0:104,12,0:0</text:p>
          </table:table-cell>
          <table:table-cell office:value-type="string">
            <text:p>1/1:99:3:0:81,9,0:0</text:p>
          </table:table-cell>
          <table:table-cell office:value-type="string">
            <text:p>1/1:54:2:0:46,6,0:0</text:p>
          </table:table-cell>
          <table:table-cell office:value-type="string">
            <text:p>1/1:99:3:0:75,9,0:0</text:p>
          </table:table-cell>
          <table:table-cell office:value-type="string">
            <text:p>.:.:.:.:.:.</text:p>
          </table:table-cell>
          <table:table-cell office:value-type="string">
            <text:p>1/1:28:1:0:33,3,0:0</text:p>
          </table:table-cell>
          <table:table-cell office:value-type="string">
            <text:p>1/1:90:3:0:64,9,0:0</text:p>
          </table:table-cell>
          <table:table-cell office:value-type="string">
            <text:p>1/1:99:3:0:75,9,0:0</text:p>
          </table:table-cell>
          <table:table-cell office:value-type="string">
            <text:p>1/1:21:1:0:29,3,0:0</text:p>
          </table:table-cell>
          <table:table-cell office:value-type="string">
            <text:p>1/1:99:8:0:149,24,0: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3570">
            <text:p>300357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string">
            <text:p>CA</text:p>
          </table:table-cell>
          <table:table-cell office:value-type="float" office:value="217">
            <text:p>217</text:p>
          </table:table-cell>
          <table:table-cell office:value-type="string">
            <text:p>PASS</text:p>
          </table:table-cell>
          <table:table-cell office:value-type="string">
            <text:p>AC1=1;AC=2;AF1=1;AN=2;DP4=0,0,22,17;DP=40;INDEL;MQ=48;VDB=0.0308</text:p>
          </table:table-cell>
          <table:table-cell office:value-type="string">
            <text:p>GT:GQ:DP:SP:PL:FI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1:99:39:0:255,117,0:1</text:p>
          </table:table-cell>
          <table:table-cell office:value-type="string">
            <text:p>.:.:.:.:.: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3640">
            <text:p>3003640</text:p>
          </table:table-cell>
          <table:table-cell office:value-type="float" office:value="0">
            <text:p>0</text:p>
          </table:table-cell>
          <table:table-cell office:value-type="string">
            <text:p>CGGGGG</text:p>
          </table:table-cell>
          <table:table-cell office:value-type="string">
            <text:p>C</text:p>
          </table:table-cell>
          <table:table-cell office:value-type="float" office:value="134.47">
            <text:p>134.47</text:p>
          </table:table-cell>
          <table:table-cell office:value-type="string">
            <text:p>Qual;Het</text:p>
          </table:table-cell>
          <table:table-cell office:value-type="string">
            <text:p>AC1=1;AC=16,4,9,2,1;AF1=1;AN=32;DP4=9,2,184,203;DP=662;INDEL;MDV=21;MQ=45;MSD=11;PV0=1;PV1=1;PV2=1;PV3=0.1;PV4=1,1,1,0.1;QD=0.0408;SB=0.3125;VDB=0.0329;OLD_MULTIALLELIC=1:3003640:CGGGGG/C/CG/CGGGGGG/CGGGGGGG/CGGGGGGGG</text:p>
          </table:table-cell>
          <table:table-cell office:value-type="string">
            <text:p>GT:GQ:DP:SP:PL:FI</text:p>
          </table:table-cell>
          <table:table-cell office:value-type="string">
            <text:p>1/1:99:11:0:255,33,0:1</text:p>
          </table:table-cell>
          <table:table-cell office:value-type="string">
            <text:p>1/1:99:37:0:255,111,0:1</text:p>
          </table:table-cell>
          <table:table-cell office:value-type="string">
            <text:p>1/1:99:13:0:224,39,0:1</text:p>
          </table:table-cell>
          <table:table-cell office:value-type="string">
            <text:p>.:.:.:.:.:.</text:p>
          </table:table-cell>
          <table:table-cell office:value-type="string">
            <text:p>1/1:99:37:0:255,111,0:1</text:p>
          </table:table-cell>
          <table:table-cell office:value-type="string">
            <text:p>./.:21:11:0:.,.,29:0</text:p>
          </table:table-cell>
          <table:table-cell office:value-type="string">
            <text:p>./.:4:6:0:.,.,23:0</text:p>
          </table:table-cell>
          <table:table-cell office:value-type="string">
            <text:p>./.:38:14:0:.,.,38:0</text:p>
          </table:table-cell>
          <table:table-cell office:value-type="string">
            <text:p>./.:99:40:0:.,.,.:1</text:p>
          </table:table-cell>
          <table:table-cell office:value-type="string">
            <text:p>./.:7:6:0:.,.,22:0</text:p>
          </table:table-cell>
          <table:table-cell office:value-type="string">
            <text:p>1/1:99:36:0:255,108,0:1</text:p>
          </table:table-cell>
          <table:table-cell office:value-type="string">
            <text:p>1/1:99:54:0:255,163,0:1</text:p>
          </table:table-cell>
          <table:table-cell office:value-type="string">
            <text:p>1/1:99:37:0:255,111,0:1</text:p>
          </table:table-cell>
          <table:table-cell office:value-type="string">
            <text:p>1/1:99:36:0:255,108,0:1</text:p>
          </table:table-cell>
          <table:table-cell office:value-type="string">
            <text:p>./.:17:13:3:.,.,27:0</text:p>
          </table:table-cell>
          <table:table-cell office:value-type="string">
            <text:p>./.:99:39:0:.,.,.:1</text:p>
          </table:table-cell>
          <table:table-cell office:value-type="string">
            <text:p>.:.:.:.:.:.</text:p>
          </table:table-cell>
          <table:table-cell office:value-type="string">
            <text:p>./.:52:8:0:.,.,73: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3640">
            <text:p>3003640</text:p>
          </table:table-cell>
          <table:table-cell office:value-type="float" office:value="0">
            <text:p>0</text:p>
          </table:table-cell>
          <table:table-cell office:value-type="string">
            <text:p>CGGGG</text:p>
          </table:table-cell>
          <table:table-cell office:value-type="string">
            <text:p>C</text:p>
          </table:table-cell>
          <table:table-cell office:value-type="float" office:value="134.47">
            <text:p>134.47</text:p>
          </table:table-cell>
          <table:table-cell office:value-type="string">
            <text:p>Qual;Het</text:p>
          </table:table-cell>
          <table:table-cell office:value-type="string">
            <text:p>AC1=1;AC=16,4,9,2,1;AF1=1;AN=32;DP4=9,2,184,203;DP=662;INDEL;MDV=21;MQ=45;MSD=11;PV0=1;PV1=1;PV2=1;PV3=0.1;PV4=1,1,1,0.1;QD=0.0408;SB=0.3125;VDB=0.0329;OLD_MULTIALLELIC=1:3003640:CGGGGG/C/CG/CGGGGGG/CGGGGGGG/CGGGGGGGG;OLD_VARIANT=1:3003640:CGGGGG/CG</text:p>
          </table:table-cell>
          <table:table-cell office:value-type="string">
            <text:p>GT:GQ:DP:SP:PL:FI</text:p>
          </table:table-cell>
          <table:table-cell office:value-type="string">
            <text:p>./.:99:11:0:255,.,.:1</text:p>
          </table:table-cell>
          <table:table-cell office:value-type="string">
            <text:p>./.:99:37:0:255,.,.:1</text:p>
          </table:table-cell>
          <table:table-cell office:value-type="string">
            <text:p>./.:99:13:0:224,.,.:1</text:p>
          </table:table-cell>
          <table:table-cell office:value-type="string">
            <text:p>.:.:.:.:.:.</text:p>
          </table:table-cell>
          <table:table-cell office:value-type="string">
            <text:p>./.:99:37:0:255,.,.:1</text:p>
          </table:table-cell>
          <table:table-cell office:value-type="string">
            <text:p>./.:21:11:0:.,.,.:0</text:p>
          </table:table-cell>
          <table:table-cell office:value-type="string">
            <text:p>./.:4:6:0:.,.,.:0</text:p>
          </table:table-cell>
          <table:table-cell office:value-type="string">
            <text:p>./.:38:14:0:.,.,.:0</text:p>
          </table:table-cell>
          <table:table-cell office:value-type="string">
            <text:p>1/1:99:40:0:.,.,0:1</text:p>
          </table:table-cell>
          <table:table-cell office:value-type="string">
            <text:p>./.:7:6:0:.,.,.:0</text:p>
          </table:table-cell>
          <table:table-cell office:value-type="string">
            <text:p>./.:99:36:0:255,.,.:1</text:p>
          </table:table-cell>
          <table:table-cell office:value-type="string">
            <text:p>./.:99:54:0:255,.,.:1</text:p>
          </table:table-cell>
          <table:table-cell office:value-type="string">
            <text:p>./.:99:37:0:255,.,.:1</text:p>
          </table:table-cell>
          <table:table-cell office:value-type="string">
            <text:p>./.:99:36:0:255,.,.:1</text:p>
          </table:table-cell>
          <table:table-cell office:value-type="string">
            <text:p>./.:17:13:3:.,.,.:0</text:p>
          </table:table-cell>
          <table:table-cell office:value-type="string">
            <text:p>1/1:99:39:0:.,.,0:1</text:p>
          </table:table-cell>
          <table:table-cell office:value-type="string">
            <text:p>.:.:.:.:.:.</text:p>
          </table:table-cell>
          <table:table-cell office:value-type="string">
            <text:p>./.:52:8:0:.,.,.: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3640">
            <text:p>300364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string">
            <text:p>CG</text:p>
          </table:table-cell>
          <table:table-cell office:value-type="float" office:value="134.47">
            <text:p>134.47</text:p>
          </table:table-cell>
          <table:table-cell office:value-type="string">
            <text:p>Qual;Het</text:p>
          </table:table-cell>
          <table:table-cell office:value-type="string">
            <text:p>AC1=1;AC=16,4,9,2,1;AF1=1;AN=32;DP4=9,2,184,203;DP=662;INDEL;MDV=21;MQ=45;MSD=11;PV0=1;PV1=1;PV2=1;PV3=0.1;PV4=1,1,1,0.1;QD=0.0408;SB=0.3125;VDB=0.0329;OLD_MULTIALLELIC=1:3003640:CGGGGG/C/CG/CGGGGGG/CGGGGGGG/CGGGGGGGG;OLD_VARIANT=1:3003640:CGGGGG/CGGGGGG</text:p>
          </table:table-cell>
          <table:table-cell office:value-type="string">
            <text:p>GT:GQ:DP:SP:PL:FI</text:p>
          </table:table-cell>
          <table:table-cell office:value-type="string">
            <text:p>./.:99:11:0:255,.,.:1</text:p>
          </table:table-cell>
          <table:table-cell office:value-type="string">
            <text:p>./.:99:37:0:255,.,.:1</text:p>
          </table:table-cell>
          <table:table-cell office:value-type="string">
            <text:p>./.:99:13:0:224,.,.:1</text:p>
          </table:table-cell>
          <table:table-cell office:value-type="string">
            <text:p>.:.:.:.:.:.</text:p>
          </table:table-cell>
          <table:table-cell office:value-type="string">
            <text:p>./.:99:37:0:255,.,.:1</text:p>
          </table:table-cell>
          <table:table-cell office:value-type="string">
            <text:p>1/1:21:11:0:.,.,0:0</text:p>
          </table:table-cell>
          <table:table-cell office:value-type="string">
            <text:p>./1:4:6:0:.,.,15:0</text:p>
          </table:table-cell>
          <table:table-cell office:value-type="string">
            <text:p>1/1:38:14:0:.,.,0:0</text:p>
          </table:table-cell>
          <table:table-cell office:value-type="string">
            <text:p>./.:99:40:0:.,.,.:1</text:p>
          </table:table-cell>
          <table:table-cell office:value-type="string">
            <text:p>1/1:7:6:0:.,.,0:0</text:p>
          </table:table-cell>
          <table:table-cell office:value-type="string">
            <text:p>./.:99:36:0:255,.,.:1</text:p>
          </table:table-cell>
          <table:table-cell office:value-type="string">
            <text:p>./.:99:54:0:255,.,.:1</text:p>
          </table:table-cell>
          <table:table-cell office:value-type="string">
            <text:p>./.:99:37:0:255,.,.:1</text:p>
          </table:table-cell>
          <table:table-cell office:value-type="string">
            <text:p>./.:99:36:0:255,.,.:1</text:p>
          </table:table-cell>
          <table:table-cell office:value-type="string">
            <text:p>1/1:17:13:3:.,.,0:0</text:p>
          </table:table-cell>
          <table:table-cell office:value-type="string">
            <text:p>./.:99:39:0:.,.,.:1</text:p>
          </table:table-cell>
          <table:table-cell office:value-type="string">
            <text:p>.:.:.:.:.:.</text:p>
          </table:table-cell>
          <table:table-cell office:value-type="string">
            <text:p>./.:52:8:0:.,.,.: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3640">
            <text:p>300364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string">
            <text:p>CGG</text:p>
          </table:table-cell>
          <table:table-cell office:value-type="float" office:value="134.47">
            <text:p>134.47</text:p>
          </table:table-cell>
          <table:table-cell office:value-type="string">
            <text:p>Qual;Het</text:p>
          </table:table-cell>
          <table:table-cell office:value-type="string">
            <text:p>AC1=1;AC=16,4,9,2,1;AF1=1;AN=32;DP4=9,2,184,203;DP=662;INDEL;MDV=21;MQ=45;MSD=11;PV0=1;PV1=1;PV2=1;PV3=0.1;PV4=1,1,1,0.1;QD=0.0408;SB=0.3125;VDB=0.0329;OLD_MULTIALLELIC=1:3003640:CGGGGG/C/CG/CGGGGGG/CGGGGGGG/CGGGGGGGG;OLD_VARIANT=1:3003640:CGGGGG/CGGGGGGG</text:p>
          </table:table-cell>
          <table:table-cell office:value-type="string">
            <text:p>GT:GQ:DP:SP:PL:FI</text:p>
          </table:table-cell>
          <table:table-cell office:value-type="string">
            <text:p>./.:99:11:0:255,.,.:1</text:p>
          </table:table-cell>
          <table:table-cell office:value-type="string">
            <text:p>./.:99:37:0:255,.,.:1</text:p>
          </table:table-cell>
          <table:table-cell office:value-type="string">
            <text:p>./.:99:13:0:224,.,.:1</text:p>
          </table:table-cell>
          <table:table-cell office:value-type="string">
            <text:p>.:.:.:.:.:.</text:p>
          </table:table-cell>
          <table:table-cell office:value-type="string">
            <text:p>./.:99:37:0:255,.,.:1</text:p>
          </table:table-cell>
          <table:table-cell office:value-type="string">
            <text:p>./.:21:11:0:.,.,.:0</text:p>
          </table:table-cell>
          <table:table-cell office:value-type="string">
            <text:p>1/.:4:6:0:.,.,5:0</text:p>
          </table:table-cell>
          <table:table-cell office:value-type="string">
            <text:p>./.:38:14:0:.,.,.:0</text:p>
          </table:table-cell>
          <table:table-cell office:value-type="string">
            <text:p>./.:99:40:0:.,.,.:1</text:p>
          </table:table-cell>
          <table:table-cell office:value-type="string">
            <text:p>./.:7:6:0:.,.,.:0</text:p>
          </table:table-cell>
          <table:table-cell office:value-type="string">
            <text:p>./.:99:36:0:255,.,.:1</text:p>
          </table:table-cell>
          <table:table-cell office:value-type="string">
            <text:p>./.:99:54:0:255,.,.:1</text:p>
          </table:table-cell>
          <table:table-cell office:value-type="string">
            <text:p>./.:99:37:0:255,.,.:1</text:p>
          </table:table-cell>
          <table:table-cell office:value-type="string">
            <text:p>./.:99:36:0:255,.,.:1</text:p>
          </table:table-cell>
          <table:table-cell office:value-type="string">
            <text:p>./.:17:13:3:.,.,16:0</text:p>
          </table:table-cell>
          <table:table-cell office:value-type="string">
            <text:p>./.:99:39:0:.,.,.:1</text:p>
          </table:table-cell>
          <table:table-cell office:value-type="string">
            <text:p>.:.:.:.:.:.</text:p>
          </table:table-cell>
          <table:table-cell office:value-type="string">
            <text:p>1/.:52:8:0:.,.,28: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3640">
            <text:p>3003640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string">
            <text:p>CGGG</text:p>
          </table:table-cell>
          <table:table-cell office:value-type="float" office:value="134.47">
            <text:p>134.47</text:p>
          </table:table-cell>
          <table:table-cell office:value-type="string">
            <text:p>Qual;Het</text:p>
          </table:table-cell>
          <table:table-cell office:value-type="string">
            <text:p>AC1=1;AC=16,4,9,2,1;AF1=1;AN=32;DP4=9,2,184,203;DP=662;INDEL;MDV=21;MQ=45;MSD=11;PV0=1;PV1=1;PV2=1;PV3=0.1;PV4=1,1,1,0.1;QD=0.0408;SB=0.3125;VDB=0.0329;OLD_MULTIALLELIC=1:3003640:CGGGGG/C/CG/CGGGGGG/CGGGGGGG/CGGGGGGGG;OLD_VARIANT=1:3003640:CGGGGG/CGGGGGGGG</text:p>
          </table:table-cell>
          <table:table-cell office:value-type="string">
            <text:p>GT:GQ:DP:SP:PL:FI</text:p>
          </table:table-cell>
          <table:table-cell office:value-type="string">
            <text:p>./.:99:11:0:255,.,.:1</text:p>
          </table:table-cell>
          <table:table-cell office:value-type="string">
            <text:p>./.:99:37:0:255,.,.:1</text:p>
          </table:table-cell>
          <table:table-cell office:value-type="string">
            <text:p>./.:99:13:0:224,.,.:1</text:p>
          </table:table-cell>
          <table:table-cell office:value-type="string">
            <text:p>.:.:.:.:.:.</text:p>
          </table:table-cell>
          <table:table-cell office:value-type="string">
            <text:p>./.:99:37:0:255,.,.:1</text:p>
          </table:table-cell>
          <table:table-cell office:value-type="string">
            <text:p>./.:21:11:0:.,.,.:0</text:p>
          </table:table-cell>
          <table:table-cell office:value-type="string">
            <text:p>./.:4:6:0:.,.,.:0</text:p>
          </table:table-cell>
          <table:table-cell office:value-type="string">
            <text:p>./.:38:14:0:.,.,.:0</text:p>
          </table:table-cell>
          <table:table-cell office:value-type="string">
            <text:p>./.:99:40:0:.,.,.:1</text:p>
          </table:table-cell>
          <table:table-cell office:value-type="string">
            <text:p>./.:7:6:0:.,.,.:0</text:p>
          </table:table-cell>
          <table:table-cell office:value-type="string">
            <text:p>./.:99:36:0:255,.,.:1</text:p>
          </table:table-cell>
          <table:table-cell office:value-type="string">
            <text:p>./.:99:54:0:255,.,.:1</text:p>
          </table:table-cell>
          <table:table-cell office:value-type="string">
            <text:p>./.:99:37:0:255,.,.:1</text:p>
          </table:table-cell>
          <table:table-cell office:value-type="string">
            <text:p>./.:99:36:0:255,.,.:1</text:p>
          </table:table-cell>
          <table:table-cell office:value-type="string">
            <text:p>./.:17:13:3:.,.,.:0</text:p>
          </table:table-cell>
          <table:table-cell office:value-type="string">
            <text:p>./.:99:39:0:.,.,.:1</text:p>
          </table:table-cell>
          <table:table-cell office:value-type="string">
            <text:p>.:.:.:.:.:.</text:p>
          </table:table-cell>
          <table:table-cell office:value-type="string">
            <text:p>./1:52:8:0:.,.,45: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3648">
            <text:p>3003648</text:p>
          </table:table-cell>
          <table:table-cell office:value-type="float" office:value="0">
            <text:p>0</text:p>
          </table:table-cell>
          <table:table-cell office:value-type="string">
            <text:p>GGGGGT</text:p>
          </table:table-cell>
          <table:table-cell office:value-type="string">
            <text:p>G</text:p>
          </table:table-cell>
          <table:table-cell office:value-type="float" office:value="170.07">
            <text:p>170.07</text:p>
          </table:table-cell>
          <table:table-cell office:value-type="string">
            <text:p>PASS</text:p>
          </table:table-cell>
          <table:table-cell office:value-type="string">
            <text:p>AC1=1;AC=14;AF1=1;AN=14;DP4=17,17,100,101;DP=279;INDEL;MDV=99;MQ=43;MSD=11;PV0=1;PV1=1;PV2=0.1;PV3=1;PV4=1,1,0.1,1;QD=0.0061;SB=0.375;VDB=0.0329</text:p>
          </table:table-cell>
          <table:table-cell office:value-type="string">
            <text:p>GT:GQ:DP:SP:PL:FI</text:p>
          </table:table-cell>
          <table:table-cell office:value-type="string">
            <text:p>1/1:99:11:0:193,13,0:1</text:p>
          </table:table-cell>
          <table:table-cell office:value-type="string">
            <text:p>1/1:99:38:2:255,0,34:1</text:p>
          </table:table-cell>
          <table:table-cell office:value-type="string">
            <text:p>1/1:99:12:3:136,0,2:1</text:p>
          </table:table-cell>
          <table:table-cell office:value-type="string">
            <text:p>.:.:.:.:.:.</text:p>
          </table:table-cell>
          <table:table-cell office:value-type="string">
            <text:p>1/1:99:35:0:255,73,0:1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1:99:42:2:255,0,35:1</text:p>
          </table:table-cell>
          <table:table-cell office:value-type="string">
            <text:p>1/1:99:59:0:255,0,51:1</text:p>
          </table:table-cell>
          <table:table-cell office:value-type="string">
            <text:p>.:.:.:.:.:.</text:p>
          </table:table-cell>
          <table:table-cell office:value-type="string">
            <text:p>1/1:99:38:2:255,0,26:1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3649">
            <text:p>3003649</text:p>
          </table:table-cell>
          <table:table-cell office:value-type="float" office:value="0">
            <text:p>0</text:p>
          </table:table-cell>
          <table:table-cell office:value-type="string">
            <text:p>GGGGT</text:p>
          </table:table-cell>
          <table:table-cell office:value-type="string">
            <text:p>G</text:p>
          </table:table-cell>
          <table:table-cell office:value-type="float" office:value="208">
            <text:p>208</text:p>
          </table:table-cell>
          <table:table-cell office:value-type="string">
            <text:p>PASS</text:p>
          </table:table-cell>
          <table:table-cell office:value-type="string">
            <text:p>AC1=1;AC=4;AF1=1;AN=4;DP4=2,5,33,40;DP=90;INDEL;MDV=99;MQ=50;MSD=41;PV0=0.54;PV1=1;PV2=0.08;PV3=1;PV4=0.54,1,0.08,1;QD=0.0037;SB=0.4712;VDB=0.0281</text:p>
          </table:table-cell>
          <table:table-cell office:value-type="string">
            <text:p>GT:GQ:DP:SP:PL:FI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1:99:41:3:250,38,0:1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1:99:39:0:242,3,0:1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4239">
            <text:p>3004239</text:p>
          </table:table-cell>
          <table:table-cell office:value-type="float" office:value="0">
            <text:p>0</text:p>
          </table:table-cell>
          <table:table-cell office:value-type="string">
            <text:p>CA</text:p>
          </table:table-cell>
          <table:table-cell office:value-type="string">
            <text:p>C</text:p>
          </table:table-cell>
          <table:table-cell office:value-type="float" office:value="34.5">
            <text:p>34.5</text:p>
          </table:table-cell>
          <table:table-cell office:value-type="string">
            <text:p>PASS</text:p>
          </table:table-cell>
          <table:table-cell office:value-type="string">
            <text:p>AC1=1;AC=2;AF1=1;AN=2;DP4=0,0,3,3;DP=57;INDEL;MQ=36;VDB=0.0355</text:p>
          </table:table-cell>
          <table:table-cell office:value-type="string">
            <text:p>GT:GQ:DP:SP:PL:FI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1:99:6:0:72,18,0:1</text:p>
          </table:table-cell>
          <table:table-cell office:value-type="string">
            <text:p>.:.:.:.:.: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4258">
            <text:p>3004258</text:p>
          </table:table-cell>
          <table:table-cell office:value-type="float" office:value="0">
            <text:p>0</text:p>
          </table:table-cell>
          <table:table-cell office:value-type="string">
            <text:p>CA</text:p>
          </table:table-cell>
          <table:table-cell office:value-type="string">
            <text:p>C</text:p>
          </table:table-cell>
          <table:table-cell office:value-type="float" office:value="37.5">
            <text:p>37.5</text:p>
          </table:table-cell>
          <table:table-cell office:value-type="string">
            <text:p>PASS</text:p>
          </table:table-cell>
          <table:table-cell office:value-type="string">
            <text:p>AC1=1;AC=2;AF1=1;AN=2;DP4=0,0,4,3;DP=60;INDEL;MQ=60;VDB=0.0404</text:p>
          </table:table-cell>
          <table:table-cell office:value-type="string">
            <text:p>GT:GQ:DP:SP:PL:FI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1:99:7:0:75,21,0:1</text:p>
          </table:table-cell>
          <table:table-cell office:value-type="string">
            <text:p>.:.:.:.:.: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5371">
            <text:p>3005371</text:p>
          </table:table-cell>
          <table:table-cell office:value-type="float" office:value="0">
            <text:p>0</text:p>
          </table:table-cell>
          <table:table-cell office:value-type="string">
            <text:p>CT</text:p>
          </table:table-cell>
          <table:table-cell office:value-type="string">
            <text:p>C</text:p>
          </table:table-cell>
          <table:table-cell office:value-type="float" office:value="217">
            <text:p>217</text:p>
          </table:table-cell>
          <table:table-cell office:value-type="string">
            <text:p>PASS</text:p>
          </table:table-cell>
          <table:table-cell office:value-type="string">
            <text:p>AC1=1;AC=2;AF1=1;AN=2;DP4=0,0,9,21;DP=30;INDEL;MQ=58;VDB=0.0399</text:p>
          </table:table-cell>
          <table:table-cell office:value-type="string">
            <text:p>GT:GQ:DP:SP:PL:FI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1:99:30:0:255,90,0:1</text:p>
          </table:table-cell>
          <table:table-cell office:value-type="string">
            <text:p>.:.:.:.:.: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5588">
            <text:p>3005588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string">
            <text:p>CA</text:p>
          </table:table-cell>
          <table:table-cell office:value-type="float" office:value="72.5">
            <text:p>72.5</text:p>
          </table:table-cell>
          <table:table-cell office:value-type="string">
            <text:p>PASS</text:p>
          </table:table-cell>
          <table:table-cell office:value-type="string">
            <text:p>AC1=1;AC=4;AF1=1;AN=4;DP4=0,0,44,19;DP=69;INDEL;MQ=59;VDB=0.0401</text:p>
          </table:table-cell>
          <table:table-cell office:value-type="string">
            <text:p>GT:GQ:DP:SP:PL:FI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1:99:27:0:104,81,0:1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1:99:36:0:116,108,0:1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5595">
            <text:p>3005595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string">
            <text:p>AAC</text:p>
          </table:table-cell>
          <table:table-cell office:value-type="float" office:value="200">
            <text:p>200</text:p>
          </table:table-cell>
          <table:table-cell office:value-type="string">
            <text:p>PASS</text:p>
          </table:table-cell>
          <table:table-cell office:value-type="string">
            <text:p>AC1=1;AC=2;AF1=1;AN=2;DP4=0,0,42,11;DP=53;INDEL;MQ=59;VDB=0.0404</text:p>
          </table:table-cell>
          <table:table-cell office:value-type="string">
            <text:p>GT:GQ:DP:SP:PL:FI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1:99:53:0:255,156,17:1</text:p>
          </table:table-cell>
          <table:table-cell office:value-type="string">
            <text:p>.:.:.:.:.: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5777">
            <text:p>3005777</text:p>
          </table:table-cell>
          <table:table-cell office:value-type="float" office:value="0">
            <text:p>0</text:p>
          </table:table-cell>
          <table:table-cell office:value-type="string">
            <text:p>GA</text:p>
          </table:table-cell>
          <table:table-cell office:value-type="string">
            <text:p>G</text:p>
          </table:table-cell>
          <table:table-cell office:value-type="float" office:value="93.5">
            <text:p>93.5</text:p>
          </table:table-cell>
          <table:table-cell office:value-type="string">
            <text:p>PASS</text:p>
          </table:table-cell>
          <table:table-cell office:value-type="string">
            <text:p>AC1=1;AC=2;AF1=1;AN=2;DP4=0,0,24,22;DP=48;INDEL;MQ=54;VDB=0.0399</text:p>
          </table:table-cell>
          <table:table-cell office:value-type="string">
            <text:p>GT:GQ:DP:SP:PL:FI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1:99:46:0:131,138,0:1</text:p>
          </table:table-cell>
          <table:table-cell office:value-type="string">
            <text:p>.:.:.:.:.: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6089">
            <text:p>3006089</text:p>
          </table:table-cell>
          <table:table-cell office:value-type="float" office:value="0">
            <text:p>0</text:p>
          </table:table-cell>
          <table:table-cell office:value-type="string">
            <text:p>G</text:p>
          </table:table-cell>
          <table:table-cell office:value-type="string">
            <text:p>GTA</text:p>
          </table:table-cell>
          <table:table-cell office:value-type="float" office:value="217">
            <text:p>217</text:p>
          </table:table-cell>
          <table:table-cell office:value-type="string">
            <text:p>PASS</text:p>
          </table:table-cell>
          <table:table-cell office:value-type="string">
            <text:p>AC1=1;AC=2;AF1=1;AN=2;DP4=0,0,25,29;DP=63;INDEL;MQ=58;VDB=0.0404</text:p>
          </table:table-cell>
          <table:table-cell office:value-type="string">
            <text:p>GT:GQ:DP:SP:PL:FI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1:99:54:0:255,163,0:1</text:p>
          </table:table-cell>
          <table:table-cell office:value-type="string">
            <text:p>.:.:.:.:.: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6759">
            <text:p>3006759</text:p>
          </table:table-cell>
          <table:table-cell office:value-type="float" office:value="0">
            <text:p>0</text:p>
          </table:table-cell>
          <table:table-cell office:value-type="string">
            <text:p>GAAAAAA</text:p>
          </table:table-cell>
          <table:table-cell office:value-type="string">
            <text:p>G</text:p>
          </table:table-cell>
          <table:table-cell office:value-type="float" office:value="38.32">
            <text:p>38.32</text:p>
          </table:table-cell>
          <table:table-cell office:value-type="string">
            <text:p>Qual;MinAB;GapWin</text:p>
          </table:table-cell>
          <table:table-cell office:value-type="string">
            <text:p>AC1=1;AC=2,6,2;AF1=1;AN=10;DP4=0,0,14,23;DP=149;INDEL;MQ=57;VDB=0.0388;OLD_MULTIALLELIC=1:3006759:GAAAAAA/G/GAAAA/GAAAAA</text:p>
          </table:table-cell>
          <table:table-cell office:value-type="string">
            <text:p>GT:GQ:DP:SP:PL:FI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/.:70:8:0:.,.,.:1</text:p>
          </table:table-cell>
          <table:table-cell office:value-type="string">
            <text:p>.:.:.:.:.:.</text:p>
          </table:table-cell>
          <table:table-cell office:value-type="string">
            <text:p>./.:19:4:0:.,.,.:0</text:p>
          </table:table-cell>
          <table:table-cell office:value-type="string">
            <text:p>./.:99:10:0:.,.,.:1</text:p>
          </table:table-cell>
          <table:table-cell office:value-type="string">
            <text:p>.:.:.:.:.:.</text:p>
          </table:table-cell>
          <table:table-cell office:value-type="string">
            <text:p>./.:3:6:0:.,.,.:0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1:99:9:0:180,27,0:1</text:p>
          </table:table-cell>
          <table:table-cell office:value-type="string">
            <text:p>.:.:.:.:.: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6759">
            <text:p>3006759</text:p>
          </table:table-cell>
          <table:table-cell office:value-type="float" office:value="0">
            <text:p>0</text:p>
          </table:table-cell>
          <table:table-cell office:value-type="string">
            <text:p>GAA</text:p>
          </table:table-cell>
          <table:table-cell office:value-type="string">
            <text:p>G</text:p>
          </table:table-cell>
          <table:table-cell office:value-type="float" office:value="38.32">
            <text:p>38.32</text:p>
          </table:table-cell>
          <table:table-cell office:value-type="string">
            <text:p>Qual;MinAB;GapWin</text:p>
          </table:table-cell>
          <table:table-cell office:value-type="string">
            <text:p>AC1=1;AC=2,6,2;AF1=1;AN=10;DP4=0,0,14,23;DP=149;INDEL;MQ=57;VDB=0.0388;OLD_MULTIALLELIC=1:3006759:GAAAAAA/G/GAAAA/GAAAAA;OLD_VARIANT=1:3006759:GAAAAAA/GAAAA</text:p>
          </table:table-cell>
          <table:table-cell office:value-type="string">
            <text:p>GT:GQ:DP:SP:PL:FI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1:70:8:0:.,.,0:1</text:p>
          </table:table-cell>
          <table:table-cell office:value-type="string">
            <text:p>.:.:.:.:.:.</text:p>
          </table:table-cell>
          <table:table-cell office:value-type="string">
            <text:p>1/1:19:4:0:.,.,0:0</text:p>
          </table:table-cell>
          <table:table-cell office:value-type="string">
            <text:p>1/1:99:10:0:.,.,0:1</text:p>
          </table:table-cell>
          <table:table-cell office:value-type="string">
            <text:p>.:.:.:.:.:.</text:p>
          </table:table-cell>
          <table:table-cell office:value-type="string">
            <text:p>./.:3:6:0:.,.,.:0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/.:99:9:0:180,.,.:1</text:p>
          </table:table-cell>
          <table:table-cell office:value-type="string">
            <text:p>.:.:.:.:.: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6759">
            <text:p>3006759</text:p>
          </table:table-cell>
          <table:table-cell office:value-type="float" office:value="0">
            <text:p>0</text:p>
          </table:table-cell>
          <table:table-cell office:value-type="string">
            <text:p>GA</text:p>
          </table:table-cell>
          <table:table-cell office:value-type="string">
            <text:p>G</text:p>
          </table:table-cell>
          <table:table-cell office:value-type="float" office:value="38.32">
            <text:p>38.32</text:p>
          </table:table-cell>
          <table:table-cell office:value-type="string">
            <text:p>Qual;MinAB;GapWin</text:p>
          </table:table-cell>
          <table:table-cell office:value-type="string">
            <text:p>AC1=1;AC=2,6,2;AF1=1;AN=10;DP4=0,0,14,23;DP=149;INDEL;MQ=57;VDB=0.0388;OLD_MULTIALLELIC=1:3006759:GAAAAAA/G/GAAAA/GAAAAA;OLD_VARIANT=1:3006759:GAAAAAA/GAAAAA</text:p>
          </table:table-cell>
          <table:table-cell office:value-type="string">
            <text:p>GT:GQ:DP:SP:PL:FI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/.:70:8:0:.,.,.:1</text:p>
          </table:table-cell>
          <table:table-cell office:value-type="string">
            <text:p>.:.:.:.:.:.</text:p>
          </table:table-cell>
          <table:table-cell office:value-type="string">
            <text:p>./.:19:4:0:.,.,26:0</text:p>
          </table:table-cell>
          <table:table-cell office:value-type="string">
            <text:p>./.:99:10:0:.,.,.:1</text:p>
          </table:table-cell>
          <table:table-cell office:value-type="string">
            <text:p>.:.:.:.:.:.</text:p>
          </table:table-cell>
          <table:table-cell office:value-type="string">
            <text:p>1/1:3:6:0:.,.,0:0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/.:99:9:0:180,.,.:1</text:p>
          </table:table-cell>
          <table:table-cell office:value-type="string">
            <text:p>.:.:.:.:.: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6790">
            <text:p>3006790</text:p>
          </table:table-cell>
          <table:table-cell office:value-type="float" office:value="0">
            <text:p>0</text:p>
          </table:table-cell>
          <table:table-cell office:value-type="string">
            <text:p>GAA</text:p>
          </table:table-cell>
          <table:table-cell office:value-type="string">
            <text:p>G</text:p>
          </table:table-cell>
          <table:table-cell office:value-type="float" office:value="87.51">
            <text:p>87.51</text:p>
          </table:table-cell>
          <table:table-cell office:value-type="string">
            <text:p>PASS</text:p>
          </table:table-cell>
          <table:table-cell office:value-type="string">
            <text:p>AC1=1;AC=24,2;AF1=1;AN=26;DP4=0,0,51,67;DP=265;INDEL;MQ=49;VDB=0.0394;OLD_MULTIALLELIC=1:3006790:GAA/G/GA</text:p>
          </table:table-cell>
          <table:table-cell office:value-type="string">
            <text:p>GT:GQ:DP:SP:PL:FI</text:p>
          </table:table-cell>
          <table:table-cell office:value-type="string">
            <text:p>1/1:99:7:0:100,21,0:1</text:p>
          </table:table-cell>
          <table:table-cell office:value-type="string">
            <text:p>1/1:99:8:0:127,24,0:1</text:p>
          </table:table-cell>
          <table:table-cell office:value-type="string">
            <text:p>1/1:70:3:0:54,9,0:1</text:p>
          </table:table-cell>
          <table:table-cell office:value-type="string">
            <text:p>.:.:.:.:.:.</text:p>
          </table:table-cell>
          <table:table-cell office:value-type="string">
            <text:p>1/1:99:8:0:120,24,0:1</text:p>
          </table:table-cell>
          <table:table-cell office:value-type="string">
            <text:p>.:.:.:.:.:.</text:p>
          </table:table-cell>
          <table:table-cell office:value-type="string">
            <text:p>1/1:99:10:0:141,30,0:1</text:p>
          </table:table-cell>
          <table:table-cell office:value-type="string">
            <text:p>.:.:.:.:.:.</text:p>
          </table:table-cell>
          <table:table-cell office:value-type="string">
            <text:p>1/1:99:8:0:124,24,0:1</text:p>
          </table:table-cell>
          <table:table-cell office:value-type="string">
            <text:p>1/1:99:11:0:150,33,0:1</text:p>
          </table:table-cell>
          <table:table-cell office:value-type="string">
            <text:p>1/1:99:11:0:158,33,0:1</text:p>
          </table:table-cell>
          <table:table-cell office:value-type="string">
            <text:p>1/1:99:13:0:170,39,0:1</text:p>
          </table:table-cell>
          <table:table-cell office:value-type="string">
            <text:p>1/1:99:11:0:146,33,0:1</text:p>
          </table:table-cell>
          <table:table-cell office:value-type="string">
            <text:p>1/1:99:7:0:119,21,0:1</text:p>
          </table:table-cell>
          <table:table-cell office:value-type="string">
            <text:p>.:.:.:.:.:.</text:p>
          </table:table-cell>
          <table:table-cell office:value-type="string">
            <text:p>1/1:99:10:0:142,30,0:1</text:p>
          </table:table-cell>
          <table:table-cell office:value-type="string">
            <text:p>.:.:.:.:.:.</text:p>
          </table:table-cell>
          <table:table-cell office:value-type="string">
            <text:p>./.:99:11:0:.,.,.: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6790">
            <text:p>3006790</text:p>
          </table:table-cell>
          <table:table-cell office:value-type="float" office:value="0">
            <text:p>0</text:p>
          </table:table-cell>
          <table:table-cell office:value-type="string">
            <text:p>GA</text:p>
          </table:table-cell>
          <table:table-cell office:value-type="string">
            <text:p>G</text:p>
          </table:table-cell>
          <table:table-cell office:value-type="float" office:value="87.51">
            <text:p>87.51</text:p>
          </table:table-cell>
          <table:table-cell office:value-type="string">
            <text:p>PASS</text:p>
          </table:table-cell>
          <table:table-cell office:value-type="string">
            <text:p>AC1=1;AC=24,2;AF1=1;AN=26;DP4=0,0,51,67;DP=265;INDEL;MQ=49;VDB=0.0394;OLD_MULTIALLELIC=1:3006790:GAA/G/GA;OLD_VARIANT=1:3006790:GAA/GA</text:p>
          </table:table-cell>
          <table:table-cell office:value-type="string">
            <text:p>GT:GQ:DP:SP:PL:FI</text:p>
          </table:table-cell>
          <table:table-cell office:value-type="string">
            <text:p>./.:99:7:0:100,.,.:1</text:p>
          </table:table-cell>
          <table:table-cell office:value-type="string">
            <text:p>./.:99:8:0:127,.,.:1</text:p>
          </table:table-cell>
          <table:table-cell office:value-type="string">
            <text:p>./.:70:3:0:54,.,.:1</text:p>
          </table:table-cell>
          <table:table-cell office:value-type="string">
            <text:p>.:.:.:.:.:.</text:p>
          </table:table-cell>
          <table:table-cell office:value-type="string">
            <text:p>./.:99:8:0:120,.,.:1</text:p>
          </table:table-cell>
          <table:table-cell office:value-type="string">
            <text:p>.:.:.:.:.:.</text:p>
          </table:table-cell>
          <table:table-cell office:value-type="string">
            <text:p>./.:99:10:0:141,.,.:1</text:p>
          </table:table-cell>
          <table:table-cell office:value-type="string">
            <text:p>.:.:.:.:.:.</text:p>
          </table:table-cell>
          <table:table-cell office:value-type="string">
            <text:p>./.:99:8:0:124,.,.:1</text:p>
          </table:table-cell>
          <table:table-cell office:value-type="string">
            <text:p>./.:99:11:0:150,.,.:1</text:p>
          </table:table-cell>
          <table:table-cell office:value-type="string">
            <text:p>./.:99:11:0:158,.,.:1</text:p>
          </table:table-cell>
          <table:table-cell office:value-type="string">
            <text:p>./.:99:13:0:170,.,.:1</text:p>
          </table:table-cell>
          <table:table-cell office:value-type="string">
            <text:p>./.:99:11:0:146,.,.:1</text:p>
          </table:table-cell>
          <table:table-cell office:value-type="string">
            <text:p>./.:99:7:0:119,.,.:1</text:p>
          </table:table-cell>
          <table:table-cell office:value-type="string">
            <text:p>.:.:.:.:.:.</text:p>
          </table:table-cell>
          <table:table-cell office:value-type="string">
            <text:p>./.:99:10:0:142,.,.:1</text:p>
          </table:table-cell>
          <table:table-cell office:value-type="string">
            <text:p>.:.:.:.:.:.</text:p>
          </table:table-cell>
          <table:table-cell office:value-type="string">
            <text:p>1/1:99:11:0:.,.,0: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6822">
            <text:p>3006822</text:p>
          </table:table-cell>
          <table:table-cell office:value-type="float" office:value="0">
            <text:p>0</text:p>
          </table:table-cell>
          <table:table-cell office:value-type="string">
            <text:p>GAAAAAGAAAAA</text:p>
          </table:table-cell>
          <table:table-cell office:value-type="string">
            <text:p>G</text:p>
          </table:table-cell>
          <table:table-cell office:value-type="float" office:value="104">
            <text:p>104</text:p>
          </table:table-cell>
          <table:table-cell office:value-type="string">
            <text:p>PASS</text:p>
          </table:table-cell>
          <table:table-cell office:value-type="string">
            <text:p>AC1=1;AC=2;AF1=1;AN=2;DP4=0,0,3,3;DP=33;INDEL;MQ=47;VDB=0.0404</text:p>
          </table:table-cell>
          <table:table-cell office:value-type="string">
            <text:p>GT:GQ:DP:SP:PL:FI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1:99:6:0:142,18,0:1</text:p>
          </table:table-cell>
          <table:table-cell office:value-type="string">
            <text:p>.:.:.:.:.: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6834">
            <text:p>3006834</text:p>
          </table:table-cell>
          <table:table-cell office:value-type="float" office:value="0">
            <text:p>0</text:p>
          </table:table-cell>
          <table:table-cell office:value-type="string">
            <text:p>GA</text:p>
          </table:table-cell>
          <table:table-cell office:value-type="string">
            <text:p>G</text:p>
          </table:table-cell>
          <table:table-cell office:value-type="float" office:value="49.03">
            <text:p>49.03</text:p>
          </table:table-cell>
          <table:table-cell office:value-type="string">
            <text:p>MinAB</text:p>
          </table:table-cell>
          <table:table-cell office:value-type="string">
            <text:p>AC1=1;AC=20;AF1=1;AN=20;DP4=0,0,76,43;DP=222;INDEL;MQ=56;VDB=0.0385</text:p>
          </table:table-cell>
          <table:table-cell office:value-type="string">
            <text:p>GT:GQ:DP:SP:PL:FI</text:p>
          </table:table-cell>
          <table:table-cell office:value-type="string">
            <text:p>1/1:99:13:0:96,39,0:1</text:p>
          </table:table-cell>
          <table:table-cell office:value-type="string">
            <text:p>1/1:99:20:0:107,60,0:1</text:p>
          </table:table-cell>
          <table:table-cell office:value-type="string">
            <text:p>1/1:68:7:0:53,21,0:1</text:p>
          </table:table-cell>
          <table:table-cell office:value-type="string">
            <text:p>.:.:.:.:.:.</text:p>
          </table:table-cell>
          <table:table-cell office:value-type="string">
            <text:p>1/1:92:8:0:65,24,0:1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1:84:5:0:61,15,0:1</text:p>
          </table:table-cell>
          <table:table-cell office:value-type="string">
            <text:p>.:.:.:.:.:.</text:p>
          </table:table-cell>
          <table:table-cell office:value-type="string">
            <text:p>1/1:99:12:0:95,36,0:1</text:p>
          </table:table-cell>
          <table:table-cell office:value-type="string">
            <text:p>1/1:99:25:0:123,75,0:1</text:p>
          </table:table-cell>
          <table:table-cell office:value-type="string">
            <text:p>1/1:99:13:0:107,39,0:1</text:p>
          </table:table-cell>
          <table:table-cell office:value-type="string">
            <text:p>1/1:64:4:0:51,12,0:0</text:p>
          </table:table-cell>
          <table:table-cell office:value-type="string">
            <text:p>.:.:.:.:.:.</text:p>
          </table:table-cell>
          <table:table-cell office:value-type="string">
            <text:p>1/1:99:12:0:107,36,0:1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7262">
            <text:p>3007262</text:p>
          </table:table-cell>
          <table:table-cell office:value-type="float" office:value="0">
            <text:p>0</text:p>
          </table:table-cell>
          <table:table-cell office:value-type="string">
            <text:p>CT</text:p>
          </table:table-cell>
          <table:table-cell office:value-type="string">
            <text:p>C</text:p>
          </table:table-cell>
          <table:table-cell office:value-type="float" office:value="24.84">
            <text:p>24.84</text:p>
          </table:table-cell>
          <table:table-cell office:value-type="string">
            <text:p>Qual;MinAB</text:p>
          </table:table-cell>
          <table:table-cell office:value-type="string">
            <text:p>AC1=1;AC=16;AF1=1;AN=16;DP4=0,0,36,14;DP=256;INDEL;MQ=54;VDB=0.0393</text:p>
          </table:table-cell>
          <table:table-cell office:value-type="string">
            <text:p>GT:GQ:DP:SP:PL:FI</text:p>
          </table:table-cell>
          <table:table-cell office:value-type="string">
            <text:p>1/1:99:8:0:80,24,0:1</text:p>
          </table:table-cell>
          <table:table-cell office:value-type="string">
            <text:p>1/1:70:5:0:54,15,0:1</text:p>
          </table:table-cell>
          <table:table-cell office:value-type="string">
            <text:p>1/1:68:7:0:53,21,0:1</text:p>
          </table:table-cell>
          <table:table-cell office:value-type="string">
            <text:p>.:.:.:.:.:.</text:p>
          </table:table-cell>
          <table:table-cell office:value-type="string">
            <text:p>1/1:40:3:0:39,9,0:0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1:62:6:0:50,18,0:1</text:p>
          </table:table-cell>
          <table:table-cell office:value-type="string">
            <text:p>1/1:80:6:0:59,18,0:1</text:p>
          </table:table-cell>
          <table:table-cell office:value-type="string">
            <text:p>1/1:99:7:0:77,21,0:1</text:p>
          </table:table-cell>
          <table:table-cell office:value-type="string">
            <text:p>1/1:99:8:0:84,24,0:1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7272">
            <text:p>3007272</text:p>
          </table:table-cell>
          <table:table-cell office:value-type="float" office:value="0">
            <text:p>0</text:p>
          </table:table-cell>
          <table:table-cell office:value-type="string">
            <text:p>G</text:p>
          </table:table-cell>
          <table:table-cell office:value-type="string">
            <text:p>GCC</text:p>
          </table:table-cell>
          <table:table-cell office:value-type="float" office:value="84.48">
            <text:p>84.48</text:p>
          </table:table-cell>
          <table:table-cell office:value-type="string">
            <text:p>Qual;MinAB;Het</text:p>
          </table:table-cell>
          <table:table-cell office:value-type="string">
            <text:p>AC1=1;AC=8,2,2,6,2;AF1=1;AN=20;DP4=1,0,105,114;DP=428;INDEL;MDV=99;MQ=52;MSD=15;PV0=1;PV1=1;PV2=1;PV3=0.27;PV4=1,1,1,0.27;QD=0.3766;SB=0.75;VDB=0.0374;OLD_MULTIALLELIC=1:3007272:GCCC/GCCCCC/GCCCCCC/GC/GCC/G;OLD_VARIANT=1:3007272:GCCC/GCCCCC</text:p>
          </table:table-cell>
          <table:table-cell office:value-type="string">
            <text:p>GT:GQ:DP:SP:PL:FI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.:99:15:0:.,.,37:0</text:p>
          </table:table-cell>
          <table:table-cell office:value-type="string">
            <text:p>.:.:.:.:.:.</text:p>
          </table:table-cell>
          <table:table-cell office:value-type="string">
            <text:p>1/1:99:17:0:.,.,0:1</text:p>
          </table:table-cell>
          <table:table-cell office:value-type="string">
            <text:p>./.:99:23:0:.,.,.:1</text:p>
          </table:table-cell>
          <table:table-cell office:value-type="string">
            <text:p>.:.:.:.:.:.</text:p>
          </table:table-cell>
          <table:table-cell office:value-type="string">
            <text:p>./.:99:37:0:.,.,.:1</text:p>
          </table:table-cell>
          <table:table-cell office:value-type="string">
            <text:p>./.:99:26:0:.,.,.:1</text:p>
          </table:table-cell>
          <table:table-cell office:value-type="string">
            <text:p>./.:34:3:0:36,.,.:0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.:99:25:0:.,.,12:0</text:p>
          </table:table-cell>
          <table:table-cell office:value-type="string">
            <text:p>./.:99:38:0:.,.,.:1</text:p>
          </table:table-cell>
          <table:table-cell office:value-type="string">
            <text:p>1/1:99:15:0:.,.,0:1</text:p>
          </table:table-cell>
          <table:table-cell office:value-type="string">
            <text:p>1/1:99:21:0:.,.,0: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7272">
            <text:p>3007272</text:p>
          </table:table-cell>
          <table:table-cell office:value-type="float" office:value="0">
            <text:p>0</text:p>
          </table:table-cell>
          <table:table-cell office:value-type="string">
            <text:p>G</text:p>
          </table:table-cell>
          <table:table-cell office:value-type="string">
            <text:p>GCCC</text:p>
          </table:table-cell>
          <table:table-cell office:value-type="float" office:value="84.48">
            <text:p>84.48</text:p>
          </table:table-cell>
          <table:table-cell office:value-type="string">
            <text:p>Qual;MinAB;Het</text:p>
          </table:table-cell>
          <table:table-cell office:value-type="string">
            <text:p>AC1=1;AC=8,2,2,6,2;AF1=1;AN=20;DP4=1,0,105,114;DP=428;INDEL;MDV=99;MQ=52;MSD=15;PV0=1;PV1=1;PV2=1;PV3=0.27;PV4=1,1,1,0.27;QD=0.3766;SB=0.75;VDB=0.0374;OLD_MULTIALLELIC=1:3007272:GCCC/GCCCCC/GCCCCCC/GC/GCC/G;OLD_VARIANT=1:3007272:GCCC/GCCCCCC</text:p>
          </table:table-cell>
          <table:table-cell office:value-type="string">
            <text:p>GT:GQ:DP:SP:PL:FI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/1:99:15:0:.,.,101:0</text:p>
          </table:table-cell>
          <table:table-cell office:value-type="string">
            <text:p>.:.:.:.:.:.</text:p>
          </table:table-cell>
          <table:table-cell office:value-type="string">
            <text:p>./.:99:17:0:.,.,.:1</text:p>
          </table:table-cell>
          <table:table-cell office:value-type="string">
            <text:p>./.:99:23:0:.,.,.:1</text:p>
          </table:table-cell>
          <table:table-cell office:value-type="string">
            <text:p>.:.:.:.:.:.</text:p>
          </table:table-cell>
          <table:table-cell office:value-type="string">
            <text:p>./.:99:37:0:.,.,.:1</text:p>
          </table:table-cell>
          <table:table-cell office:value-type="string">
            <text:p>./.:99:26:0:.,.,.:1</text:p>
          </table:table-cell>
          <table:table-cell office:value-type="string">
            <text:p>./.:34:3:0:36,.,.:0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/1:99:25:0:.,.,122:0</text:p>
          </table:table-cell>
          <table:table-cell office:value-type="string">
            <text:p>./.:99:38:0:.,.,.:1</text:p>
          </table:table-cell>
          <table:table-cell office:value-type="string">
            <text:p>./.:99:15:0:.,.,107:1</text:p>
          </table:table-cell>
          <table:table-cell office:value-type="string">
            <text:p>./.:99:21:0:.,.,.: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7272">
            <text:p>3007272</text:p>
          </table:table-cell>
          <table:table-cell office:value-type="float" office:value="0">
            <text:p>0</text:p>
          </table:table-cell>
          <table:table-cell office:value-type="string">
            <text:p>GCC</text:p>
          </table:table-cell>
          <table:table-cell office:value-type="string">
            <text:p>G</text:p>
          </table:table-cell>
          <table:table-cell office:value-type="float" office:value="84.48">
            <text:p>84.48</text:p>
          </table:table-cell>
          <table:table-cell office:value-type="string">
            <text:p>Qual;MinAB;Het</text:p>
          </table:table-cell>
          <table:table-cell office:value-type="string">
            <text:p>AC1=1;AC=8,2,2,6,2;AF1=1;AN=20;DP4=1,0,105,114;DP=428;INDEL;MDV=99;MQ=52;MSD=15;PV0=1;PV1=1;PV2=1;PV3=0.27;PV4=1,1,1,0.27;QD=0.3766;SB=0.75;VDB=0.0374;OLD_MULTIALLELIC=1:3007272:GCCC/GCCCCC/GCCCCCC/GC/GCC/G;OLD_VARIANT=1:3007272:GCCC/GC</text:p>
          </table:table-cell>
          <table:table-cell office:value-type="string">
            <text:p>GT:GQ:DP:SP:PL:FI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/.:99:15:0:.,.,.:0</text:p>
          </table:table-cell>
          <table:table-cell office:value-type="string">
            <text:p>.:.:.:.:.:.</text:p>
          </table:table-cell>
          <table:table-cell office:value-type="string">
            <text:p>./.:99:17:0:.,.,.:1</text:p>
          </table:table-cell>
          <table:table-cell office:value-type="string">
            <text:p>./.:99:23:0:.,.,93:1</text:p>
          </table:table-cell>
          <table:table-cell office:value-type="string">
            <text:p>.:.:.:.:.:.</text:p>
          </table:table-cell>
          <table:table-cell office:value-type="string">
            <text:p>./.:99:37:0:.,.,87:1</text:p>
          </table:table-cell>
          <table:table-cell office:value-type="string">
            <text:p>./.:99:26:0:.,.,84:1</text:p>
          </table:table-cell>
          <table:table-cell office:value-type="string">
            <text:p>./.:34:3:0:36,.,.:0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/.:99:25:0:.,.,.:0</text:p>
          </table:table-cell>
          <table:table-cell office:value-type="string">
            <text:p>1/1:99:38:0:.,.,0:1</text:p>
          </table:table-cell>
          <table:table-cell office:value-type="string">
            <text:p>./.:99:15:0:.,.,.:1</text:p>
          </table:table-cell>
          <table:table-cell office:value-type="string">
            <text:p>./.:99:21:0:.,.,.: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7272">
            <text:p>3007272</text:p>
          </table:table-cell>
          <table:table-cell office:value-type="float" office:value="0">
            <text:p>0</text:p>
          </table:table-cell>
          <table:table-cell office:value-type="string">
            <text:p>GC</text:p>
          </table:table-cell>
          <table:table-cell office:value-type="string">
            <text:p>G</text:p>
          </table:table-cell>
          <table:table-cell office:value-type="float" office:value="84.48">
            <text:p>84.48</text:p>
          </table:table-cell>
          <table:table-cell office:value-type="string">
            <text:p>Qual;MinAB;Het</text:p>
          </table:table-cell>
          <table:table-cell office:value-type="string">
            <text:p>AC1=1;AC=8,2,2,6,2;AF1=1;AN=20;DP4=1,0,105,114;DP=428;INDEL;MDV=99;MQ=52;MSD=15;PV0=1;PV1=1;PV2=1;PV3=0.27;PV4=1,1,1,0.27;QD=0.3766;SB=0.75;VDB=0.0374;OLD_MULTIALLELIC=1:3007272:GCCC/GCCCCC/GCCCCCC/GC/GCC/G;OLD_VARIANT=1:3007272:GCCC/GCC</text:p>
          </table:table-cell>
          <table:table-cell office:value-type="string">
            <text:p>GT:GQ:DP:SP:PL:FI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/.:99:15:0:.,.,.:0</text:p>
          </table:table-cell>
          <table:table-cell office:value-type="string">
            <text:p>.:.:.:.:.:.</text:p>
          </table:table-cell>
          <table:table-cell office:value-type="string">
            <text:p>./.:99:17:0:.,.,.:1</text:p>
          </table:table-cell>
          <table:table-cell office:value-type="string">
            <text:p>1/1:99:23:0:.,.,0:1</text:p>
          </table:table-cell>
          <table:table-cell office:value-type="string">
            <text:p>.:.:.:.:.:.</text:p>
          </table:table-cell>
          <table:table-cell office:value-type="string">
            <text:p>1/1:99:37:0:.,.,0:1</text:p>
          </table:table-cell>
          <table:table-cell office:value-type="string">
            <text:p>1/1:99:26:0:.,.,0:1</text:p>
          </table:table-cell>
          <table:table-cell office:value-type="string">
            <text:p>./.:34:3:0:36,.,.:0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/.:99:25:0:.,.,.:0</text:p>
          </table:table-cell>
          <table:table-cell office:value-type="string">
            <text:p>./.:99:38:0:.,.,187:1</text:p>
          </table:table-cell>
          <table:table-cell office:value-type="string">
            <text:p>./.:99:15:0:.,.,.:1</text:p>
          </table:table-cell>
          <table:table-cell office:value-type="string">
            <text:p>./.:99:21:0:.,.,.: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7272">
            <text:p>3007272</text:p>
          </table:table-cell>
          <table:table-cell office:value-type="float" office:value="0">
            <text:p>0</text:p>
          </table:table-cell>
          <table:table-cell office:value-type="string">
            <text:p>GCCC</text:p>
          </table:table-cell>
          <table:table-cell office:value-type="string">
            <text:p>G</text:p>
          </table:table-cell>
          <table:table-cell office:value-type="float" office:value="84.48">
            <text:p>84.48</text:p>
          </table:table-cell>
          <table:table-cell office:value-type="string">
            <text:p>Qual;MinAB;Het</text:p>
          </table:table-cell>
          <table:table-cell office:value-type="string">
            <text:p>AC1=1;AC=8,2,2,6,2;AF1=1;AN=20;DP4=1,0,105,114;DP=428;INDEL;MDV=99;MQ=52;MSD=15;PV0=1;PV1=1;PV2=1;PV3=0.27;PV4=1,1,1,0.27;QD=0.3766;SB=0.75;VDB=0.0374;OLD_MULTIALLELIC=1:3007272:GCCC/GCCCCC/GCCCCCC/GC/GCC/G</text:p>
          </table:table-cell>
          <table:table-cell office:value-type="string">
            <text:p>GT:GQ:DP:SP:PL:FI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/.:99:15:0:.,.,151:0</text:p>
          </table:table-cell>
          <table:table-cell office:value-type="string">
            <text:p>.:.:.:.:.:.</text:p>
          </table:table-cell>
          <table:table-cell office:value-type="string">
            <text:p>./.:99:17:0:.,.,165:1</text:p>
          </table:table-cell>
          <table:table-cell office:value-type="string">
            <text:p>./.:99:23:0:.,.,.:1</text:p>
          </table:table-cell>
          <table:table-cell office:value-type="string">
            <text:p>.:.:.:.:.:.</text:p>
          </table:table-cell>
          <table:table-cell office:value-type="string">
            <text:p>./.:99:37:0:.,.,.:1</text:p>
          </table:table-cell>
          <table:table-cell office:value-type="string">
            <text:p>./.:99:26:0:.,.,.:1</text:p>
          </table:table-cell>
          <table:table-cell office:value-type="string">
            <text:p>1/1:34:3:0:36,9,0:0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/.:99:25:0:.,.,168:0</text:p>
          </table:table-cell>
          <table:table-cell office:value-type="string">
            <text:p>./.:99:38:0:.,.,.:1</text:p>
          </table:table-cell>
          <table:table-cell office:value-type="string">
            <text:p>./.:99:15:0:.,.,125:1</text:p>
          </table:table-cell>
          <table:table-cell office:value-type="string">
            <text:p>./.:99:21:0:.,.,171: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7280">
            <text:p>3007280</text:p>
          </table:table-cell>
          <table:table-cell office:value-type="float" office:value="0">
            <text:p>0</text:p>
          </table:table-cell>
          <table:table-cell office:value-type="string">
            <text:p>CCCT</text:p>
          </table:table-cell>
          <table:table-cell office:value-type="string">
            <text:p>C</text:p>
          </table:table-cell>
          <table:table-cell office:value-type="float" office:value="184">
            <text:p>184</text:p>
          </table:table-cell>
          <table:table-cell office:value-type="string">
            <text:p>PASS</text:p>
          </table:table-cell>
          <table:table-cell office:value-type="string">
            <text:p>AC1=1;AC=16;AF1=1;AN=16;DP4=0,0,98,82;DP=236;INDEL;MQ=33;VDB=0.0393</text:p>
          </table:table-cell>
          <table:table-cell office:value-type="string">
            <text:p>GT:GQ:DP:SP:PL:FI</text:p>
          </table:table-cell>
          <table:table-cell office:value-type="string">
            <text:p>1/1:99:10:0:120,30,0:1</text:p>
          </table:table-cell>
          <table:table-cell office:value-type="string">
            <text:p>1/1:99:37:0:255,111,0:1</text:p>
          </table:table-cell>
          <table:table-cell office:value-type="string">
            <text:p>1/1:99:6:0:133,18,0:1</text:p>
          </table:table-cell>
          <table:table-cell office:value-type="string">
            <text:p>.:.:.:.:.:.</text:p>
          </table:table-cell>
          <table:table-cell office:value-type="string">
            <text:p>1/1:99:23:0:255,69,0:1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1:99:31:0:255,93,0:1</text:p>
          </table:table-cell>
          <table:table-cell office:value-type="string">
            <text:p>1/1:99:25:0:255,75,0:1</text:p>
          </table:table-cell>
          <table:table-cell office:value-type="string">
            <text:p>1/1:99:30:0:255,90,0:1</text:p>
          </table:table-cell>
          <table:table-cell office:value-type="string">
            <text:p>1/1:99:18:0:247,54,0:1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7282">
            <text:p>300728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string">
            <text:p>CCCT</text:p>
          </table:table-cell>
          <table:table-cell office:value-type="float" office:value="24.67">
            <text:p>24.67</text:p>
          </table:table-cell>
          <table:table-cell office:value-type="string">
            <text:p>Qual;MinAB;Het</text:p>
          </table:table-cell>
          <table:table-cell office:value-type="string">
            <text:p>AC1=1;AC=4,1,1,2,2;AF1=0.5001;AN=10;DP4=6,4,18,11;DP=205;INDEL;MDV=6;MQ=49;MSD=7;PV0=1;PV1=1;PV2=0.36;PV3=1;PV4=1,1,0.36,1;QD=0.2355;SB=0.3333;VDB=0.0355;OLD_MULTIALLELIC=1:3007282:CT/CCCTT/CCCCCTT/CCCCTT/CCTT/C;OLD_VARIANT=1:3007282:CT/CCCTT</text:p>
          </table:table-cell>
          <table:table-cell office:value-type="string">
            <text:p>GT:GQ:DP:SP:PL:FI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.:6:7:0:.,.,37:0</text:p>
          </table:table-cell>
          <table:table-cell office:value-type="string">
            <text:p>.:.:.:.:.:.</text:p>
          </table:table-cell>
          <table:table-cell office:value-type="string">
            <text:p>./.:99:5:0:.,.,.:1</text:p>
          </table:table-cell>
          <table:table-cell office:value-type="string">
            <text:p>./.:4:1:0:20,.,.:0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.:9:18:0:.,.,90:0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1:99:8:0:.,.,16: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7282">
            <text:p>300728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string">
            <text:p>CCCCCT</text:p>
          </table:table-cell>
          <table:table-cell office:value-type="float" office:value="24.67">
            <text:p>24.67</text:p>
          </table:table-cell>
          <table:table-cell office:value-type="string">
            <text:p>Qual;MinAB;Het</text:p>
          </table:table-cell>
          <table:table-cell office:value-type="string">
            <text:p>AC1=1;AC=4,1,1,2,2;AF1=0.5001;AN=10;DP4=6,4,18,11;DP=205;INDEL;MDV=6;MQ=49;MSD=7;PV0=1;PV1=1;PV2=0.36;PV3=1;PV4=1,1,0.36,1;QD=0.2355;SB=0.3333;VDB=0.0355;OLD_MULTIALLELIC=1:3007282:CT/CCCTT/CCCCCTT/CCCCTT/CCTT/C;OLD_VARIANT=1:3007282:CT/CCCCCTT</text:p>
          </table:table-cell>
          <table:table-cell office:value-type="string">
            <text:p>GT:GQ:DP:SP:PL:FI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/1:6:7:0:.,.,57:0</text:p>
          </table:table-cell>
          <table:table-cell office:value-type="string">
            <text:p>.:.:.:.:.:.</text:p>
          </table:table-cell>
          <table:table-cell office:value-type="string">
            <text:p>./.:99:5:0:.,.,.:1</text:p>
          </table:table-cell>
          <table:table-cell office:value-type="string">
            <text:p>./.:4:1:0:20,.,.:0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/.:9:18:0:.,.,.:0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/.:99:8:0:.,.,.: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7282">
            <text:p>300728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string">
            <text:p>CCCCT</text:p>
          </table:table-cell>
          <table:table-cell office:value-type="float" office:value="24.67">
            <text:p>24.67</text:p>
          </table:table-cell>
          <table:table-cell office:value-type="string">
            <text:p>Qual;MinAB;Het</text:p>
          </table:table-cell>
          <table:table-cell office:value-type="string">
            <text:p>AC1=1;AC=4,1,1,2,2;AF1=0.5001;AN=10;DP4=6,4,18,11;DP=205;INDEL;MDV=6;MQ=49;MSD=7;PV0=1;PV1=1;PV2=0.36;PV3=1;PV4=1,1,0.36,1;QD=0.2355;SB=0.3333;VDB=0.0355;OLD_MULTIALLELIC=1:3007282:CT/CCCTT/CCCCCTT/CCCCTT/CCTT/C;OLD_VARIANT=1:3007282:CT/CCCCTT</text:p>
          </table:table-cell>
          <table:table-cell office:value-type="string">
            <text:p>GT:GQ:DP:SP:PL:FI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/.:6:7:0:.,.,.:0</text:p>
          </table:table-cell>
          <table:table-cell office:value-type="string">
            <text:p>.:.:.:.:.:.</text:p>
          </table:table-cell>
          <table:table-cell office:value-type="string">
            <text:p>./.:99:5:0:.,.,.:1</text:p>
          </table:table-cell>
          <table:table-cell office:value-type="string">
            <text:p>./.:4:1:0:20,.,.:0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/1:9:18:0:.,.,95:0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/.:99:8:0:.,.,.: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7282">
            <text:p>3007282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string">
            <text:p>CCT</text:p>
          </table:table-cell>
          <table:table-cell office:value-type="float" office:value="24.67">
            <text:p>24.67</text:p>
          </table:table-cell>
          <table:table-cell office:value-type="string">
            <text:p>Qual;MinAB;Het</text:p>
          </table:table-cell>
          <table:table-cell office:value-type="string">
            <text:p>AC1=1;AC=4,1,1,2,2;AF1=0.5001;AN=10;DP4=6,4,18,11;DP=205;INDEL;MDV=6;MQ=49;MSD=7;PV0=1;PV1=1;PV2=0.36;PV3=1;PV4=1,1,0.36,1;QD=0.2355;SB=0.3333;VDB=0.0355;OLD_MULTIALLELIC=1:3007282:CT/CCCTT/CCCCCTT/CCCCTT/CCTT/C;OLD_VARIANT=1:3007282:CT/CCTT</text:p>
          </table:table-cell>
          <table:table-cell office:value-type="string">
            <text:p>GT:GQ:DP:SP:PL:FI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/.:6:7:0:.,.,.:0</text:p>
          </table:table-cell>
          <table:table-cell office:value-type="string">
            <text:p>.:.:.:.:.:.</text:p>
          </table:table-cell>
          <table:table-cell office:value-type="string">
            <text:p>1/1:99:5:0:.,.,0:1</text:p>
          </table:table-cell>
          <table:table-cell office:value-type="string">
            <text:p>./.:4:1:0:20,.,.:0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/.:9:18:0:.,.,.:0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/.:99:8:0:.,.,.: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7282">
            <text:p>3007282</text:p>
          </table:table-cell>
          <table:table-cell office:value-type="float" office:value="0">
            <text:p>0</text:p>
          </table:table-cell>
          <table:table-cell office:value-type="string">
            <text:p>CT</text:p>
          </table:table-cell>
          <table:table-cell office:value-type="string">
            <text:p>C</text:p>
          </table:table-cell>
          <table:table-cell office:value-type="float" office:value="24.67">
            <text:p>24.67</text:p>
          </table:table-cell>
          <table:table-cell office:value-type="string">
            <text:p>Qual;MinAB;Het</text:p>
          </table:table-cell>
          <table:table-cell office:value-type="string">
            <text:p>AC1=1;AC=4,1,1,2,2;AF1=0.5001;AN=10;DP4=6,4,18,11;DP=205;INDEL;MDV=6;MQ=49;MSD=7;PV0=1;PV1=1;PV2=0.36;PV3=1;PV4=1,1,0.36,1;QD=0.2355;SB=0.3333;VDB=0.0355;OLD_MULTIALLELIC=1:3007282:CT/CCCTT/CCCCCTT/CCCCTT/CCTT/C</text:p>
          </table:table-cell>
          <table:table-cell office:value-type="string">
            <text:p>GT:GQ:DP:SP:PL:FI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/.:6:7:0:.,.,58:0</text:p>
          </table:table-cell>
          <table:table-cell office:value-type="string">
            <text:p>.:.:.:.:.:.</text:p>
          </table:table-cell>
          <table:table-cell office:value-type="string">
            <text:p>./.:99:5:0:.,.,91:1</text:p>
          </table:table-cell>
          <table:table-cell office:value-type="string">
            <text:p>1/1:4:1:0:20,3,0:0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/.:9:18:0:.,.,113:0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/.:99:8:0:.,.,123: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7306">
            <text:p>3007306</text:p>
          </table:table-cell>
          <table:table-cell office:value-type="float" office:value="0">
            <text:p>0</text:p>
          </table:table-cell>
          <table:table-cell office:value-type="string">
            <text:p>TA</text:p>
          </table:table-cell>
          <table:table-cell office:value-type="string">
            <text:p>T</text:p>
          </table:table-cell>
          <table:table-cell office:value-type="float" office:value="217">
            <text:p>217</text:p>
          </table:table-cell>
          <table:table-cell office:value-type="string">
            <text:p>PASS</text:p>
          </table:table-cell>
          <table:table-cell office:value-type="string">
            <text:p>AC1=1;AC=4;AF1=1;AN=4;DP4=0,0,38,36;DP=98;INDEL;MQ=45;VDB=0.0388</text:p>
          </table:table-cell>
          <table:table-cell office:value-type="string">
            <text:p>GT:GQ:DP:SP:PL:FI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1:99:34:0:255,102,0:1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1:99:40:0:255,120,0:1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8054">
            <text:p>300805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string">
            <text:p>CT</text:p>
          </table:table-cell>
          <table:table-cell office:value-type="float" office:value="217">
            <text:p>217</text:p>
          </table:table-cell>
          <table:table-cell office:value-type="string">
            <text:p>PASS</text:p>
          </table:table-cell>
          <table:table-cell office:value-type="string">
            <text:p>AC1=1;AC=2;AF1=1;AN=2;DP4=0,0,30,20;DP=53;INDEL;MQ=60;VDB=0.0404</text:p>
          </table:table-cell>
          <table:table-cell office:value-type="string">
            <text:p>GT:GQ:DP:SP:PL:FI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1:99:50:0:255,151,0:1</text:p>
          </table:table-cell>
          <table:table-cell office:value-type="string">
            <text:p>.:.:.:.:.: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8489">
            <text:p>3008489</text:p>
          </table:table-cell>
          <table:table-cell office:value-type="float" office:value="0">
            <text:p>0</text:p>
          </table:table-cell>
          <table:table-cell office:value-type="string">
            <text:p>T</text:p>
          </table:table-cell>
          <table:table-cell office:value-type="string">
            <text:p>TATC</text:p>
          </table:table-cell>
          <table:table-cell office:value-type="float" office:value="217">
            <text:p>217</text:p>
          </table:table-cell>
          <table:table-cell office:value-type="string">
            <text:p>GapWin</text:p>
          </table:table-cell>
          <table:table-cell office:value-type="string">
            <text:p>AC1=1;AC=22;AF1=1;AN=22;DP4=1,0,233,218;DP=475;INDEL;MDV=99;MQ=54;MSD=52;PV0=0.46;PV1=1;PV2=0.27;PV3=0.23;PV4=0.46,1,0.27,0.23;QD=0.0086;SB=0.6207;VDB=0.0404</text:p>
          </table:table-cell>
          <table:table-cell office:value-type="string">
            <text:p>GT:GQ:DP:SP:PL:FI</text:p>
          </table:table-cell>
          <table:table-cell office:value-type="string">
            <text:p>1/1:99:34:0:255,99,0:1</text:p>
          </table:table-cell>
          <table:table-cell office:value-type="string">
            <text:p>1/1:99:58:0:255,175,0:1</text:p>
          </table:table-cell>
          <table:table-cell office:value-type="string">
            <text:p>1/1:99:13:0:255,39,0:0</text:p>
          </table:table-cell>
          <table:table-cell office:value-type="string">
            <text:p>.:.:.:.:.:.</text:p>
          </table:table-cell>
          <table:table-cell office:value-type="string">
            <text:p>1/1:99:52:0:255,114,0:1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1:99:50:0:255,151,0:1</text:p>
          </table:table-cell>
          <table:table-cell office:value-type="string">
            <text:p>.:.:.:.:.:.</text:p>
          </table:table-cell>
          <table:table-cell office:value-type="string">
            <text:p>1/1:99:40:0:255,120,0:1</text:p>
          </table:table-cell>
          <table:table-cell office:value-type="string">
            <text:p>1/1:99:47:0:255,141,0:1</text:p>
          </table:table-cell>
          <table:table-cell office:value-type="string">
            <text:p>1/1:99:30:0:255,87,0:1</text:p>
          </table:table-cell>
          <table:table-cell office:value-type="string">
            <text:p>1/1:99:44:0:255,132,0:1</text:p>
          </table:table-cell>
          <table:table-cell office:value-type="string">
            <text:p>.:.:.:.:.:.</text:p>
          </table:table-cell>
          <table:table-cell office:value-type="string">
            <text:p>1/1:99:35:0:255,105,0:1</text:p>
          </table:table-cell>
          <table:table-cell office:value-type="string">
            <text:p>1/1:99:49:0:255,148,0:1</text:p>
          </table:table-cell>
          <table:table-cell office:value-type="string">
            <text:p>.:.:.:.:.: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8534">
            <text:p>3008534</text:p>
          </table:table-cell>
          <table:table-cell office:value-type="float" office:value="0">
            <text:p>0</text:p>
          </table:table-cell>
          <table:table-cell office:value-type="string">
            <text:p>AC</text:p>
          </table:table-cell>
          <table:table-cell office:value-type="string">
            <text:p>A</text:p>
          </table:table-cell>
          <table:table-cell office:value-type="float" office:value="217">
            <text:p>217</text:p>
          </table:table-cell>
          <table:table-cell office:value-type="string">
            <text:p>PASS</text:p>
          </table:table-cell>
          <table:table-cell office:value-type="string">
            <text:p>AC1=1;AC=2;AF1=1;AN=2;DP4=0,0,13,14;DP=56;INDEL;MQ=54;VDB=0.0404</text:p>
          </table:table-cell>
          <table:table-cell office:value-type="string">
            <text:p>GT:GQ:DP:SP:PL:FI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1:99:27:0:255,81,0:1</text:p>
          </table:table-cell>
          <table:table-cell office:value-type="string">
            <text:p>.:.:.:.:.: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9067">
            <text:p>3009067</text:p>
          </table:table-cell>
          <table:table-cell office:value-type="float" office:value="0">
            <text:p>0</text:p>
          </table:table-cell>
          <table:table-cell office:value-type="string">
            <text:p>AC</text:p>
          </table:table-cell>
          <table:table-cell office:value-type="string">
            <text:p>A</text:p>
          </table:table-cell>
          <table:table-cell office:value-type="float" office:value="175.75">
            <text:p>175.75</text:p>
          </table:table-cell>
          <table:table-cell office:value-type="string">
            <text:p>Het</text:p>
          </table:table-cell>
          <table:table-cell office:value-type="string">
            <text:p>AC1=1;AC=2,3,3;AF1=1;AN=8;DP4=0,0,48,61;DP=178;INDEL;MQ=54;VDB=0.0404;OLD_MULTIALLELIC=1:3009067:AC/A/ACCC/ACC</text:p>
          </table:table-cell>
          <table:table-cell office:value-type="string">
            <text:p>GT:GQ:DP:SP:PL:FI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/.:99:26:0:.,.,255:0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/.:99:13:0:.,.,215:1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1:99:37:0:200,111,0:1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/.:99:33:0:.,.,187: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9067">
            <text:p>3009067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string">
            <text:p>ACC</text:p>
          </table:table-cell>
          <table:table-cell office:value-type="float" office:value="175.75">
            <text:p>175.75</text:p>
          </table:table-cell>
          <table:table-cell office:value-type="string">
            <text:p>Het</text:p>
          </table:table-cell>
          <table:table-cell office:value-type="string">
            <text:p>AC1=1;AC=2,3,3;AF1=1;AN=8;DP4=0,0,48,61;DP=178;INDEL;MQ=54;VDB=0.0404;OLD_MULTIALLELIC=1:3009067:AC/A/ACCC/ACC;OLD_VARIANT=1:3009067:AC/ACCC</text:p>
          </table:table-cell>
          <table:table-cell office:value-type="string">
            <text:p>GT:GQ:DP:SP:PL:FI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.:99:26:0:.,.,2:0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1:99:13:0:.,.,0:1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/.:99:37:0:200,.,.:1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/.:99:33:0:.,.,.: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9067">
            <text:p>3009067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string">
            <text:p>AC</text:p>
          </table:table-cell>
          <table:table-cell office:value-type="float" office:value="175.75">
            <text:p>175.75</text:p>
          </table:table-cell>
          <table:table-cell office:value-type="string">
            <text:p>Het</text:p>
          </table:table-cell>
          <table:table-cell office:value-type="string">
            <text:p>AC1=1;AC=2,3,3;AF1=1;AN=8;DP4=0,0,48,61;DP=178;INDEL;MQ=54;VDB=0.0404;OLD_MULTIALLELIC=1:3009067:AC/A/ACCC/ACC;OLD_VARIANT=1:3009067:AC/ACC</text:p>
          </table:table-cell>
          <table:table-cell office:value-type="string">
            <text:p>GT:GQ:DP:SP:PL:FI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/1:99:26:0:.,.,246:0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/.:99:13:0:.,.,.:1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/.:99:37:0:200,.,.:1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1:99:33:0:.,.,0: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9072">
            <text:p>3009072</text:p>
          </table:table-cell>
          <table:table-cell office:value-type="float" office:value="0">
            <text:p>0</text:p>
          </table:table-cell>
          <table:table-cell office:value-type="string">
            <text:p>CG</text:p>
          </table:table-cell>
          <table:table-cell office:value-type="string">
            <text:p>C</text:p>
          </table:table-cell>
          <table:table-cell office:value-type="float" office:value="191.06">
            <text:p>191.06</text:p>
          </table:table-cell>
          <table:table-cell office:value-type="string">
            <text:p>MinAB</text:p>
          </table:table-cell>
          <table:table-cell office:value-type="string">
            <text:p>AC1=1;AC=18;AF1=1;AN=18;DP4=0,1,154,160;DP=413;INDEL;MDV=99;MQ=57;MSD=15;PV0=1;PV1=1;PV2=0.4;PV3=0.39;PV4=1,1,0.4,0.39;QD=0.0093;SB=0.5833;VDB=0.0355</text:p>
          </table:table-cell>
          <table:table-cell office:value-type="string">
            <text:p>GT:GQ:DP:SP:PL:FI</text:p>
          </table:table-cell>
          <table:table-cell office:value-type="string">
            <text:p>1/1:99:28:0:255,84,0:1</text:p>
          </table:table-cell>
          <table:table-cell office:value-type="string">
            <text:p>1/1:99:38:0:255,114,0:1</text:p>
          </table:table-cell>
          <table:table-cell office:value-type="string">
            <text:p>1/1:99:15:0:187,26,0:1</text:p>
          </table:table-cell>
          <table:table-cell office:value-type="string">
            <text:p>.:.:.:.:.:.</text:p>
          </table:table-cell>
          <table:table-cell office:value-type="string">
            <text:p>1/1:99:35:0:255,105,0:1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1:99:40:0:255,120,0:1</text:p>
          </table:table-cell>
          <table:table-cell office:value-type="string">
            <text:p>1/1:99:64:0:255,193,0:1</text:p>
          </table:table-cell>
          <table:table-cell office:value-type="string">
            <text:p>1/1:99:36:0:255,108,0:1</text:p>
          </table:table-cell>
          <table:table-cell office:value-type="string">
            <text:p>1/1:99:56:0:255,169,0:1</text:p>
          </table:table-cell>
          <table:table-cell office:value-type="string">
            <text:p>.:.:.:.:.:.</text:p>
          </table:table-cell>
          <table:table-cell office:value-type="string">
            <text:p>1/1:99:3:0:89,9,0:0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9073">
            <text:p>3009073</text:p>
          </table:table-cell>
          <table:table-cell office:value-type="float" office:value="0">
            <text:p>0</text:p>
          </table:table-cell>
          <table:table-cell office:value-type="string">
            <text:p>GCC</text:p>
          </table:table-cell>
          <table:table-cell office:value-type="string">
            <text:p>G</text:p>
          </table:table-cell>
          <table:table-cell office:value-type="float" office:value="111.04">
            <text:p>111.04</text:p>
          </table:table-cell>
          <table:table-cell office:value-type="string">
            <text:p>Qual;MinAB</text:p>
          </table:table-cell>
          <table:table-cell office:value-type="string">
            <text:p>AC1=1;AC=2,2;AF1=1;AN=4;DP4=0,0,23,26;DP=85;INDEL;MQ=60;VDB=0.0399;OLD_MULTIALLELIC=1:3009073:GCC/G/GCCC</text:p>
          </table:table-cell>
          <table:table-cell office:value-type="string">
            <text:p>GT:GQ:DP:SP:PL:FI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/.:44:2:0:.,.,41:0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1:99:47:0:255,141,0:1</text:p>
          </table:table-cell>
          <table:table-cell office:value-type="string">
            <text:p>.:.:.:.:.: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9073">
            <text:p>3009073</text:p>
          </table:table-cell>
          <table:table-cell office:value-type="float" office:value="0">
            <text:p>0</text:p>
          </table:table-cell>
          <table:table-cell office:value-type="string">
            <text:p>G</text:p>
          </table:table-cell>
          <table:table-cell office:value-type="string">
            <text:p>GC</text:p>
          </table:table-cell>
          <table:table-cell office:value-type="float" office:value="111.04">
            <text:p>111.04</text:p>
          </table:table-cell>
          <table:table-cell office:value-type="string">
            <text:p>Qual;MinAB</text:p>
          </table:table-cell>
          <table:table-cell office:value-type="string">
            <text:p>AC1=1;AC=2,2;AF1=1;AN=4;DP4=0,0,23,26;DP=85;INDEL;MQ=60;VDB=0.0399;OLD_MULTIALLELIC=1:3009073:GCC/G/GCCC;OLD_VARIANT=1:3009073:GCC/GCCC</text:p>
          </table:table-cell>
          <table:table-cell office:value-type="string">
            <text:p>GT:GQ:DP:SP:PL:FI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1:44:2:0:.,.,0:0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/.:99:47:0:255,.,.:1</text:p>
          </table:table-cell>
          <table:table-cell office:value-type="string">
            <text:p>.:.:.:.:.: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9074">
            <text:p>3009074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string">
            <text:p>CT</text:p>
          </table:table-cell>
          <table:table-cell office:value-type="float" office:value="217">
            <text:p>217</text:p>
          </table:table-cell>
          <table:table-cell office:value-type="string">
            <text:p>GapWin</text:p>
          </table:table-cell>
          <table:table-cell office:value-type="string">
            <text:p>AC1=1;AC=4;AF1=1;AN=4;DP4=0,0,39,49;DP=92;INDEL;MQ=58;VDB=0.0404</text:p>
          </table:table-cell>
          <table:table-cell office:value-type="string">
            <text:p>GT:GQ:DP:SP:PL:FI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1:99:42:0:255,126,0:1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1:99:46:0:255,138,0:0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9350">
            <text:p>3009350</text:p>
          </table:table-cell>
          <table:table-cell office:value-type="float" office:value="0">
            <text:p>0</text:p>
          </table:table-cell>
          <table:table-cell office:value-type="string">
            <text:p>TTGTGTGTGTGTG</text:p>
          </table:table-cell>
          <table:table-cell office:value-type="string">
            <text:p>T</text:p>
          </table:table-cell>
          <table:table-cell office:value-type="float" office:value="91.7">
            <text:p>91.7</text:p>
          </table:table-cell>
          <table:table-cell office:value-type="string">
            <text:p>Qual;MinAB;Het</text:p>
          </table:table-cell>
          <table:table-cell office:value-type="string">
            <text:p>AC1=1;AC=9,4,7,1,1,1,5,2;AF1=0.5554;AN=30;DP4=2,1,56,70;DP=592;INDEL;MDV=99;MQ=38;MSD=9;PV0=1;PV1=1;PV2=1;PV3=1;PV4=1,1,1,1;QD=0.6437;SB=0.5;VDB=0.0406;OLD_MULTIALLELIC=1:3009350:TTGTGTGTGTGTGTGTG/TTGTG/TTG/TTGTGTGTGTGTG/T/TTTTGTGTGTGTGTGTGTGTGTG/TGTGTGTGTGTGTGTGTGTGTG/TTGTGTGTGTGTGTG/TTGTGTGTGTGTGTGTGTG;OLD_VARIANT=1:3009350:TTGTGTGTGTGTGTGTG/TTGTG</text:p>
          </table:table-cell>
          <table:table-cell office:value-type="string">
            <text:p>GT:GQ:DP:SP:PL:FI</text:p>
          </table:table-cell>
          <table:table-cell office:value-type="string">
            <text:p>1/.:99:9:0:.,.,29:0</text:p>
          </table:table-cell>
          <table:table-cell office:value-type="string">
            <text:p>1/.:99:11:0:.,.,4:0</text:p>
          </table:table-cell>
          <table:table-cell office:value-type="string">
            <text:p>1/1:19:3:0:.,.,16:0</text:p>
          </table:table-cell>
          <table:table-cell office:value-type="string">
            <text:p>./.:62:3:0:.,.,50:0</text:p>
          </table:table-cell>
          <table:table-cell office:value-type="string">
            <text:p>1/.:99:18:0:.,.,52:0</text:p>
          </table:table-cell>
          <table:table-cell office:value-type="string">
            <text:p>./.:99:21:0:.,.,.:0</text:p>
          </table:table-cell>
          <table:table-cell office:value-type="string">
            <text:p>./.:22:1:0:.,.,.:0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/.:9:1:0:.,.,.:0</text:p>
          </table:table-cell>
          <table:table-cell office:value-type="string">
            <text:p>./.:99:3:0:.,.,92:0</text:p>
          </table:table-cell>
          <table:table-cell office:value-type="string">
            <text:p>1/.:99:14:0:.,.,8:0</text:p>
          </table:table-cell>
          <table:table-cell office:value-type="string">
            <text:p>1/.:99:13:0:204,57,33:0</text:p>
          </table:table-cell>
          <table:table-cell office:value-type="string">
            <text:p>1/1:99:13:0:.,.,0:1</text:p>
          </table:table-cell>
          <table:table-cell office:value-type="string">
            <text:p>./.:99:7:0:.,.,156:1</text:p>
          </table:table-cell>
          <table:table-cell office:value-type="string">
            <text:p>./.:99:6:0:.,.,.:0</text:p>
          </table:table-cell>
          <table:table-cell office:value-type="string">
            <text:p>.:.:.:.:.:.</text:p>
          </table:table-cell>
          <table:table-cell office:value-type="string">
            <text:p>./.:99:6:0:.,.,.: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9350">
            <text:p>3009350</text:p>
          </table:table-cell>
          <table:table-cell office:value-type="float" office:value="0">
            <text:p>0</text:p>
          </table:table-cell>
          <table:table-cell office:value-type="string">
            <text:p>TTGTGTGTGTGTGTG</text:p>
          </table:table-cell>
          <table:table-cell office:value-type="string">
            <text:p>T</text:p>
          </table:table-cell>
          <table:table-cell office:value-type="float" office:value="91.7">
            <text:p>91.7</text:p>
          </table:table-cell>
          <table:table-cell office:value-type="string">
            <text:p>Qual;MinAB;Het</text:p>
          </table:table-cell>
          <table:table-cell office:value-type="string">
            <text:p>AC1=1;AC=9,4,7,1,1,1,5,2;AF1=0.5554;AN=30;DP4=2,1,56,70;DP=592;INDEL;MDV=99;MQ=38;MSD=9;PV0=1;PV1=1;PV2=1;PV3=1;PV4=1,1,1,1;QD=0.6437;SB=0.5;VDB=0.0406;OLD_MULTIALLELIC=1:3009350:TTGTGTGTGTGTGTGTG/TTGTG/TTG/TTGTGTGTGTGTG/T/TTTTGTGTGTGTGTGTGTGTGTG/TGTGTGTGTGTGTGTGTGTGTG/TTGTGTGTGTGTGTG/TTGTGTGTGTGTGTGTGTG;OLD_VARIANT=1:3009350:TTGTGTGTGTGTGTGTG/TTG</text:p>
          </table:table-cell>
          <table:table-cell office:value-type="string">
            <text:p>GT:GQ:DP:SP:PL:FI</text:p>
          </table:table-cell>
          <table:table-cell office:value-type="string">
            <text:p>./1:99:9:0:.,.,126:0</text:p>
          </table:table-cell>
          <table:table-cell office:value-type="string">
            <text:p>./1:99:11:0:.,.,148:0</text:p>
          </table:table-cell>
          <table:table-cell office:value-type="string">
            <text:p>./.:19:3:0:.,.,.:0</text:p>
          </table:table-cell>
          <table:table-cell office:value-type="string">
            <text:p>./.:62:3:0:.,.,.:0</text:p>
          </table:table-cell>
          <table:table-cell office:value-type="string">
            <text:p>./1:99:18:0:.,.,192:0</text:p>
          </table:table-cell>
          <table:table-cell office:value-type="string">
            <text:p>./.:99:21:0:.,.,.:0</text:p>
          </table:table-cell>
          <table:table-cell office:value-type="string">
            <text:p>./.:22:1:0:.,.,30:0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/.:9:1:0:.,.,23:0</text:p>
          </table:table-cell>
          <table:table-cell office:value-type="string">
            <text:p>./.:99:3:0:.,.,.:0</text:p>
          </table:table-cell>
          <table:table-cell office:value-type="string">
            <text:p>./1:99:14:0:.,.,197:0</text:p>
          </table:table-cell>
          <table:table-cell office:value-type="string">
            <text:p>./.:99:13:0:204,173,164:0</text:p>
          </table:table-cell>
          <table:table-cell office:value-type="string">
            <text:p>./.:99:13:0:.,.,.:1</text:p>
          </table:table-cell>
          <table:table-cell office:value-type="string">
            <text:p>./.:99:7:0:.,.,.:1</text:p>
          </table:table-cell>
          <table:table-cell office:value-type="string">
            <text:p>./.:99:6:0:.,.,.:0</text:p>
          </table:table-cell>
          <table:table-cell office:value-type="string">
            <text:p>.:.:.:.:.:.</text:p>
          </table:table-cell>
          <table:table-cell office:value-type="string">
            <text:p>./.:99:6:0:.,.,.: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9350">
            <text:p>3009350</text:p>
          </table:table-cell>
          <table:table-cell office:value-type="float" office:value="0">
            <text:p>0</text:p>
          </table:table-cell>
          <table:table-cell office:value-type="string">
            <text:p>TTGTG</text:p>
          </table:table-cell>
          <table:table-cell office:value-type="string">
            <text:p>T</text:p>
          </table:table-cell>
          <table:table-cell office:value-type="float" office:value="91.7">
            <text:p>91.7</text:p>
          </table:table-cell>
          <table:table-cell office:value-type="string">
            <text:p>Qual;MinAB;Het</text:p>
          </table:table-cell>
          <table:table-cell office:value-type="string">
            <text:p>AC1=1;AC=9,4,7,1,1,1,5,2;AF1=0.5554;AN=30;DP4=2,1,56,70;DP=592;INDEL;MDV=99;MQ=38;MSD=9;PV0=1;PV1=1;PV2=1;PV3=1;PV4=1,1,1,1;QD=0.6437;SB=0.5;VDB=0.0406;OLD_MULTIALLELIC=1:3009350:TTGTGTGTGTGTGTGTG/TTGTG/TTG/TTGTGTGTGTGTG/T/TTTTGTGTGTGTGTGTGTGTGTG/TGTGTGTGTGTGTGTGTGTGTG/TTGTGTGTGTGTGTG/TTGTGTGTGTGTGTGTGTG;OLD_VARIANT=1:3009350:TTGTGTGTGTGTGTGTG/TTGTGTGTGTGTG</text:p>
          </table:table-cell>
          <table:table-cell office:value-type="string">
            <text:p>GT:GQ:DP:SP:PL:FI</text:p>
          </table:table-cell>
          <table:table-cell office:value-type="string">
            <text:p>./.:99:9:0:.,.,.:0</text:p>
          </table:table-cell>
          <table:table-cell office:value-type="string">
            <text:p>./.:99:11:0:.,.,.:0</text:p>
          </table:table-cell>
          <table:table-cell office:value-type="string">
            <text:p>./.:19:3:0:.,.,44:0</text:p>
          </table:table-cell>
          <table:table-cell office:value-type="string">
            <text:p>1/1:62:3:0:.,.,0:0</text:p>
          </table:table-cell>
          <table:table-cell office:value-type="string">
            <text:p>./.:99:18:0:.,.,.:0</text:p>
          </table:table-cell>
          <table:table-cell office:value-type="string">
            <text:p>./1:99:21:0:.,.,152:0</text:p>
          </table:table-cell>
          <table:table-cell office:value-type="string">
            <text:p>./.:22:1:0:.,.,.:0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/.:9:1:0:.,.,.:0</text:p>
          </table:table-cell>
          <table:table-cell office:value-type="string">
            <text:p>1/1:99:3:0:.,.,0:0</text:p>
          </table:table-cell>
          <table:table-cell office:value-type="string">
            <text:p>./.:99:14:0:.,.,.:0</text:p>
          </table:table-cell>
          <table:table-cell office:value-type="string">
            <text:p>./.:99:13:0:204,.,.:0</text:p>
          </table:table-cell>
          <table:table-cell office:value-type="string">
            <text:p>./.:99:13:0:.,.,220:1</text:p>
          </table:table-cell>
          <table:table-cell office:value-type="string">
            <text:p>1/1:99:7:0:.,.,0:1</text:p>
          </table:table-cell>
          <table:table-cell office:value-type="string">
            <text:p>./.:99:6:0:.,.,.:0</text:p>
          </table:table-cell>
          <table:table-cell office:value-type="string">
            <text:p>.:.:.:.:.:.</text:p>
          </table:table-cell>
          <table:table-cell office:value-type="string">
            <text:p>./.:99:6:0:.,.,.: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9350">
            <text:p>3009350</text:p>
          </table:table-cell>
          <table:table-cell office:value-type="float" office:value="0">
            <text:p>0</text:p>
          </table:table-cell>
          <table:table-cell office:value-type="string">
            <text:p>TTGTGTGTGTGTGTGTG</text:p>
          </table:table-cell>
          <table:table-cell office:value-type="string">
            <text:p>T</text:p>
          </table:table-cell>
          <table:table-cell office:value-type="float" office:value="91.7">
            <text:p>91.7</text:p>
          </table:table-cell>
          <table:table-cell office:value-type="string">
            <text:p>Qual;MinAB;Het</text:p>
          </table:table-cell>
          <table:table-cell office:value-type="string">
            <text:p>AC1=1;AC=9,4,7,1,1,1,5,2;AF1=0.5554;AN=30;DP4=2,1,56,70;DP=592;INDEL;MDV=99;MQ=38;MSD=9;PV0=1;PV1=1;PV2=1;PV3=1;PV4=1,1,1,1;QD=0.6437;SB=0.5;VDB=0.0406;OLD_MULTIALLELIC=1:3009350:TTGTGTGTGTGTGTGTG/TTGTG/TTG/TTGTGTGTGTGTG/T/TTTTGTGTGTGTGTGTGTGTGTG/TGTGTGTGTGTGTGTGTGTGTG/TTGTGTGTGTGTGTG/TTGTGTGTGTGTGTGTGTG</text:p>
          </table:table-cell>
          <table:table-cell office:value-type="string">
            <text:p>GT:GQ:DP:SP:PL:FI</text:p>
          </table:table-cell>
          <table:table-cell office:value-type="string">
            <text:p>./.:99:9:0:.,.,.:0</text:p>
          </table:table-cell>
          <table:table-cell office:value-type="string">
            <text:p>./.:99:11:0:.,.,.:0</text:p>
          </table:table-cell>
          <table:table-cell office:value-type="string">
            <text:p>./.:19:3:0:.,.,.:0</text:p>
          </table:table-cell>
          <table:table-cell office:value-type="string">
            <text:p>./.:62:3:0:.,.,.:0</text:p>
          </table:table-cell>
          <table:table-cell office:value-type="string">
            <text:p>./.:99:18:0:.,.,.:0</text:p>
          </table:table-cell>
          <table:table-cell office:value-type="string">
            <text:p>./.:99:21:0:.,.,.:0</text:p>
          </table:table-cell>
          <table:table-cell office:value-type="string">
            <text:p>./.:22:1:0:.,.,.:0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/.:9:1:0:.,.,.:0</text:p>
          </table:table-cell>
          <table:table-cell office:value-type="string">
            <text:p>./.:99:3:0:.,.,.:0</text:p>
          </table:table-cell>
          <table:table-cell office:value-type="string">
            <text:p>./.:99:14:0:.,.,.:0</text:p>
          </table:table-cell>
          <table:table-cell office:value-type="string">
            <text:p>./1:99:13:0:204,164,158:0</text:p>
          </table:table-cell>
          <table:table-cell office:value-type="string">
            <text:p>./.:99:13:0:.,.,.:1</text:p>
          </table:table-cell>
          <table:table-cell office:value-type="string">
            <text:p>./.:99:7:0:.,.,.:1</text:p>
          </table:table-cell>
          <table:table-cell office:value-type="string">
            <text:p>./.:99:6:0:.,.,134:0</text:p>
          </table:table-cell>
          <table:table-cell office:value-type="string">
            <text:p>.:.:.:.:.:.</text:p>
          </table:table-cell>
          <table:table-cell office:value-type="string">
            <text:p>./.:99:6:0:.,.,211: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9350">
            <text:p>3009350</text:p>
          </table:table-cell>
          <table:table-cell office:value-type="float" office:value="0">
            <text:p>0</text:p>
          </table:table-cell>
          <table:table-cell office:value-type="string">
            <text:p>T</text:p>
          </table:table-cell>
          <table:table-cell office:value-type="string">
            <text:p>TTTTGTG</text:p>
          </table:table-cell>
          <table:table-cell office:value-type="float" office:value="91.7">
            <text:p>91.7</text:p>
          </table:table-cell>
          <table:table-cell office:value-type="string">
            <text:p>Qual;MinAB;Het</text:p>
          </table:table-cell>
          <table:table-cell office:value-type="string">
            <text:p>AC1=1;AC=9,4,7,1,1,1,5,2;AF1=0.5554;AN=30;DP4=2,1,56,70;DP=592;INDEL;MDV=99;MQ=38;MSD=9;PV0=1;PV1=1;PV2=1;PV3=1;PV4=1,1,1,1;QD=0.6437;SB=0.5;VDB=0.0406;OLD_MULTIALLELIC=1:3009350:TTGTGTGTGTGTGTGTG/TTGTG/TTG/TTGTGTGTGTGTG/T/TTTTGTGTGTGTGTGTGTGTGTG/TGTGTGTGTGTGTGTGTGTGTG/TTGTGTGTGTGTGTG/TTGTGTGTGTGTGTGTGTG;OLD_VARIANT=1:3009350:TTGTGTGTGTGTGTGTG/TTTTGTGTGTGTGTGTGTGTGTG</text:p>
          </table:table-cell>
          <table:table-cell office:value-type="string">
            <text:p>GT:GQ:DP:SP:PL:FI</text:p>
          </table:table-cell>
          <table:table-cell office:value-type="string">
            <text:p>./.:99:9:0:.,.,.:0</text:p>
          </table:table-cell>
          <table:table-cell office:value-type="string">
            <text:p>./.:99:11:0:.,.,.:0</text:p>
          </table:table-cell>
          <table:table-cell office:value-type="string">
            <text:p>./.:19:3:0:.,.,.:0</text:p>
          </table:table-cell>
          <table:table-cell office:value-type="string">
            <text:p>./.:62:3:0:.,.,.:0</text:p>
          </table:table-cell>
          <table:table-cell office:value-type="string">
            <text:p>./.:99:18:0:.,.,.:0</text:p>
          </table:table-cell>
          <table:table-cell office:value-type="string">
            <text:p>./.:99:21:0:.,.,.:0</text:p>
          </table:table-cell>
          <table:table-cell office:value-type="string">
            <text:p>./.:22:1:0:.,.,.:0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/.:9:1:0:.,.,.:0</text:p>
          </table:table-cell>
          <table:table-cell office:value-type="string">
            <text:p>./.:99:3:0:.,.,.:0</text:p>
          </table:table-cell>
          <table:table-cell office:value-type="string">
            <text:p>./.:99:14:0:.,.,.:0</text:p>
          </table:table-cell>
          <table:table-cell office:value-type="string">
            <text:p>./.:99:13:0:204,.,.:0</text:p>
          </table:table-cell>
          <table:table-cell office:value-type="string">
            <text:p>./.:99:13:0:.,.,.:1</text:p>
          </table:table-cell>
          <table:table-cell office:value-type="string">
            <text:p>./.:99:7:0:.,.,.:1</text:p>
          </table:table-cell>
          <table:table-cell office:value-type="string">
            <text:p>1/.:99:6:0:.,.,52:0</text:p>
          </table:table-cell>
          <table:table-cell office:value-type="string">
            <text:p>.:.:.:.:.:.</text:p>
          </table:table-cell>
          <table:table-cell office:value-type="string">
            <text:p>./.:99:6:0:.,.,.: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9350">
            <text:p>3009350</text:p>
          </table:table-cell>
          <table:table-cell office:value-type="float" office:value="0">
            <text:p>0</text:p>
          </table:table-cell>
          <table:table-cell office:value-type="string">
            <text:p>T</text:p>
          </table:table-cell>
          <table:table-cell office:value-type="string">
            <text:p>TGTGTG</text:p>
          </table:table-cell>
          <table:table-cell office:value-type="float" office:value="91.7">
            <text:p>91.7</text:p>
          </table:table-cell>
          <table:table-cell office:value-type="string">
            <text:p>Qual;MinAB;Het</text:p>
          </table:table-cell>
          <table:table-cell office:value-type="string">
            <text:p>AC1=1;AC=9,4,7,1,1,1,5,2;AF1=0.5554;AN=30;DP4=2,1,56,70;DP=592;INDEL;MDV=99;MQ=38;MSD=9;PV0=1;PV1=1;PV2=1;PV3=1;PV4=1,1,1,1;QD=0.6437;SB=0.5;VDB=0.0406;OLD_MULTIALLELIC=1:3009350:TTGTGTGTGTGTGTGTG/TTGTG/TTG/TTGTGTGTGTGTG/T/TTTTGTGTGTGTGTGTGTGTGTG/TGTGTGTGTGTGTGTGTGTGTG/TTGTGTGTGTGTGTG/TTGTGTGTGTGTGTGTGTG;OLD_VARIANT=1:3009350:TTGTGTGTGTGTGTGTG/TGTGTGTGTGTGTGTGTGTGTG</text:p>
          </table:table-cell>
          <table:table-cell office:value-type="string">
            <text:p>GT:GQ:DP:SP:PL:FI</text:p>
          </table:table-cell>
          <table:table-cell office:value-type="string">
            <text:p>./.:99:9:0:.,.,.:0</text:p>
          </table:table-cell>
          <table:table-cell office:value-type="string">
            <text:p>./.:99:11:0:.,.,.:0</text:p>
          </table:table-cell>
          <table:table-cell office:value-type="string">
            <text:p>./.:19:3:0:.,.,.:0</text:p>
          </table:table-cell>
          <table:table-cell office:value-type="string">
            <text:p>./.:62:3:0:.,.,.:0</text:p>
          </table:table-cell>
          <table:table-cell office:value-type="string">
            <text:p>./.:99:18:0:.,.,.:0</text:p>
          </table:table-cell>
          <table:table-cell office:value-type="string">
            <text:p>./.:99:21:0:.,.,.:0</text:p>
          </table:table-cell>
          <table:table-cell office:value-type="string">
            <text:p>./.:22:1:0:.,.,.:0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/.:9:1:0:.,.,.:0</text:p>
          </table:table-cell>
          <table:table-cell office:value-type="string">
            <text:p>./.:99:3:0:.,.,.:0</text:p>
          </table:table-cell>
          <table:table-cell office:value-type="string">
            <text:p>./.:99:14:0:.,.,.:0</text:p>
          </table:table-cell>
          <table:table-cell office:value-type="string">
            <text:p>./.:99:13:0:204,.,.:0</text:p>
          </table:table-cell>
          <table:table-cell office:value-type="string">
            <text:p>./.:99:13:0:.,.,.:1</text:p>
          </table:table-cell>
          <table:table-cell office:value-type="string">
            <text:p>./.:99:7:0:.,.,.:1</text:p>
          </table:table-cell>
          <table:table-cell office:value-type="string">
            <text:p>./1:99:6:0:.,.,77:0</text:p>
          </table:table-cell>
          <table:table-cell office:value-type="string">
            <text:p>.:.:.:.:.:.</text:p>
          </table:table-cell>
          <table:table-cell office:value-type="string">
            <text:p>./.:99:6:0:.,.,.: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9350">
            <text:p>3009350</text:p>
          </table:table-cell>
          <table:table-cell office:value-type="float" office:value="0">
            <text:p>0</text:p>
          </table:table-cell>
          <table:table-cell office:value-type="string">
            <text:p>TTG</text:p>
          </table:table-cell>
          <table:table-cell office:value-type="string">
            <text:p>T</text:p>
          </table:table-cell>
          <table:table-cell office:value-type="float" office:value="91.7">
            <text:p>91.7</text:p>
          </table:table-cell>
          <table:table-cell office:value-type="string">
            <text:p>Qual;MinAB;Het</text:p>
          </table:table-cell>
          <table:table-cell office:value-type="string">
            <text:p>AC1=1;AC=9,4,7,1,1,1,5,2;AF1=0.5554;AN=30;DP4=2,1,56,70;DP=592;INDEL;MDV=99;MQ=38;MSD=9;PV0=1;PV1=1;PV2=1;PV3=1;PV4=1,1,1,1;QD=0.6437;SB=0.5;VDB=0.0406;OLD_MULTIALLELIC=1:3009350:TTGTGTGTGTGTGTGTG/TTGTG/TTG/TTGTGTGTGTGTG/T/TTTTGTGTGTGTGTGTGTGTGTG/TGTGTGTGTGTGTGTGTGTGTG/TTGTGTGTGTGTGTG/TTGTGTGTGTGTGTGTGTG;OLD_VARIANT=1:3009350:TTGTGTGTGTGTGTGTG/TTGTGTGTGTGTGTG</text:p>
          </table:table-cell>
          <table:table-cell office:value-type="string">
            <text:p>GT:GQ:DP:SP:PL:FI</text:p>
          </table:table-cell>
          <table:table-cell office:value-type="string">
            <text:p>./.:99:9:0:.,.,146:0</text:p>
          </table:table-cell>
          <table:table-cell office:value-type="string">
            <text:p>./.:99:11:0:.,.,168:0</text:p>
          </table:table-cell>
          <table:table-cell office:value-type="string">
            <text:p>./.:19:3:0:.,.,.:0</text:p>
          </table:table-cell>
          <table:table-cell office:value-type="string">
            <text:p>./.:62:3:0:.,.,.:0</text:p>
          </table:table-cell>
          <table:table-cell office:value-type="string">
            <text:p>./.:99:18:0:.,.,255:0</text:p>
          </table:table-cell>
          <table:table-cell office:value-type="string">
            <text:p>1/.:99:21:0:.,.,86:0</text:p>
          </table:table-cell>
          <table:table-cell office:value-type="string">
            <text:p>1/1:22:1:0:.,.,0:0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1:9:1:0:.,.,0:0</text:p>
          </table:table-cell>
          <table:table-cell office:value-type="string">
            <text:p>./.:99:3:0:.,.,.:0</text:p>
          </table:table-cell>
          <table:table-cell office:value-type="string">
            <text:p>./.:99:14:0:.,.,227:0</text:p>
          </table:table-cell>
          <table:table-cell office:value-type="string">
            <text:p>./.:99:13:0:204,.,.:0</text:p>
          </table:table-cell>
          <table:table-cell office:value-type="string">
            <text:p>./.:99:13:0:.,.,.:1</text:p>
          </table:table-cell>
          <table:table-cell office:value-type="string">
            <text:p>./.:99:7:0:.,.,.:1</text:p>
          </table:table-cell>
          <table:table-cell office:value-type="string">
            <text:p>./.:99:6:0:.,.,.:0</text:p>
          </table:table-cell>
          <table:table-cell office:value-type="string">
            <text:p>.:.:.:.:.:.</text:p>
          </table:table-cell>
          <table:table-cell office:value-type="string">
            <text:p>./.:99:6:0:.,.,.: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9350">
            <text:p>3009350</text:p>
          </table:table-cell>
          <table:table-cell office:value-type="float" office:value="0">
            <text:p>0</text:p>
          </table:table-cell>
          <table:table-cell office:value-type="string">
            <text:p>T</text:p>
          </table:table-cell>
          <table:table-cell office:value-type="string">
            <text:p>TTG</text:p>
          </table:table-cell>
          <table:table-cell office:value-type="float" office:value="91.7">
            <text:p>91.7</text:p>
          </table:table-cell>
          <table:table-cell office:value-type="string">
            <text:p>Qual;MinAB;Het</text:p>
          </table:table-cell>
          <table:table-cell office:value-type="string">
            <text:p>AC1=1;AC=9,4,7,1,1,1,5,2;AF1=0.5554;AN=30;DP4=2,1,56,70;DP=592;INDEL;MDV=99;MQ=38;MSD=9;PV0=1;PV1=1;PV2=1;PV3=1;PV4=1,1,1,1;QD=0.6437;SB=0.5;VDB=0.0406;OLD_MULTIALLELIC=1:3009350:TTGTGTGTGTGTGTGTG/TTGTG/TTG/TTGTGTGTGTGTG/T/TTTTGTGTGTGTGTGTGTGTGTG/TGTGTGTGTGTGTGTGTGTGTG/TTGTGTGTGTGTGTG/TTGTGTGTGTGTGTGTGTG;OLD_VARIANT=1:3009350:TTGTGTGTGTGTGTGTG/TTGTGTGTGTGTGTGTGTG</text:p>
          </table:table-cell>
          <table:table-cell office:value-type="string">
            <text:p>GT:GQ:DP:SP:PL:FI</text:p>
          </table:table-cell>
          <table:table-cell office:value-type="string">
            <text:p>./.:99:9:0:.,.,.:0</text:p>
          </table:table-cell>
          <table:table-cell office:value-type="string">
            <text:p>./.:99:11:0:.,.,.:0</text:p>
          </table:table-cell>
          <table:table-cell office:value-type="string">
            <text:p>./.:19:3:0:.,.,.:0</text:p>
          </table:table-cell>
          <table:table-cell office:value-type="string">
            <text:p>./.:62:3:0:.,.,.:0</text:p>
          </table:table-cell>
          <table:table-cell office:value-type="string">
            <text:p>./.:99:18:0:.,.,.:0</text:p>
          </table:table-cell>
          <table:table-cell office:value-type="string">
            <text:p>./.:99:21:0:.,.,.:0</text:p>
          </table:table-cell>
          <table:table-cell office:value-type="string">
            <text:p>./.:22:1:0:.,.,.:0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/.:9:1:0:.,.,.:0</text:p>
          </table:table-cell>
          <table:table-cell office:value-type="string">
            <text:p>./.:99:3:0:.,.,.:0</text:p>
          </table:table-cell>
          <table:table-cell office:value-type="string">
            <text:p>./.:99:14:0:.,.,.:0</text:p>
          </table:table-cell>
          <table:table-cell office:value-type="string">
            <text:p>./.:99:13:0:204,.,.:0</text:p>
          </table:table-cell>
          <table:table-cell office:value-type="string">
            <text:p>./.:99:13:0:.,.,.:1</text:p>
          </table:table-cell>
          <table:table-cell office:value-type="string">
            <text:p>./.:99:7:0:.,.,.:1</text:p>
          </table:table-cell>
          <table:table-cell office:value-type="string">
            <text:p>./.:99:6:0:.,.,.:0</text:p>
          </table:table-cell>
          <table:table-cell office:value-type="string">
            <text:p>.:.:.:.:.:.</text:p>
          </table:table-cell>
          <table:table-cell office:value-type="string">
            <text:p>1/1:99:6:0:.,.,0: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9379">
            <text:p>3009379</text:p>
          </table:table-cell>
          <table:table-cell office:value-type="float" office:value="0">
            <text:p>0</text:p>
          </table:table-cell>
          <table:table-cell office:value-type="string">
            <text:p>T</text:p>
          </table:table-cell>
          <table:table-cell office:value-type="string">
            <text:p>TGTGTGTGTGTGC</text:p>
          </table:table-cell>
          <table:table-cell office:value-type="float" office:value="31.5">
            <text:p>31.5</text:p>
          </table:table-cell>
          <table:table-cell office:value-type="string">
            <text:p>PASS</text:p>
          </table:table-cell>
          <table:table-cell office:value-type="string">
            <text:p>AC1=1;AC=2;AF1=1;AN=2;DP4=0,1,16,14;DP=58;INDEL;MDV=99;MQ=43;MSD=31;PV0=0.48;PV1=1;PV2=1;PV3=1;PV4=0.48,1,1,1;QD=0.085;SB=0.6618;VDB=0.0355</text:p>
          </table:table-cell>
          <table:table-cell office:value-type="string">
            <text:p>GT:GQ:DP:SP:PL:FI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1:99:31:0:255,235,186:1</text:p>
          </table:table-cell>
          <table:table-cell office:value-type="string">
            <text:p>.:.:.:.:.: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9429">
            <text:p>3009429</text:p>
          </table:table-cell>
          <table:table-cell office:value-type="float" office:value="0">
            <text:p>0</text:p>
          </table:table-cell>
          <table:table-cell office:value-type="string">
            <text:p>GAGTT</text:p>
          </table:table-cell>
          <table:table-cell office:value-type="string">
            <text:p>G</text:p>
          </table:table-cell>
          <table:table-cell office:value-type="float" office:value="217">
            <text:p>217</text:p>
          </table:table-cell>
          <table:table-cell office:value-type="string">
            <text:p>PASS</text:p>
          </table:table-cell>
          <table:table-cell office:value-type="string">
            <text:p>AC1=1;AC=2;AF1=1;AN=2;DP4=1,3,15,14;DP=42;INDEL;MDV=99;MQ=48;MSD=33;PV0=0.6;PV1=1;PV2=1;PV3=1;PV4=0.6,1,1,1;QD=0.0002;SB=0.7031;VDB=0.0355</text:p>
          </table:table-cell>
          <table:table-cell office:value-type="string">
            <text:p>GT:GQ:DP:SP:PL:FI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1:99:33:2:255,2,0:1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9431">
            <text:p>3009431</text:p>
          </table:table-cell>
          <table:table-cell office:value-type="float" office:value="0">
            <text:p>0</text:p>
          </table:table-cell>
          <table:table-cell office:value-type="string">
            <text:p>GTTTA</text:p>
          </table:table-cell>
          <table:table-cell office:value-type="string">
            <text:p>G</text:p>
          </table:table-cell>
          <table:table-cell office:value-type="float" office:value="217">
            <text:p>217</text:p>
          </table:table-cell>
          <table:table-cell office:value-type="string">
            <text:p>GapWin</text:p>
          </table:table-cell>
          <table:table-cell office:value-type="string">
            <text:p>AC1=1;AC=16;AF1=1;AN=16;DP4=0,1,69,176;DP=296;INDEL;MDV=99;MQ=46;MSD=26;PV0=1;PV1=0.039;PV2=1;PV3=1;PV4=1,0.039,1,1;QD=0.0074;SB=0.375;VDB=0.0293</text:p>
          </table:table-cell>
          <table:table-cell office:value-type="string">
            <text:p>GT:GQ:DP:SP:PL:FI</text:p>
          </table:table-cell>
          <table:table-cell office:value-type="string">
            <text:p>1/1:99:32:0:255,96,0:1</text:p>
          </table:table-cell>
          <table:table-cell office:value-type="string">
            <text:p>1/1:99:43:0:255,129,0:1</text:p>
          </table:table-cell>
          <table:table-cell office:value-type="string">
            <text:p>1/1:99:15:0:255,45,0:1</text:p>
          </table:table-cell>
          <table:table-cell office:value-type="string">
            <text:p>.:.:.:.:.:.</text:p>
          </table:table-cell>
          <table:table-cell office:value-type="string">
            <text:p>1/1:99:35:0:255,105,0:1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1:99:28:0:255,84,0:1</text:p>
          </table:table-cell>
          <table:table-cell office:value-type="string">
            <text:p>1/1:99:39:0:255,117,0:1</text:p>
          </table:table-cell>
          <table:table-cell office:value-type="string">
            <text:p>1/1:99:28:0:255,84,0:0</text:p>
          </table:table-cell>
          <table:table-cell office:value-type="string">
            <text:p>1/1:99:26:0:255,49,0:1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10186">
            <text:p>3010186</text:p>
          </table:table-cell>
          <table:table-cell office:value-type="float" office:value="0">
            <text:p>0</text:p>
          </table:table-cell>
          <table:table-cell office:value-type="string">
            <text:p>TTG</text:p>
          </table:table-cell>
          <table:table-cell office:value-type="string">
            <text:p>T</text:p>
          </table:table-cell>
          <table:table-cell office:value-type="float" office:value="217">
            <text:p>217</text:p>
          </table:table-cell>
          <table:table-cell office:value-type="string">
            <text:p>PASS</text:p>
          </table:table-cell>
          <table:table-cell office:value-type="string">
            <text:p>AC1=1;AC=2;AF1=1;AN=2;DP4=0,0,8,9;DP=17;INDEL;MQ=57;VDB=0.0333</text:p>
          </table:table-cell>
          <table:table-cell office:value-type="string">
            <text:p>GT:GQ:DP:SP:PL:FI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1:99:17:0:255,51,0:1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10567">
            <text:p>3010567</text:p>
          </table:table-cell>
          <table:table-cell office:value-type="string">
            <text:p>rs235202311</text:p>
          </table:table-cell>
          <table:table-cell office:value-type="string">
            <text:p>TCTTACA</text:p>
          </table:table-cell>
          <table:table-cell office:value-type="string">
            <text:p>T</text:p>
          </table:table-cell>
          <table:table-cell office:value-type="float" office:value="217">
            <text:p>217</text:p>
          </table:table-cell>
          <table:table-cell office:value-type="string">
            <text:p>PASS</text:p>
          </table:table-cell>
          <table:table-cell office:value-type="string">
            <text:p>AC1=1;AC=2;AF1=1;AN=2;DP4=0,0,10,21;DP=35;INDEL;MQ=32;VDB=0.0388</text:p>
          </table:table-cell>
          <table:table-cell office:value-type="string">
            <text:p>GT:GQ:DP:SP:PL:FI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1:99:31:0:255,93,0:1</text:p>
          </table:table-cell>
          <table:table-cell office:value-type="string">
            <text:p>.:.:.:.:.: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10657">
            <text:p>3010657</text:p>
          </table:table-cell>
          <table:table-cell office:value-type="float" office:value="0">
            <text:p>0</text:p>
          </table:table-cell>
          <table:table-cell office:value-type="string">
            <text:p>G</text:p>
          </table:table-cell>
          <table:table-cell office:value-type="string">
            <text:p>GT</text:p>
          </table:table-cell>
          <table:table-cell office:value-type="float" office:value="87.5">
            <text:p>87.5</text:p>
          </table:table-cell>
          <table:table-cell office:value-type="string">
            <text:p>PASS</text:p>
          </table:table-cell>
          <table:table-cell office:value-type="string">
            <text:p>AC1=1;AC=2;AF1=1;AN=2;DP4=0,0,4,4;DP=41;INDEL;MQ=28;VDB=0.0374</text:p>
          </table:table-cell>
          <table:table-cell office:value-type="string">
            <text:p>GT:GQ:DP:SP:PL:FI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1:99:8:0:125,24,0:1</text:p>
          </table:table-cell>
          <table:table-cell office:value-type="string">
            <text:p>.:.:.:.:.: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10661">
            <text:p>3010661</text:p>
          </table:table-cell>
          <table:table-cell office:value-type="string">
            <text:p>rs235822761</text:p>
          </table:table-cell>
          <table:table-cell office:value-type="string">
            <text:p>GT</text:p>
          </table:table-cell>
          <table:table-cell office:value-type="string">
            <text:p>G</text:p>
          </table:table-cell>
          <table:table-cell office:value-type="float" office:value="69.7">
            <text:p>69.7</text:p>
          </table:table-cell>
          <table:table-cell office:value-type="string">
            <text:p>Qual;MinAB;GapWin</text:p>
          </table:table-cell>
          <table:table-cell office:value-type="string">
            <text:p>AC1=1;AC=16,2,6,2;AF1=1;AN=26;DP4=0,0,112,141;DP=578;INDEL;MQ=41;VDB=0.0399;OLD_MULTIALLELIC=1:3010661:GT/G/GGTTTT/GTT/GGTT</text:p>
          </table:table-cell>
          <table:table-cell office:value-type="string">
            <text:p>GT:GQ:DP:SP:PL:FI</text:p>
          </table:table-cell>
          <table:table-cell office:value-type="string">
            <text:p>1/1:99:12:0:91,36,0:1</text:p>
          </table:table-cell>
          <table:table-cell office:value-type="string">
            <text:p>1/1:99:28:0:109,84,0:1</text:p>
          </table:table-cell>
          <table:table-cell office:value-type="string">
            <text:p>1/1:99:16:0:103,48,0:1</text:p>
          </table:table-cell>
          <table:table-cell office:value-type="string">
            <text:p>.:.:.:.:.:.</text:p>
          </table:table-cell>
          <table:table-cell office:value-type="string">
            <text:p>1/1:99:28:0:112,84,0:1</text:p>
          </table:table-cell>
          <table:table-cell office:value-type="string">
            <text:p>.:.:.:.:.:.</text:p>
          </table:table-cell>
          <table:table-cell office:value-type="string">
            <text:p>./.:99:25:0:111,113,110:1</text:p>
          </table:table-cell>
          <table:table-cell office:value-type="string">
            <text:p>.:.:.:.:.:.</text:p>
          </table:table-cell>
          <table:table-cell office:value-type="string">
            <text:p>./.:48:2:0:.,.,43:0</text:p>
          </table:table-cell>
          <table:table-cell office:value-type="string">
            <text:p>./.:99:8:0:.,.,72:1</text:p>
          </table:table-cell>
          <table:table-cell office:value-type="string">
            <text:p>1/1:99:20:0:107,60,0:1</text:p>
          </table:table-cell>
          <table:table-cell office:value-type="string">
            <text:p>1/1:99:19:0:107,57,0:1</text:p>
          </table:table-cell>
          <table:table-cell office:value-type="string">
            <text:p>1/1:99:20:0:110,60,0:1</text:p>
          </table:table-cell>
          <table:table-cell office:value-type="string">
            <text:p>1/1:99:16:0:79,48,0:1</text:p>
          </table:table-cell>
          <table:table-cell office:value-type="string">
            <text:p>.:.:.:.:.:.</text:p>
          </table:table-cell>
          <table:table-cell office:value-type="string">
            <text:p>./.:99:46:0:.,.,255:1</text:p>
          </table:table-cell>
          <table:table-cell office:value-type="string">
            <text:p>.:.:.:.:.:.</text:p>
          </table:table-cell>
          <table:table-cell office:value-type="string">
            <text:p>./.:99:13:0:.,.,94: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10661">
            <text:p>3010661</text:p>
          </table:table-cell>
          <table:table-cell office:value-type="string">
            <text:p>rs235822761</text:p>
          </table:table-cell>
          <table:table-cell office:value-type="string">
            <text:p>G</text:p>
          </table:table-cell>
          <table:table-cell office:value-type="string">
            <text:p>GGTTT</text:p>
          </table:table-cell>
          <table:table-cell office:value-type="float" office:value="69.7">
            <text:p>69.7</text:p>
          </table:table-cell>
          <table:table-cell office:value-type="string">
            <text:p>Qual;MinAB;GapWin</text:p>
          </table:table-cell>
          <table:table-cell office:value-type="string">
            <text:p>AC1=1;AC=16,2,6,2;AF1=1;AN=26;DP4=0,0,112,141;DP=578;INDEL;MQ=41;VDB=0.0399;OLD_MULTIALLELIC=1:3010661:GT/G/GGTTTT/GTT/GGTT;OLD_VARIANT=1:3010661:GT/GGTTTT</text:p>
          </table:table-cell>
          <table:table-cell office:value-type="string">
            <text:p>GT:GQ:DP:SP:PL:FI</text:p>
          </table:table-cell>
          <table:table-cell office:value-type="string">
            <text:p>./.:99:12:0:91,.,.:1</text:p>
          </table:table-cell>
          <table:table-cell office:value-type="string">
            <text:p>./.:99:28:0:109,.,.:1</text:p>
          </table:table-cell>
          <table:table-cell office:value-type="string">
            <text:p>./.:99:16:0:103,.,.:1</text:p>
          </table:table-cell>
          <table:table-cell office:value-type="string">
            <text:p>.:.:.:.:.:.</text:p>
          </table:table-cell>
          <table:table-cell office:value-type="string">
            <text:p>./.:99:28:0:112,.,.:1</text:p>
          </table:table-cell>
          <table:table-cell office:value-type="string">
            <text:p>.:.:.:.:.:.</text:p>
          </table:table-cell>
          <table:table-cell office:value-type="string">
            <text:p>./.:99:25:0:111,.,.:1</text:p>
          </table:table-cell>
          <table:table-cell office:value-type="string">
            <text:p>.:.:.:.:.:.</text:p>
          </table:table-cell>
          <table:table-cell office:value-type="string">
            <text:p>./.:48:2:0:.,.,.:0</text:p>
          </table:table-cell>
          <table:table-cell office:value-type="string">
            <text:p>./.:99:8:0:.,.,.:1</text:p>
          </table:table-cell>
          <table:table-cell office:value-type="string">
            <text:p>./.:99:20:0:107,.,.:1</text:p>
          </table:table-cell>
          <table:table-cell office:value-type="string">
            <text:p>./.:99:19:0:107,.,.:1</text:p>
          </table:table-cell>
          <table:table-cell office:value-type="string">
            <text:p>./.:99:20:0:110,.,.:1</text:p>
          </table:table-cell>
          <table:table-cell office:value-type="string">
            <text:p>./.:99:16:0:79,.,.:1</text:p>
          </table:table-cell>
          <table:table-cell office:value-type="string">
            <text:p>.:.:.:.:.:.</text:p>
          </table:table-cell>
          <table:table-cell office:value-type="string">
            <text:p>1/1:99:46:0:.,.,0:1</text:p>
          </table:table-cell>
          <table:table-cell office:value-type="string">
            <text:p>.:.:.:.:.:.</text:p>
          </table:table-cell>
          <table:table-cell office:value-type="string">
            <text:p>./.:99:13:0:.,.,.: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10661">
            <text:p>3010661</text:p>
          </table:table-cell>
          <table:table-cell office:value-type="string">
            <text:p>rs235822761</text:p>
          </table:table-cell>
          <table:table-cell office:value-type="string">
            <text:p>G</text:p>
          </table:table-cell>
          <table:table-cell office:value-type="string">
            <text:p>GT</text:p>
          </table:table-cell>
          <table:table-cell office:value-type="float" office:value="69.7">
            <text:p>69.7</text:p>
          </table:table-cell>
          <table:table-cell office:value-type="string">
            <text:p>Qual;MinAB;GapWin</text:p>
          </table:table-cell>
          <table:table-cell office:value-type="string">
            <text:p>AC1=1;AC=16,2,6,2;AF1=1;AN=26;DP4=0,0,112,141;DP=578;INDEL;MQ=41;VDB=0.0399;OLD_MULTIALLELIC=1:3010661:GT/G/GGTTTT/GTT/GGTT;OLD_VARIANT=1:3010661:GT/GTT</text:p>
          </table:table-cell>
          <table:table-cell office:value-type="string">
            <text:p>GT:GQ:DP:SP:PL:FI</text:p>
          </table:table-cell>
          <table:table-cell office:value-type="string">
            <text:p>./.:99:12:0:91,.,.:1</text:p>
          </table:table-cell>
          <table:table-cell office:value-type="string">
            <text:p>./.:99:28:0:109,.,.:1</text:p>
          </table:table-cell>
          <table:table-cell office:value-type="string">
            <text:p>./.:99:16:0:103,.,.:1</text:p>
          </table:table-cell>
          <table:table-cell office:value-type="string">
            <text:p>.:.:.:.:.:.</text:p>
          </table:table-cell>
          <table:table-cell office:value-type="string">
            <text:p>./.:99:28:0:112,.,.:1</text:p>
          </table:table-cell>
          <table:table-cell office:value-type="string">
            <text:p>.:.:.:.:.:.</text:p>
          </table:table-cell>
          <table:table-cell office:value-type="string">
            <text:p>1/1:99:25:0:111,72,0:1</text:p>
          </table:table-cell>
          <table:table-cell office:value-type="string">
            <text:p>.:.:.:.:.:.</text:p>
          </table:table-cell>
          <table:table-cell office:value-type="string">
            <text:p>./.:48:2:0:.,.,.:0</text:p>
          </table:table-cell>
          <table:table-cell office:value-type="string">
            <text:p>1/1:99:8:0:.,.,0:1</text:p>
          </table:table-cell>
          <table:table-cell office:value-type="string">
            <text:p>./.:99:20:0:107,.,.:1</text:p>
          </table:table-cell>
          <table:table-cell office:value-type="string">
            <text:p>./.:99:19:0:107,.,.:1</text:p>
          </table:table-cell>
          <table:table-cell office:value-type="string">
            <text:p>./.:99:20:0:110,.,.:1</text:p>
          </table:table-cell>
          <table:table-cell office:value-type="string">
            <text:p>./.:99:16:0:79,.,.:1</text:p>
          </table:table-cell>
          <table:table-cell office:value-type="string">
            <text:p>.:.:.:.:.:.</text:p>
          </table:table-cell>
          <table:table-cell office:value-type="string">
            <text:p>./.:99:46:0:.,.,.:1</text:p>
          </table:table-cell>
          <table:table-cell office:value-type="string">
            <text:p>.:.:.:.:.:.</text:p>
          </table:table-cell>
          <table:table-cell office:value-type="string">
            <text:p>1/1:99:13:0:.,.,0: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10661">
            <text:p>3010661</text:p>
          </table:table-cell>
          <table:table-cell office:value-type="string">
            <text:p>rs235822761</text:p>
          </table:table-cell>
          <table:table-cell office:value-type="string">
            <text:p>G</text:p>
          </table:table-cell>
          <table:table-cell office:value-type="string">
            <text:p>GGT</text:p>
          </table:table-cell>
          <table:table-cell office:value-type="float" office:value="69.7">
            <text:p>69.7</text:p>
          </table:table-cell>
          <table:table-cell office:value-type="string">
            <text:p>Qual;MinAB;GapWin</text:p>
          </table:table-cell>
          <table:table-cell office:value-type="string">
            <text:p>AC1=1;AC=16,2,6,2;AF1=1;AN=26;DP4=0,0,112,141;DP=578;INDEL;MQ=41;VDB=0.0399;OLD_MULTIALLELIC=1:3010661:GT/G/GGTTTT/GTT/GGTT;OLD_VARIANT=1:3010661:GT/GGTT</text:p>
          </table:table-cell>
          <table:table-cell office:value-type="string">
            <text:p>GT:GQ:DP:SP:PL:FI</text:p>
          </table:table-cell>
          <table:table-cell office:value-type="string">
            <text:p>./.:99:12:0:91,.,.:1</text:p>
          </table:table-cell>
          <table:table-cell office:value-type="string">
            <text:p>./.:99:28:0:109,.,.:1</text:p>
          </table:table-cell>
          <table:table-cell office:value-type="string">
            <text:p>./.:99:16:0:103,.,.:1</text:p>
          </table:table-cell>
          <table:table-cell office:value-type="string">
            <text:p>.:.:.:.:.:.</text:p>
          </table:table-cell>
          <table:table-cell office:value-type="string">
            <text:p>./.:99:28:0:112,.,.:1</text:p>
          </table:table-cell>
          <table:table-cell office:value-type="string">
            <text:p>.:.:.:.:.:.</text:p>
          </table:table-cell>
          <table:table-cell office:value-type="string">
            <text:p>./.:99:25:0:111,.,.:1</text:p>
          </table:table-cell>
          <table:table-cell office:value-type="string">
            <text:p>.:.:.:.:.:.</text:p>
          </table:table-cell>
          <table:table-cell office:value-type="string">
            <text:p>1/1:48:2:0:.,.,0:0</text:p>
          </table:table-cell>
          <table:table-cell office:value-type="string">
            <text:p>./.:99:8:0:.,.,.:1</text:p>
          </table:table-cell>
          <table:table-cell office:value-type="string">
            <text:p>./.:99:20:0:107,.,.:1</text:p>
          </table:table-cell>
          <table:table-cell office:value-type="string">
            <text:p>./.:99:19:0:107,.,.:1</text:p>
          </table:table-cell>
          <table:table-cell office:value-type="string">
            <text:p>./.:99:20:0:110,.,.:1</text:p>
          </table:table-cell>
          <table:table-cell office:value-type="string">
            <text:p>./.:99:16:0:79,.,.:1</text:p>
          </table:table-cell>
          <table:table-cell office:value-type="string">
            <text:p>.:.:.:.:.:.</text:p>
          </table:table-cell>
          <table:table-cell office:value-type="string">
            <text:p>./.:99:46:0:.,.,.:1</text:p>
          </table:table-cell>
          <table:table-cell office:value-type="string">
            <text:p>.:.:.:.:.:.</text:p>
          </table:table-cell>
          <table:table-cell office:value-type="string">
            <text:p>./.:99:13:0:.,.,.: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10666">
            <text:p>3010666</text:p>
          </table:table-cell>
          <table:table-cell office:value-type="float" office:value="0">
            <text:p>0</text:p>
          </table:table-cell>
          <table:table-cell office:value-type="string">
            <text:p>T</text:p>
          </table:table-cell>
          <table:table-cell office:value-type="string">
            <text:p>TTTGTTTGTTTGTTTG</text:p>
          </table:table-cell>
          <table:table-cell office:value-type="float" office:value="162.05">
            <text:p>162.05</text:p>
          </table:table-cell>
          <table:table-cell office:value-type="string">
            <text:p>PASS</text:p>
          </table:table-cell>
          <table:table-cell office:value-type="string">
            <text:p>AC1=1;AC=14,6;AF1=1;AN=20;DP4=0,0,195,239;DP=467;INDEL;MQ=36;VDB=0.038;OLD_MULTIALLELIC=1:3010666:T/TTTGTTTGTTTGTTTG/TTTTTGTTTG</text:p>
          </table:table-cell>
          <table:table-cell office:value-type="string">
            <text:p>GT:GQ:DP:SP:PL:FI</text:p>
          </table:table-cell>
          <table:table-cell office:value-type="string">
            <text:p>1/1:99:27:0:255,81,0:1</text:p>
          </table:table-cell>
          <table:table-cell office:value-type="string">
            <text:p>1/1:99:46:0:255,138,0:1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1:99:43:0:255,221,125:1</text:p>
          </table:table-cell>
          <table:table-cell office:value-type="string">
            <text:p>.:.:.:.:.:.</text:p>
          </table:table-cell>
          <table:table-cell office:value-type="string">
            <text:p>./.:99:57:0:255,.,.:1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/.:99:42:0:255,.,.:1</text:p>
          </table:table-cell>
          <table:table-cell office:value-type="string">
            <text:p>1/1:94:52:0:255,255,189:1</text:p>
          </table:table-cell>
          <table:table-cell office:value-type="string">
            <text:p>1/1:99:49:0:255,255,173:1</text:p>
          </table:table-cell>
          <table:table-cell office:value-type="string">
            <text:p>1/1:99:49:0:255,148,0:1</text:p>
          </table:table-cell>
          <table:table-cell office:value-type="string">
            <text:p>1/1:99:31:0:255,139,64:1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/.:99:38:0:255,.,.: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10666">
            <text:p>3010666</text:p>
          </table:table-cell>
          <table:table-cell office:value-type="float" office:value="0">
            <text:p>0</text:p>
          </table:table-cell>
          <table:table-cell office:value-type="string">
            <text:p>T</text:p>
          </table:table-cell>
          <table:table-cell office:value-type="string">
            <text:p>TTTTTGTTTG</text:p>
          </table:table-cell>
          <table:table-cell office:value-type="float" office:value="162.05">
            <text:p>162.05</text:p>
          </table:table-cell>
          <table:table-cell office:value-type="string">
            <text:p>PASS</text:p>
          </table:table-cell>
          <table:table-cell office:value-type="string">
            <text:p>AC1=1;AC=14,6;AF1=1;AN=20;DP4=0,0,195,239;DP=467;INDEL;MQ=36;VDB=0.038;OLD_MULTIALLELIC=1:3010666:T/TTTGTTTGTTTGTTTG/TTTTTGTTTG</text:p>
          </table:table-cell>
          <table:table-cell office:value-type="string">
            <text:p>GT:GQ:DP:SP:PL:FI</text:p>
          </table:table-cell>
          <table:table-cell office:value-type="string">
            <text:p>./.:99:27:0:255,.,.:1</text:p>
          </table:table-cell>
          <table:table-cell office:value-type="string">
            <text:p>./.:99:46:0:255,.,.:1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/.:99:43:0:255,.,.:1</text:p>
          </table:table-cell>
          <table:table-cell office:value-type="string">
            <text:p>.:.:.:.:.:.</text:p>
          </table:table-cell>
          <table:table-cell office:value-type="string">
            <text:p>1/1:99:57:0:255,166,0:1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1:99:42:0:255,117,0:1</text:p>
          </table:table-cell>
          <table:table-cell office:value-type="string">
            <text:p>./.:94:52:0:255,.,.:1</text:p>
          </table:table-cell>
          <table:table-cell office:value-type="string">
            <text:p>./.:99:49:0:255,.,.:1</text:p>
          </table:table-cell>
          <table:table-cell office:value-type="string">
            <text:p>./.:99:49:0:255,.,.:1</text:p>
          </table:table-cell>
          <table:table-cell office:value-type="string">
            <text:p>./.:99:31:0:255,.,.:1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1:99:38:0:255,114,0: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10682">
            <text:p>3010682</text:p>
          </table:table-cell>
          <table:table-cell office:value-type="float" office:value="0">
            <text:p>0</text:p>
          </table:table-cell>
          <table:table-cell office:value-type="string">
            <text:p>G</text:p>
          </table:table-cell>
          <table:table-cell office:value-type="string">
            <text:p>GT</text:p>
          </table:table-cell>
          <table:table-cell office:value-type="float" office:value="49.69">
            <text:p>49.69</text:p>
          </table:table-cell>
          <table:table-cell office:value-type="string">
            <text:p>Qual</text:p>
          </table:table-cell>
          <table:table-cell office:value-type="string">
            <text:p>AC1=1;AC=2,2;AF1=0.5;AN=4;DP4=7,3,17,13;DP=71;INDEL;MDV=24;MQ=45;MSD=25;PV0=0.68;PV1=0.061;PV2=3.3e-11;PV3=1;PV4=0.68,0.061,3.3e-11,1;QD=0.0479;SB=0.6667;VDB=0.0404;OLD_MULTIALLELIC=1:3010682:G/GT/GTTTGTTTT</text:p>
          </table:table-cell>
          <table:table-cell office:value-type="string">
            <text:p>GT:GQ:DP:SP:PL:FI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/.:24:25:2:188,.,.:0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1:99:15:0:136,45,0:1</text:p>
          </table:table-cell>
          <table:table-cell office:value-type="string">
            <text:p>.:.:.:.:.: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10682">
            <text:p>3010682</text:p>
          </table:table-cell>
          <table:table-cell office:value-type="float" office:value="0">
            <text:p>0</text:p>
          </table:table-cell>
          <table:table-cell office:value-type="string">
            <text:p>G</text:p>
          </table:table-cell>
          <table:table-cell office:value-type="string">
            <text:p>GTTTGTTTT</text:p>
          </table:table-cell>
          <table:table-cell office:value-type="float" office:value="49.69">
            <text:p>49.69</text:p>
          </table:table-cell>
          <table:table-cell office:value-type="string">
            <text:p>Qual</text:p>
          </table:table-cell>
          <table:table-cell office:value-type="string">
            <text:p>AC1=1;AC=2,2;AF1=0.5;AN=4;DP4=7,3,17,13;DP=71;INDEL;MDV=24;MQ=45;MSD=25;PV0=0.68;PV1=0.061;PV2=3.3e-11;PV3=1;PV4=0.68,0.061,3.3e-11,1;QD=0.0479;SB=0.6667;VDB=0.0404;OLD_MULTIALLELIC=1:3010682:G/GT/GTTTGTTTT</text:p>
          </table:table-cell>
          <table:table-cell office:value-type="string">
            <text:p>GT:GQ:DP:SP:PL:FI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1:24:25:2:188,0,157:0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/.:99:15:0:136,.,.:1</text:p>
          </table:table-cell>
          <table:table-cell office:value-type="string">
            <text:p>.:.:.:.:.: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10818">
            <text:p>3010818</text:p>
          </table:table-cell>
          <table:table-cell office:value-type="float" office:value="0">
            <text:p>0</text:p>
          </table:table-cell>
          <table:table-cell office:value-type="string">
            <text:p>TGCG</text:p>
          </table:table-cell>
          <table:table-cell office:value-type="string">
            <text:p>T</text:p>
          </table:table-cell>
          <table:table-cell office:value-type="float" office:value="217">
            <text:p>217</text:p>
          </table:table-cell>
          <table:table-cell office:value-type="string">
            <text:p>PASS</text:p>
          </table:table-cell>
          <table:table-cell office:value-type="string">
            <text:p>AC1=1;AC=2;AF1=1;AN=2;DP4=1,0,13,14;DP=34;INDEL;MDV=99;MQ=49;MSD=28;PV0=1;PV1=1;PV2=0.2;PV3=1;PV4=1,1,0.2,1;QD=0.0077;SB=0.7;VDB=0.0355</text:p>
          </table:table-cell>
          <table:table-cell office:value-type="string">
            <text:p>GT:GQ:DP:SP:PL:FI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1:99:28:0:255,55,0: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10819">
            <text:p>3010819</text:p>
          </table:table-cell>
          <table:table-cell office:value-type="string">
            <text:p>rs213402789</text:p>
          </table:table-cell>
          <table:table-cell office:value-type="string">
            <text:p>G</text:p>
          </table:table-cell>
          <table:table-cell office:value-type="string">
            <text:p>GCC</text:p>
          </table:table-cell>
          <table:table-cell office:value-type="float" office:value="205.33">
            <text:p>205.33</text:p>
          </table:table-cell>
          <table:table-cell office:value-type="string">
            <text:p>PASS</text:p>
          </table:table-cell>
          <table:table-cell office:value-type="string">
            <text:p>AC1=1;AC=6;AF1=1;AN=6;DP4=0,0,47,42;DP=111;INDEL;MQ=49;VDB=0.0402</text:p>
          </table:table-cell>
          <table:table-cell office:value-type="string">
            <text:p>GT:GQ:DP:SP:PL:FI</text:p>
          </table:table-cell>
          <table:table-cell office:value-type="string">
            <text:p>1/1:99:14:0:235,42,0:1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1:99:42:0:240,126,0:1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1:99:33:0:255,99,0:1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10820">
            <text:p>3010820</text:p>
          </table:table-cell>
          <table:table-cell office:value-type="string">
            <text:p>rs262198177</text:p>
          </table:table-cell>
          <table:table-cell office:value-type="string">
            <text:p>C</text:p>
          </table:table-cell>
          <table:table-cell office:value-type="string">
            <text:p>CCA</text:p>
          </table:table-cell>
          <table:table-cell office:value-type="float" office:value="89.77">
            <text:p>89.77</text:p>
          </table:table-cell>
          <table:table-cell office:value-type="string">
            <text:p>Qual;MinAB;GapWin;Het</text:p>
          </table:table-cell>
          <table:table-cell office:value-type="string">
            <text:p>AC1=1;AC=16,2,2,1,1;AF1=1;AN=22;DP4=0,0,191,151;DP=407;INDEL;MQ=51;VDB=0.0382;OLD_MULTIALLELIC=1:3010820:CGGG/CCAGGG/CG/C/CGGGGGG/CGGGGG;OLD_VARIANT=1:3010820:CGGG/CCAGGG</text:p>
          </table:table-cell>
          <table:table-cell office:value-type="string">
            <text:p>GT:GQ:DP:SP:PL:FI</text:p>
          </table:table-cell>
          <table:table-cell office:value-type="string">
            <text:p>1/1:99:19:0:.,.,0:0</text:p>
          </table:table-cell>
          <table:table-cell office:value-type="string">
            <text:p>1/1:99:40:0:.,.,0:1</text:p>
          </table:table-cell>
          <table:table-cell office:value-type="string">
            <text:p>1/1:90:7:0:.,.,0:1</text:p>
          </table:table-cell>
          <table:table-cell office:value-type="string">
            <text:p>.:.:.:.:.:.</text:p>
          </table:table-cell>
          <table:table-cell office:value-type="string">
            <text:p>1/1:99:45:0:.,.,0:0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/.:99:30:0:230,.,.:1</text:p>
          </table:table-cell>
          <table:table-cell office:value-type="string">
            <text:p>.:.:.:.:.:.</text:p>
          </table:table-cell>
          <table:table-cell office:value-type="string">
            <text:p>1/1:99:40:0:.,.,0:0</text:p>
          </table:table-cell>
          <table:table-cell office:value-type="string">
            <text:p>1/1:99:56:0:.,.,0:1</text:p>
          </table:table-cell>
          <table:table-cell office:value-type="string">
            <text:p>1/1:99:35:0:.,.,0:1</text:p>
          </table:table-cell>
          <table:table-cell office:value-type="string">
            <text:p>1/1:99:45:0:.,.,0:1</text:p>
          </table:table-cell>
          <table:table-cell office:value-type="string">
            <text:p>./.:32:4:0:.,.,.:0</text:p>
          </table:table-cell>
          <table:table-cell office:value-type="string">
            <text:p>./.:99:21:0:124,.,.:1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10820">
            <text:p>3010820</text:p>
          </table:table-cell>
          <table:table-cell office:value-type="string">
            <text:p>rs262198177</text:p>
          </table:table-cell>
          <table:table-cell office:value-type="string">
            <text:p>CGG</text:p>
          </table:table-cell>
          <table:table-cell office:value-type="string">
            <text:p>C</text:p>
          </table:table-cell>
          <table:table-cell office:value-type="float" office:value="89.77">
            <text:p>89.77</text:p>
          </table:table-cell>
          <table:table-cell office:value-type="string">
            <text:p>Qual;MinAB;GapWin;Het</text:p>
          </table:table-cell>
          <table:table-cell office:value-type="string">
            <text:p>AC1=1;AC=16,2,2,1,1;AF1=1;AN=22;DP4=0,0,191,151;DP=407;INDEL;MQ=51;VDB=0.0382;OLD_MULTIALLELIC=1:3010820:CGGG/CCAGGG/CG/C/CGGGGGG/CGGGGG;OLD_VARIANT=1:3010820:CGGG/CG</text:p>
          </table:table-cell>
          <table:table-cell office:value-type="string">
            <text:p>GT:GQ:DP:SP:PL:FI</text:p>
          </table:table-cell>
          <table:table-cell office:value-type="string">
            <text:p>./.:99:19:0:.,.,.:0</text:p>
          </table:table-cell>
          <table:table-cell office:value-type="string">
            <text:p>./.:99:40:0:.,.,.:1</text:p>
          </table:table-cell>
          <table:table-cell office:value-type="string">
            <text:p>./.:90:7:0:.,.,.:1</text:p>
          </table:table-cell>
          <table:table-cell office:value-type="string">
            <text:p>.:.:.:.:.:.</text:p>
          </table:table-cell>
          <table:table-cell office:value-type="string">
            <text:p>./.:99:45:0:.,.,.:0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/.:99:30:0:230,.,.:1</text:p>
          </table:table-cell>
          <table:table-cell office:value-type="string">
            <text:p>.:.:.:.:.:.</text:p>
          </table:table-cell>
          <table:table-cell office:value-type="string">
            <text:p>./.:99:40:0:.,.,.:0</text:p>
          </table:table-cell>
          <table:table-cell office:value-type="string">
            <text:p>./.:99:56:0:.,.,.:1</text:p>
          </table:table-cell>
          <table:table-cell office:value-type="string">
            <text:p>./.:99:35:0:.,.,.:1</text:p>
          </table:table-cell>
          <table:table-cell office:value-type="string">
            <text:p>./.:99:45:0:.,.,.:1</text:p>
          </table:table-cell>
          <table:table-cell office:value-type="string">
            <text:p>./.:32:4:0:.,.,.:0</text:p>
          </table:table-cell>
          <table:table-cell office:value-type="string">
            <text:p>1/1:99:21:0:124,60,0:1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10820">
            <text:p>3010820</text:p>
          </table:table-cell>
          <table:table-cell office:value-type="string">
            <text:p>rs262198177</text:p>
          </table:table-cell>
          <table:table-cell office:value-type="string">
            <text:p>CGGG</text:p>
          </table:table-cell>
          <table:table-cell office:value-type="string">
            <text:p>C</text:p>
          </table:table-cell>
          <table:table-cell office:value-type="float" office:value="89.77">
            <text:p>89.77</text:p>
          </table:table-cell>
          <table:table-cell office:value-type="string">
            <text:p>Qual;MinAB;GapWin;Het</text:p>
          </table:table-cell>
          <table:table-cell office:value-type="string">
            <text:p>AC1=1;AC=16,2,2,1,1;AF1=1;AN=22;DP4=0,0,191,151;DP=407;INDEL;MQ=51;VDB=0.0382;OLD_MULTIALLELIC=1:3010820:CGGG/CCAGGG/CG/C/CGGGGGG/CGGGGG</text:p>
          </table:table-cell>
          <table:table-cell office:value-type="string">
            <text:p>GT:GQ:DP:SP:PL:FI</text:p>
          </table:table-cell>
          <table:table-cell office:value-type="string">
            <text:p>./.:99:19:0:.,.,99:0</text:p>
          </table:table-cell>
          <table:table-cell office:value-type="string">
            <text:p>./.:99:40:0:.,.,152:1</text:p>
          </table:table-cell>
          <table:table-cell office:value-type="string">
            <text:p>./.:90:7:0:.,.,64:1</text:p>
          </table:table-cell>
          <table:table-cell office:value-type="string">
            <text:p>.:.:.:.:.:.</text:p>
          </table:table-cell>
          <table:table-cell office:value-type="string">
            <text:p>./.:99:45:0:.,.,144:0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1:99:30:0:230,90,0:1</text:p>
          </table:table-cell>
          <table:table-cell office:value-type="string">
            <text:p>.:.:.:.:.:.</text:p>
          </table:table-cell>
          <table:table-cell office:value-type="string">
            <text:p>./.:99:40:0:.,.,142:0</text:p>
          </table:table-cell>
          <table:table-cell office:value-type="string">
            <text:p>./.:99:56:0:.,.,119:1</text:p>
          </table:table-cell>
          <table:table-cell office:value-type="string">
            <text:p>./.:99:35:0:.,.,154:1</text:p>
          </table:table-cell>
          <table:table-cell office:value-type="string">
            <text:p>./.:99:45:0:.,.,135:1</text:p>
          </table:table-cell>
          <table:table-cell office:value-type="string">
            <text:p>./.:32:4:0:.,.,57:0</text:p>
          </table:table-cell>
          <table:table-cell office:value-type="string">
            <text:p>./.:99:21:0:124,124,121:1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10820">
            <text:p>3010820</text:p>
          </table:table-cell>
          <table:table-cell office:value-type="string">
            <text:p>rs262198177</text:p>
          </table:table-cell>
          <table:table-cell office:value-type="string">
            <text:p>C</text:p>
          </table:table-cell>
          <table:table-cell office:value-type="string">
            <text:p>CGGG</text:p>
          </table:table-cell>
          <table:table-cell office:value-type="float" office:value="89.77">
            <text:p>89.77</text:p>
          </table:table-cell>
          <table:table-cell office:value-type="string">
            <text:p>Qual;MinAB;GapWin;Het</text:p>
          </table:table-cell>
          <table:table-cell office:value-type="string">
            <text:p>AC1=1;AC=16,2,2,1,1;AF1=1;AN=22;DP4=0,0,191,151;DP=407;INDEL;MQ=51;VDB=0.0382;OLD_MULTIALLELIC=1:3010820:CGGG/CCAGGG/CG/C/CGGGGGG/CGGGGG;OLD_VARIANT=1:3010820:CGGG/CGGGGGG</text:p>
          </table:table-cell>
          <table:table-cell office:value-type="string">
            <text:p>GT:GQ:DP:SP:PL:FI</text:p>
          </table:table-cell>
          <table:table-cell office:value-type="string">
            <text:p>./.:99:19:0:.,.,.:0</text:p>
          </table:table-cell>
          <table:table-cell office:value-type="string">
            <text:p>./.:99:40:0:.,.,.:1</text:p>
          </table:table-cell>
          <table:table-cell office:value-type="string">
            <text:p>./.:90:7:0:.,.,.:1</text:p>
          </table:table-cell>
          <table:table-cell office:value-type="string">
            <text:p>.:.:.:.:.:.</text:p>
          </table:table-cell>
          <table:table-cell office:value-type="string">
            <text:p>./.:99:45:0:.,.,.:0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/.:99:30:0:230,.,.:1</text:p>
          </table:table-cell>
          <table:table-cell office:value-type="string">
            <text:p>.:.:.:.:.:.</text:p>
          </table:table-cell>
          <table:table-cell office:value-type="string">
            <text:p>./.:99:40:0:.,.,.:0</text:p>
          </table:table-cell>
          <table:table-cell office:value-type="string">
            <text:p>./.:99:56:0:.,.,.:1</text:p>
          </table:table-cell>
          <table:table-cell office:value-type="string">
            <text:p>./.:99:35:0:.,.,.:1</text:p>
          </table:table-cell>
          <table:table-cell office:value-type="string">
            <text:p>./.:99:45:0:.,.,.:1</text:p>
          </table:table-cell>
          <table:table-cell office:value-type="string">
            <text:p>1/.:32:4:0:.,.,22:0</text:p>
          </table:table-cell>
          <table:table-cell office:value-type="string">
            <text:p>./.:99:21:0:124,.,.:1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10820">
            <text:p>3010820</text:p>
          </table:table-cell>
          <table:table-cell office:value-type="string">
            <text:p>rs262198177</text:p>
          </table:table-cell>
          <table:table-cell office:value-type="string">
            <text:p>C</text:p>
          </table:table-cell>
          <table:table-cell office:value-type="string">
            <text:p>CGG</text:p>
          </table:table-cell>
          <table:table-cell office:value-type="float" office:value="89.77">
            <text:p>89.77</text:p>
          </table:table-cell>
          <table:table-cell office:value-type="string">
            <text:p>Qual;MinAB;GapWin;Het</text:p>
          </table:table-cell>
          <table:table-cell office:value-type="string">
            <text:p>AC1=1;AC=16,2,2,1,1;AF1=1;AN=22;DP4=0,0,191,151;DP=407;INDEL;MQ=51;VDB=0.0382;OLD_MULTIALLELIC=1:3010820:CGGG/CCAGGG/CG/C/CGGGGGG/CGGGGG;OLD_VARIANT=1:3010820:CGGG/CGGGGG</text:p>
          </table:table-cell>
          <table:table-cell office:value-type="string">
            <text:p>GT:GQ:DP:SP:PL:FI</text:p>
          </table:table-cell>
          <table:table-cell office:value-type="string">
            <text:p>./.:99:19:0:.,.,.:0</text:p>
          </table:table-cell>
          <table:table-cell office:value-type="string">
            <text:p>./.:99:40:0:.,.,.:1</text:p>
          </table:table-cell>
          <table:table-cell office:value-type="string">
            <text:p>./.:90:7:0:.,.,.:1</text:p>
          </table:table-cell>
          <table:table-cell office:value-type="string">
            <text:p>.:.:.:.:.:.</text:p>
          </table:table-cell>
          <table:table-cell office:value-type="string">
            <text:p>./.:99:45:0:.,.,.:0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/.:99:30:0:230,.,.:1</text:p>
          </table:table-cell>
          <table:table-cell office:value-type="string">
            <text:p>.:.:.:.:.:.</text:p>
          </table:table-cell>
          <table:table-cell office:value-type="string">
            <text:p>./.:99:40:0:.,.,.:0</text:p>
          </table:table-cell>
          <table:table-cell office:value-type="string">
            <text:p>./.:99:56:0:.,.,.:1</text:p>
          </table:table-cell>
          <table:table-cell office:value-type="string">
            <text:p>./.:99:35:0:.,.,.:1</text:p>
          </table:table-cell>
          <table:table-cell office:value-type="string">
            <text:p>./.:99:45:0:.,.,.:1</text:p>
          </table:table-cell>
          <table:table-cell office:value-type="string">
            <text:p>./1:32:4:0:.,.,30:0</text:p>
          </table:table-cell>
          <table:table-cell office:value-type="string">
            <text:p>./.:99:21:0:124,.,.:1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10831">
            <text:p>3010831</text:p>
          </table:table-cell>
          <table:table-cell office:value-type="string">
            <text:p>rs237597505</text:p>
          </table:table-cell>
          <table:table-cell office:value-type="string">
            <text:p>GGGA</text:p>
          </table:table-cell>
          <table:table-cell office:value-type="string">
            <text:p>G</text:p>
          </table:table-cell>
          <table:table-cell office:value-type="float" office:value="147.5">
            <text:p>147.5</text:p>
          </table:table-cell>
          <table:table-cell office:value-type="string">
            <text:p>PASS</text:p>
          </table:table-cell>
          <table:table-cell office:value-type="string">
            <text:p>AC1=1;AC=4;AF1=1;AN=4;DP4=2,0,30,18;DP=69;INDEL;MDV=99;MQ=37;MSD=24;PV0=0.49;PV1=0.36;PV2=0.11;PV3=1;PV4=0.49,0.36,0.11,1;QD=0.007;SB=0.7051;VDB=0.0388</text:p>
          </table:table-cell>
          <table:table-cell office:value-type="string">
            <text:p>GT:GQ:DP:SP:PL:FI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1:99:26:0:204,78,0:1</text:p>
          </table:table-cell>
          <table:table-cell office:value-type="string">
            <text:p>1/1:99:24:3:167,28,0: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11200">
            <text:p>3011200</text:p>
          </table:table-cell>
          <table:table-cell office:value-type="string">
            <text:p>rs251062070</text:p>
          </table:table-cell>
          <table:table-cell office:value-type="string">
            <text:p>GGT</text:p>
          </table:table-cell>
          <table:table-cell office:value-type="string">
            <text:p>G</text:p>
          </table:table-cell>
          <table:table-cell office:value-type="float" office:value="217">
            <text:p>217</text:p>
          </table:table-cell>
          <table:table-cell office:value-type="string">
            <text:p>PASS</text:p>
          </table:table-cell>
          <table:table-cell office:value-type="string">
            <text:p>AC1=1;AC=4;AF1=1;AN=4;DP4=0,0,42,49;DP=92;INDEL;MQ=52;VDB=0.0355</text:p>
          </table:table-cell>
          <table:table-cell office:value-type="string">
            <text:p>GT:GQ:DP:SP:PL:FI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1:99:44:0:255,132,0:1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1:99:47:0:255,141,0:1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11201">
            <text:p>3011201</text:p>
          </table:table-cell>
          <table:table-cell office:value-type="float" office:value="0">
            <text:p>0</text:p>
          </table:table-cell>
          <table:table-cell office:value-type="string">
            <text:p>G</text:p>
          </table:table-cell>
          <table:table-cell office:value-type="string">
            <text:p>GT</text:p>
          </table:table-cell>
          <table:table-cell office:value-type="float" office:value="41.21">
            <text:p>41.21</text:p>
          </table:table-cell>
          <table:table-cell office:value-type="string">
            <text:p>Qual</text:p>
          </table:table-cell>
          <table:table-cell office:value-type="string">
            <text:p>AC1=1;AC=22;AF1=1;AN=22;DP4=4,4,201,179;DP=477;INDEL;MDV=99;MQ=58;MSD=30;PV0=1;PV1=1;PV2=0.28;PV3=1;PV4=1,1,0.28,1;QD=0.0209;SB=0.254;VDB=0.038</text:p>
          </table:table-cell>
          <table:table-cell office:value-type="string">
            <text:p>GT:GQ:DP:SP:PL:FI</text:p>
          </table:table-cell>
          <table:table-cell office:value-type="string">
            <text:p>1/1:99:30:0:83,52,0:1</text:p>
          </table:table-cell>
          <table:table-cell office:value-type="string">
            <text:p>1/1:99:47:0:82,141,0:1</text:p>
          </table:table-cell>
          <table:table-cell office:value-type="string">
            <text:p>1/1:34:4:0:36,12,0:0</text:p>
          </table:table-cell>
          <table:table-cell office:value-type="string">
            <text:p>.:.:.:.:.:.</text:p>
          </table:table-cell>
          <table:table-cell office:value-type="string">
            <text:p>1/1:99:33:0:101,99,0:1</text:p>
          </table:table-cell>
          <table:table-cell office:value-type="string">
            <text:p>.:.:.:.:.:.</text:p>
          </table:table-cell>
          <table:table-cell office:value-type="string">
            <text:p>1/1:99:46:0:82,135,0:1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1:99:27:0:70,55,0:1</text:p>
          </table:table-cell>
          <table:table-cell office:value-type="string">
            <text:p>1/1:99:43:0:78,126,0:1</text:p>
          </table:table-cell>
          <table:table-cell office:value-type="string">
            <text:p>1/1:99:39:0:72,101,0:1</text:p>
          </table:table-cell>
          <table:table-cell office:value-type="string">
            <text:p>1/1:99:38:0:86,114,0:1</text:p>
          </table:table-cell>
          <table:table-cell office:value-type="string">
            <text:p>1/1:99:41:0:98,107,0:1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.:.:.:.:.:.</text:p>
          </table:table-cell>
          <table:table-cell office:value-type="string">
            <text:p>1/1:99:40:0:74,104,0:1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19/06/2017</text:date>, <text:time>16:5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6:36:56</meta:creation-date>
    <dc:date>2017-06-19T16:55:01</dc:date>
    <meta:editing-duration>PT18M5S</meta:editing-duration>
    <meta:editing-cycles>2</meta:editing-cycles>
    <meta:generator>OpenOffice/4.1.3$Unix OpenOffice.org_project/413m1$Build-9783</meta:generator>
    <meta:document-statistic meta:table-count="3" meta:cell-count="3321" meta:object-count="0"/>
  </office:meta>
</office:document-meta>
</file>